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EB Garamond 08" svg:font-family="'EB Garamond 08'"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EB Garamond 08" fo:font-weight="bold" officeooo:paragraph-rsid="000cb8b6" style:font-weight-asian="bold" style:font-weight-complex="bold"/>
    </style:style>
    <style:style style:name="P2" style:family="paragraph" style:parent-style-name="Standard">
      <style:text-properties style:font-name="EB Garamond 08" fo:font-weight="bold" officeooo:paragraph-rsid="0013fbea" style:font-weight-asian="bold" style:font-weight-complex="bold"/>
    </style:style>
    <style:style style:name="P3" style:family="paragraph" style:parent-style-name="Standard">
      <style:text-properties officeooo:paragraph-rsid="0013fbea"/>
    </style:style>
    <style:style style:name="P4" style:family="paragraph" style:parent-style-name="Standard">
      <style:text-properties officeooo:paragraph-rsid="002d6168"/>
    </style:style>
    <style:style style:name="P5" style:family="paragraph" style:parent-style-name="Standard">
      <style:text-properties officeooo:paragraph-rsid="00407d28"/>
    </style:style>
    <style:style style:name="P6" style:family="paragraph" style:parent-style-name="Standard">
      <style:text-properties officeooo:paragraph-rsid="0077d26e"/>
    </style:style>
    <style:style style:name="P7" style:family="paragraph" style:parent-style-name="Standard">
      <style:text-properties officeooo:paragraph-rsid="008de781"/>
    </style:style>
    <style:style style:name="P8" style:family="paragraph" style:parent-style-name="Standard">
      <style:text-properties style:font-name="Georgia"/>
    </style:style>
    <style:style style:name="P9" style:family="paragraph" style:parent-style-name="Standard">
      <style:text-properties style:font-name="Georgia" officeooo:rsid="001340f4" officeooo:paragraph-rsid="001340f4"/>
    </style:style>
    <style:style style:name="P10" style:family="paragraph" style:parent-style-name="Standard">
      <style:text-properties style:font-name="Georgia" officeooo:paragraph-rsid="001340f4"/>
    </style:style>
    <style:style style:name="P11" style:family="paragraph" style:parent-style-name="Standard">
      <style:text-properties style:font-name="Georgia" fo:font-size="20pt" fo:font-weight="bold" style:font-size-asian="20pt" style:font-weight-asian="bold" style:font-size-complex="20pt" style:font-weight-complex="bold"/>
    </style:style>
    <style:style style:name="P12" style:family="paragraph" style:parent-style-name="Standard">
      <style:text-properties style:font-name="Georgia" fo:font-size="20pt" fo:font-weight="bold" officeooo:rsid="00409654" officeooo:paragraph-rsid="00409654" style:font-weight-asian="bold" style:font-weight-complex="bold"/>
    </style:style>
    <style:style style:name="P13" style:family="paragraph" style:parent-style-name="Standard">
      <style:text-properties style:font-name="Georgia" fo:font-weight="bold" style:font-weight-asian="bold" style:font-weight-complex="bold"/>
    </style:style>
    <style:style style:name="P14" style:family="paragraph" style:parent-style-name="Standard">
      <style:text-properties style:font-name="Georgia" fo:font-weight="bold" officeooo:paragraph-rsid="0018404d" style:font-weight-asian="bold" style:font-weight-complex="bold"/>
    </style:style>
    <style:style style:name="P15" style:family="paragraph" style:parent-style-name="Standard">
      <style:text-properties style:font-name="Georgia" fo:font-weight="bold" officeooo:paragraph-rsid="0013fbea" style:font-weight-asian="bold" style:font-weight-complex="bold"/>
    </style:style>
    <style:style style:name="P16" style:family="paragraph" style:parent-style-name="Standard">
      <style:text-properties style:font-name="Georgia" fo:font-weight="bold" officeooo:paragraph-rsid="005beb75" style:font-weight-asian="bold" style:font-weight-complex="bold"/>
    </style:style>
    <style:style style:name="P17" style:family="paragraph" style:parent-style-name="Standard">
      <style:text-properties style:font-name="Georgia" fo:font-weight="bold" officeooo:paragraph-rsid="000cb8b6" style:font-weight-asian="bold" style:font-weight-complex="bold"/>
    </style:style>
    <style:style style:name="P18" style:family="paragraph" style:parent-style-name="Standard">
      <style:text-properties style:font-name="Georgia" fo:font-weight="bold" officeooo:paragraph-rsid="008e6ca0" style:font-weight-asian="bold" style:font-weight-complex="bold"/>
    </style:style>
    <style:style style:name="P19" style:family="paragraph" style:parent-style-name="Standard">
      <style:text-properties style:font-name="Georgia" fo:font-weight="bold" officeooo:paragraph-rsid="008f396d" style:font-weight-asian="bold" style:font-weight-complex="bold"/>
    </style:style>
    <style:style style:name="P20" style:family="paragraph" style:parent-style-name="Standard">
      <style:text-properties style:font-name="Georgia" fo:font-weight="bold" officeooo:paragraph-rsid="008feff1" style:font-weight-asian="bold" style:font-weight-complex="bold"/>
    </style:style>
    <style:style style:name="P21" style:family="paragraph" style:parent-style-name="Standard">
      <style:text-properties style:font-name="Georgia" fo:font-weight="bold" officeooo:paragraph-rsid="008ff48b" style:font-weight-asian="bold" style:font-weight-complex="bold"/>
    </style:style>
    <style:style style:name="P22" style:family="paragraph" style:parent-style-name="Standard">
      <style:text-properties style:font-name="Georgia" fo:font-weight="bold" officeooo:paragraph-rsid="00907121" style:font-weight-asian="bold" style:font-weight-complex="bold"/>
    </style:style>
    <style:style style:name="P23" style:family="paragraph" style:parent-style-name="Standard">
      <style:text-properties style:font-name="Georgia" fo:font-weight="bold" officeooo:paragraph-rsid="00972b01" style:font-weight-asian="bold" style:font-weight-complex="bold"/>
    </style:style>
    <style:style style:name="P24" style:family="paragraph" style:parent-style-name="Standard">
      <style:text-properties style:font-name="Georgia" officeooo:paragraph-rsid="004898f4"/>
    </style:style>
    <style:style style:name="P25" style:family="paragraph" style:parent-style-name="Standard">
      <style:text-properties style:font-name="Georgia" fo:font-size="12pt" fo:font-weight="bold" officeooo:rsid="00409654" officeooo:paragraph-rsid="00409654" style:font-weight-asian="bold" style:font-weight-complex="bold"/>
    </style:style>
    <style:style style:name="P26" style:family="paragraph" style:parent-style-name="Standard">
      <style:text-properties style:font-name="Georgia" fo:font-weight="normal" officeooo:rsid="00edffa6" officeooo:paragraph-rsid="008e6ca0" style:font-weight-asian="normal" style:font-weight-complex="normal"/>
    </style:style>
    <style:style style:name="P27" style:family="paragraph" style:parent-style-name="Standard">
      <style:text-properties style:font-name="Georgia" fo:font-weight="normal" officeooo:rsid="00ec1942" officeooo:paragraph-rsid="008f396d" style:font-weight-asian="normal" style:font-weight-complex="normal"/>
    </style:style>
    <style:style style:name="P28" style:family="paragraph" style:parent-style-name="Standard">
      <style:text-properties officeooo:paragraph-rsid="008feff1"/>
    </style:style>
    <style:style style:name="P29" style:family="paragraph" style:parent-style-name="Standard">
      <style:text-properties officeooo:paragraph-rsid="008ff48b"/>
    </style:style>
    <style:style style:name="P30" style:family="paragraph" style:parent-style-name="Standard">
      <style:text-properties officeooo:paragraph-rsid="00907121"/>
    </style:style>
    <style:style style:name="P31" style:family="paragraph" style:parent-style-name="Standard">
      <style:text-properties officeooo:paragraph-rsid="009fd369"/>
    </style:style>
    <style:style style:name="P32" style:family="paragraph" style:parent-style-name="Standard">
      <style:text-properties officeooo:paragraph-rsid="00af9ae3"/>
    </style:style>
    <style:style style:name="P33" style:family="paragraph" style:parent-style-name="Standard">
      <style:paragraph-properties fo:margin-left="0.2917in" fo:margin-right="0in" fo:text-indent="0in" style:auto-text-indent="false">
        <style:tab-stops/>
      </style:paragraph-properties>
    </style:style>
    <style:style style:name="P34" style:family="paragraph" style:parent-style-name="Standard">
      <style:paragraph-properties fo:margin-left="0.2917in" fo:margin-right="0in" fo:text-indent="0in" style:auto-text-indent="false">
        <style:tab-stops/>
      </style:paragraph-properties>
      <style:text-properties style:font-name="Georgia" fo:font-weight="bold" style:font-weight-asian="bold" style:font-weight-complex="bold"/>
    </style:style>
    <style:style style:name="P35" style:family="paragraph" style:parent-style-name="Standard_20__28_user_29_">
      <style:paragraph-properties fo:margin-left="0in" fo:margin-right="0in" fo:text-indent="0in" style:auto-text-indent="false">
        <style:tab-stops/>
      </style:paragraph-properties>
      <style:text-properties style:font-name="EB Garamond 08" officeooo:paragraph-rsid="001ce20c"/>
    </style:style>
    <style:style style:name="P36" style:family="paragraph" style:parent-style-name="Standard">
      <style:paragraph-properties fo:break-before="page"/>
      <style:text-properties style:font-name="Georgia" fo:font-size="20pt" fo:font-weight="bold" officeooo:rsid="00409654" officeooo:paragraph-rsid="00409654" style:font-weight-asian="bold" style:font-weight-complex="bold"/>
    </style:style>
    <style:style style:name="P37" style:family="paragraph" style:parent-style-name="Standard">
      <style:paragraph-properties fo:break-before="page"/>
      <style:text-properties style:font-name="Georgia" fo:font-size="20pt" fo:font-weight="bold" style:font-size-asian="20pt" style:font-weight-asian="bold" style:font-size-complex="20pt" style:font-weight-complex="bold"/>
    </style:style>
    <style:style style:name="P38" style:family="paragraph" style:parent-style-name="Standard_20__28_user_29_">
      <style:text-properties style:font-name="Georgia" fo:font-weight="bold" officeooo:rsid="00c15f71" officeooo:paragraph-rsid="00972b01" style:font-weight-asian="bold" style:font-weight-complex="bold"/>
    </style:style>
    <style:style style:name="P39" style:family="paragraph" style:parent-style-name="Standard" style:master-page-name="MP0">
      <style:paragraph-properties style:page-number="auto" fo:break-before="page"/>
      <style:text-properties style:font-name="Georgia" officeooo:paragraph-rsid="001340f4"/>
    </style:style>
    <style:style style:name="T1" style:family="text">
      <style:text-properties officeooo:rsid="000cb8b6"/>
    </style:style>
    <style:style style:name="T2" style:family="text">
      <style:text-properties officeooo:rsid="001340f4"/>
    </style:style>
    <style:style style:name="T3" style:family="text">
      <style:text-properties fo:font-weight="normal" style:font-weight-asian="normal" style:font-weight-complex="normal"/>
    </style:style>
    <style:style style:name="T4" style:family="text">
      <style:text-properties fo:font-weight="normal" officeooo:rsid="00156af6" style:font-weight-asian="normal" style:font-weight-complex="normal"/>
    </style:style>
    <style:style style:name="T5" style:family="text">
      <style:text-properties fo:font-weight="normal" officeooo:rsid="00163f8f" style:font-weight-asian="normal" style:font-weight-complex="normal"/>
    </style:style>
    <style:style style:name="T6" style:family="text">
      <style:text-properties fo:font-weight="normal" officeooo:rsid="001eed5d" style:font-weight-asian="normal" style:font-weight-complex="normal"/>
    </style:style>
    <style:style style:name="T7" style:family="text">
      <style:text-properties fo:font-weight="normal" officeooo:rsid="0023b0c8" style:font-weight-asian="normal" style:font-weight-complex="normal"/>
    </style:style>
    <style:style style:name="T8" style:family="text">
      <style:text-properties fo:font-weight="normal" officeooo:rsid="002a0828" style:font-weight-asian="normal" style:font-weight-complex="normal"/>
    </style:style>
    <style:style style:name="T9" style:family="text">
      <style:text-properties fo:font-weight="normal" officeooo:rsid="003013ca" style:font-weight-asian="normal" style:font-weight-complex="normal"/>
    </style:style>
    <style:style style:name="T10" style:family="text">
      <style:text-properties fo:font-weight="normal" officeooo:rsid="00329276" style:font-weight-asian="normal" style:font-weight-complex="normal"/>
    </style:style>
    <style:style style:name="T11" style:family="text">
      <style:text-properties fo:font-weight="normal" officeooo:rsid="0045b3bf" style:font-weight-asian="normal" style:font-weight-complex="normal"/>
    </style:style>
    <style:style style:name="T12" style:family="text">
      <style:text-properties fo:font-weight="normal" officeooo:rsid="004aac9f" style:font-weight-asian="normal" style:font-weight-complex="normal"/>
    </style:style>
    <style:style style:name="T13" style:family="text">
      <style:text-properties fo:font-weight="normal" officeooo:rsid="0059598b" style:font-weight-asian="normal" style:font-weight-complex="normal"/>
    </style:style>
    <style:style style:name="T14" style:family="text">
      <style:text-properties fo:font-weight="normal" officeooo:rsid="0061eaf5" style:font-weight-asian="normal" style:font-weight-complex="normal"/>
    </style:style>
    <style:style style:name="T15" style:family="text">
      <style:text-properties fo:font-weight="normal" officeooo:rsid="00680b4f" style:font-weight-asian="normal" style:font-weight-complex="normal"/>
    </style:style>
    <style:style style:name="T16" style:family="text">
      <style:text-properties fo:font-weight="normal" officeooo:rsid="006d016d" style:font-weight-asian="normal" style:font-weight-complex="normal"/>
    </style:style>
    <style:style style:name="T17" style:family="text">
      <style:text-properties fo:font-weight="normal" officeooo:rsid="006e685b" style:font-weight-asian="normal" style:font-weight-complex="normal"/>
    </style:style>
    <style:style style:name="T18" style:family="text">
      <style:text-properties fo:font-weight="normal" officeooo:rsid="006fa15a" style:font-weight-asian="normal" style:font-weight-complex="normal"/>
    </style:style>
    <style:style style:name="T19" style:family="text">
      <style:text-properties fo:font-weight="normal" officeooo:rsid="00707b69" style:font-weight-asian="normal" style:font-weight-complex="normal"/>
    </style:style>
    <style:style style:name="T20" style:family="text">
      <style:text-properties fo:font-weight="normal" officeooo:rsid="0070904e" style:font-weight-asian="normal" style:font-weight-complex="normal"/>
    </style:style>
    <style:style style:name="T21" style:family="text">
      <style:text-properties fo:font-weight="normal" officeooo:rsid="0071f47a" style:font-weight-asian="normal" style:font-weight-complex="normal"/>
    </style:style>
    <style:style style:name="T22" style:family="text">
      <style:text-properties fo:font-weight="normal" officeooo:rsid="00735689" style:font-weight-asian="normal" style:font-weight-complex="normal"/>
    </style:style>
    <style:style style:name="T23" style:family="text">
      <style:text-properties fo:font-weight="normal" officeooo:rsid="00805b99" style:font-weight-asian="normal" style:font-weight-complex="normal"/>
    </style:style>
    <style:style style:name="T24" style:family="text">
      <style:text-properties fo:font-weight="normal" officeooo:rsid="008485e5" style:font-weight-asian="normal" style:font-weight-complex="normal"/>
    </style:style>
    <style:style style:name="T25" style:family="text">
      <style:text-properties fo:font-weight="normal" officeooo:rsid="004898f4" style:font-weight-asian="normal" style:font-weight-complex="normal"/>
    </style:style>
    <style:style style:name="T26" style:family="text">
      <style:text-properties fo:font-weight="normal" officeooo:rsid="00495660" style:font-weight-asian="normal" style:font-weight-complex="normal"/>
    </style:style>
    <style:style style:name="T27" style:family="text">
      <style:text-properties fo:font-weight="normal" officeooo:rsid="00475c64" style:font-weight-asian="normal" style:font-weight-complex="normal"/>
    </style:style>
    <style:style style:name="T28" style:family="text">
      <style:text-properties fo:font-weight="normal" officeooo:rsid="00483574" style:font-weight-asian="normal" style:font-weight-complex="normal"/>
    </style:style>
    <style:style style:name="T29" style:family="text">
      <style:text-properties fo:font-weight="normal" officeooo:rsid="00820c5b" style:font-weight-asian="normal" style:font-weight-complex="normal"/>
    </style:style>
    <style:style style:name="T30" style:family="text">
      <style:text-properties fo:font-weight="normal" officeooo:rsid="0092261a" style:font-weight-asian="normal" style:font-weight-complex="normal"/>
    </style:style>
    <style:style style:name="T31" style:family="text">
      <style:text-properties fo:font-weight="normal" officeooo:rsid="0092bf22" style:font-weight-asian="normal" style:font-weight-complex="normal"/>
    </style:style>
    <style:style style:name="T32" style:family="text">
      <style:text-properties fo:font-weight="normal" officeooo:rsid="00972b01" style:font-weight-asian="normal" style:font-weight-complex="normal"/>
    </style:style>
    <style:style style:name="T33" style:family="text">
      <style:text-properties fo:font-weight="normal" officeooo:rsid="00c15f71" style:font-weight-asian="normal" style:font-weight-complex="normal"/>
    </style:style>
    <style:style style:name="T34" style:family="text">
      <style:text-properties fo:font-weight="normal" officeooo:rsid="00c37ede" style:font-weight-asian="normal" style:font-weight-complex="normal"/>
    </style:style>
    <style:style style:name="T35" style:family="text">
      <style:text-properties fo:font-weight="normal" officeooo:rsid="009784a9" style:font-weight-asian="normal" style:font-weight-complex="normal"/>
    </style:style>
    <style:style style:name="T36" style:family="text">
      <style:text-properties fo:font-weight="normal" officeooo:rsid="00994973" style:font-weight-asian="normal" style:font-weight-complex="normal"/>
    </style:style>
    <style:style style:name="T37" style:family="text">
      <style:text-properties fo:font-weight="normal" officeooo:rsid="009a52da" style:font-weight-asian="normal" style:font-weight-complex="normal"/>
    </style:style>
    <style:style style:name="T38" style:family="text">
      <style:text-properties fo:font-weight="normal" officeooo:rsid="00ad028b" style:font-weight-asian="normal" style:font-weight-complex="normal"/>
    </style:style>
    <style:style style:name="T39" style:family="text">
      <style:text-properties officeooo:rsid="00156af6"/>
    </style:style>
    <style:style style:name="T40" style:family="text">
      <style:text-properties officeooo:rsid="00163f8f"/>
    </style:style>
    <style:style style:name="T41" style:family="text">
      <style:text-properties officeooo:rsid="0018404d"/>
    </style:style>
    <style:style style:name="T42" style:family="text">
      <style:text-properties officeooo:rsid="001a6c30"/>
    </style:style>
    <style:style style:name="T43" style:family="text">
      <style:text-properties fo:font-weight="bold" style:font-weight-asian="bold" style:font-weight-complex="bold"/>
    </style:style>
    <style:style style:name="T44" style:family="text">
      <style:text-properties fo:font-weight="bold" officeooo:rsid="004898f4" style:font-weight-asian="bold" style:font-weight-complex="bold"/>
    </style:style>
    <style:style style:name="T45" style:family="text">
      <style:text-properties fo:font-weight="bold" officeooo:rsid="00805b99" style:font-weight-asian="bold" style:font-weight-complex="bold"/>
    </style:style>
    <style:style style:name="T46" style:family="text">
      <style:text-properties officeooo:rsid="001eed5d"/>
    </style:style>
    <style:style style:name="T47" style:family="text">
      <style:text-properties officeooo:rsid="0023b0c8"/>
    </style:style>
    <style:style style:name="T48" style:family="text">
      <style:text-properties officeooo:rsid="00290db1"/>
    </style:style>
    <style:style style:name="T49" style:family="text">
      <style:text-properties officeooo:rsid="002a0828"/>
    </style:style>
    <style:style style:name="T50" style:family="text">
      <style:text-properties officeooo:rsid="002d6168"/>
    </style:style>
    <style:style style:name="T51" style:family="text">
      <style:text-properties fo:font-style="normal" fo:font-weight="normal" officeooo:rsid="002d6168" style:font-style-asian="normal" style:font-weight-asian="normal" style:font-style-complex="normal" style:font-weight-complex="normal"/>
    </style:style>
    <style:style style:name="T52" style:family="text">
      <style:text-properties fo:font-style="normal" officeooo:rsid="00d66ca4" style:font-style-asian="normal" style:font-style-complex="normal"/>
    </style:style>
    <style:style style:name="T53" style:family="text">
      <style:text-properties officeooo:rsid="003013ca"/>
    </style:style>
    <style:style style:name="T54" style:family="text">
      <style:text-properties officeooo:rsid="00329276"/>
    </style:style>
    <style:style style:name="T55" style:family="text">
      <style:text-properties officeooo:rsid="00347269"/>
    </style:style>
    <style:style style:name="T56" style:family="text">
      <style:text-properties officeooo:rsid="003500ce"/>
    </style:style>
    <style:style style:name="T57" style:family="text">
      <style:text-properties officeooo:rsid="0036bb2f"/>
    </style:style>
    <style:style style:name="T58" style:family="text">
      <style:text-properties officeooo:rsid="0038aad4"/>
    </style:style>
    <style:style style:name="T59" style:family="text">
      <style:text-properties officeooo:rsid="00409654"/>
    </style:style>
    <style:style style:name="T60" style:family="text">
      <style:text-properties officeooo:rsid="0045b3bf"/>
    </style:style>
    <style:style style:name="T61" style:family="text">
      <style:text-properties style:text-position="super 58%" fo:font-weight="normal" officeooo:rsid="00495660" style:font-weight-asian="normal" style:font-weight-complex="normal"/>
    </style:style>
    <style:style style:name="T62" style:family="text">
      <style:text-properties style:text-position="super 58%" fo:font-weight="normal" officeooo:rsid="00ad028b" style:font-weight-asian="normal" style:font-weight-complex="normal"/>
    </style:style>
    <style:style style:name="T63" style:family="text">
      <style:text-properties style:text-position="super 58%" style:font-name="Georgia" fo:font-weight="normal" officeooo:rsid="00abf9b0" style:font-weight-asian="normal" style:font-weight-complex="normal"/>
    </style:style>
    <style:style style:name="T64" style:family="text">
      <style:text-properties officeooo:rsid="004aac9f"/>
    </style:style>
    <style:style style:name="T65" style:family="text">
      <style:text-properties style:font-name="Georgia"/>
    </style:style>
    <style:style style:name="T66" style:family="text">
      <style:text-properties style:font-name="Georgia" fo:font-weight="normal" style:font-weight-asian="normal" style:font-weight-complex="normal"/>
    </style:style>
    <style:style style:name="T67" style:family="text">
      <style:text-properties style:font-name="Georgia" fo:font-weight="normal" officeooo:rsid="00ec1942" style:font-weight-asian="normal" style:font-weight-complex="normal"/>
    </style:style>
    <style:style style:name="T68" style:family="text">
      <style:text-properties style:font-name="Georgia" fo:font-weight="normal" officeooo:rsid="00f1ddc8" style:font-weight-asian="normal" style:font-weight-complex="normal"/>
    </style:style>
    <style:style style:name="T69" style:family="text">
      <style:text-properties style:font-name="Georgia" fo:font-weight="normal" officeooo:rsid="008e6ca0" style:font-weight-asian="normal" style:font-weight-complex="normal"/>
    </style:style>
    <style:style style:name="T70" style:family="text">
      <style:text-properties style:font-name="Georgia" fo:font-weight="normal" officeooo:rsid="00ef02c8" style:font-weight-asian="normal" style:font-weight-complex="normal"/>
    </style:style>
    <style:style style:name="T71" style:family="text">
      <style:text-properties style:font-name="Georgia" fo:font-weight="normal" officeooo:rsid="008f396d" style:font-weight-asian="normal" style:font-weight-complex="normal"/>
    </style:style>
    <style:style style:name="T72" style:family="text">
      <style:text-properties style:font-name="Georgia" fo:font-weight="normal" officeooo:rsid="00f0bc62" style:font-weight-asian="normal" style:font-weight-complex="normal"/>
    </style:style>
    <style:style style:name="T73" style:family="text">
      <style:text-properties style:font-name="Georgia" fo:font-weight="normal" officeooo:rsid="008feff1" style:font-weight-asian="normal" style:font-weight-complex="normal"/>
    </style:style>
    <style:style style:name="T74" style:family="text">
      <style:text-properties style:font-name="Georgia" fo:font-weight="normal" officeooo:rsid="00fb2fd5" style:font-weight-asian="normal" style:font-weight-complex="normal"/>
    </style:style>
    <style:style style:name="T75" style:family="text">
      <style:text-properties style:font-name="Georgia" fo:font-weight="normal" officeooo:rsid="00fbfb54" style:font-weight-asian="normal" style:font-weight-complex="normal"/>
    </style:style>
    <style:style style:name="T76" style:family="text">
      <style:text-properties style:font-name="Georgia" fo:font-weight="normal" officeooo:rsid="00edffa6" style:font-weight-asian="normal" style:font-weight-complex="normal"/>
    </style:style>
    <style:style style:name="T77" style:family="text">
      <style:text-properties style:font-name="Georgia" fo:font-weight="normal" officeooo:rsid="008ff48b" style:font-weight-asian="normal" style:font-weight-complex="normal"/>
    </style:style>
    <style:style style:name="T78" style:family="text">
      <style:text-properties style:font-name="Georgia" fo:font-weight="normal" officeooo:rsid="009002fc" style:font-weight-asian="normal" style:font-weight-complex="normal"/>
    </style:style>
    <style:style style:name="T79" style:family="text">
      <style:text-properties style:font-name="Georgia" fo:font-weight="normal" officeooo:rsid="00f0e117" style:font-weight-asian="normal" style:font-weight-complex="normal"/>
    </style:style>
    <style:style style:name="T80" style:family="text">
      <style:text-properties style:font-name="Georgia" fo:font-weight="normal" officeooo:rsid="00907121" style:font-weight-asian="normal" style:font-weight-complex="normal"/>
    </style:style>
    <style:style style:name="T81" style:family="text">
      <style:text-properties style:font-name="Georgia" fo:font-weight="normal" officeooo:rsid="00f2dbf7" style:font-weight-asian="normal" style:font-weight-complex="normal"/>
    </style:style>
    <style:style style:name="T82" style:family="text">
      <style:text-properties style:font-name="Georgia" fo:font-weight="normal" officeooo:rsid="008de781" style:font-weight-asian="normal" style:font-weight-complex="normal"/>
    </style:style>
    <style:style style:name="T83" style:family="text">
      <style:text-properties style:font-name="Georgia" fo:font-weight="normal" officeooo:rsid="00f49b77" style:font-weight-asian="normal" style:font-weight-complex="normal"/>
    </style:style>
    <style:style style:name="T84" style:family="text">
      <style:text-properties style:font-name="Georgia" fo:font-weight="normal" officeooo:rsid="00f59f45" style:font-weight-asian="normal" style:font-weight-complex="normal"/>
    </style:style>
    <style:style style:name="T85" style:family="text">
      <style:text-properties style:font-name="Georgia" fo:font-weight="normal" officeooo:rsid="005cfd63" style:font-weight-asian="normal" style:font-weight-complex="normal"/>
    </style:style>
    <style:style style:name="T86" style:family="text">
      <style:text-properties style:font-name="Georgia" fo:font-weight="normal" officeooo:rsid="00311353" style:font-weight-asian="normal" style:font-weight-complex="normal"/>
    </style:style>
    <style:style style:name="T87" style:family="text">
      <style:text-properties style:font-name="Georgia" fo:font-weight="normal" officeooo:rsid="001b24ca" style:font-weight-asian="normal" style:font-weight-complex="normal"/>
    </style:style>
    <style:style style:name="T88" style:family="text">
      <style:text-properties style:font-name="Georgia" fo:font-weight="normal" officeooo:rsid="002d6168" style:font-weight-asian="normal" style:font-weight-complex="normal"/>
    </style:style>
    <style:style style:name="T89" style:family="text">
      <style:text-properties style:font-name="Georgia" fo:font-weight="normal" officeooo:rsid="005e5bbe" style:font-weight-asian="normal" style:font-weight-complex="normal"/>
    </style:style>
    <style:style style:name="T90" style:family="text">
      <style:text-properties style:font-name="Georgia" fo:font-weight="normal" officeooo:rsid="00671d05" style:font-weight-asian="normal" style:font-weight-complex="normal"/>
    </style:style>
    <style:style style:name="T91" style:family="text">
      <style:text-properties style:font-name="Georgia" fo:font-weight="normal" officeooo:rsid="0061eaf5" style:font-weight-asian="normal" style:font-weight-complex="normal"/>
    </style:style>
    <style:style style:name="T92" style:family="text">
      <style:text-properties style:font-name="Georgia" fo:font-weight="normal" officeooo:rsid="00834f81" style:font-weight-asian="normal" style:font-weight-complex="normal"/>
    </style:style>
    <style:style style:name="T93" style:family="text">
      <style:text-properties style:font-name="Georgia" fo:font-weight="normal" officeooo:rsid="006c7b1f" style:font-weight-asian="normal" style:font-weight-complex="normal"/>
    </style:style>
    <style:style style:name="T94" style:family="text">
      <style:text-properties style:font-name="Georgia" fo:font-weight="normal" officeooo:rsid="00857f57" style:font-weight-asian="normal" style:font-weight-complex="normal"/>
    </style:style>
    <style:style style:name="T95" style:family="text">
      <style:text-properties style:font-name="Georgia" fo:font-weight="normal" officeooo:rsid="004aac9f" style:font-weight-asian="normal" style:font-weight-complex="normal"/>
    </style:style>
    <style:style style:name="T96" style:family="text">
      <style:text-properties style:font-name="Georgia" fo:font-weight="normal" officeooo:rsid="00407d28" style:font-weight-asian="normal" style:font-weight-complex="normal"/>
    </style:style>
    <style:style style:name="T97" style:family="text">
      <style:text-properties style:font-name="Georgia" fo:font-weight="normal" officeooo:rsid="005beb75" style:font-weight-asian="normal" style:font-weight-complex="normal"/>
    </style:style>
    <style:style style:name="T98" style:family="text">
      <style:text-properties style:font-name="Georgia" fo:font-weight="normal" officeooo:rsid="0060aefc" style:font-weight-asian="normal" style:font-weight-complex="normal"/>
    </style:style>
    <style:style style:name="T99" style:family="text">
      <style:text-properties style:font-name="Georgia" fo:font-weight="normal" officeooo:rsid="0074f50f" style:font-weight-asian="normal" style:font-weight-complex="normal"/>
    </style:style>
    <style:style style:name="T100" style:family="text">
      <style:text-properties style:font-name="Georgia" fo:font-weight="normal" officeooo:rsid="0057ecfc" style:font-weight-asian="normal" style:font-weight-complex="normal"/>
    </style:style>
    <style:style style:name="T101" style:family="text">
      <style:text-properties style:font-name="Georgia" fo:font-weight="normal" officeooo:rsid="001ce20c" style:font-weight-asian="normal" style:font-weight-complex="normal"/>
    </style:style>
    <style:style style:name="T102" style:family="text">
      <style:text-properties style:font-name="Georgia" fo:font-weight="normal" officeooo:rsid="008b8aae" style:font-weight-asian="normal" style:font-weight-complex="normal"/>
    </style:style>
    <style:style style:name="T103" style:family="text">
      <style:text-properties style:font-name="Georgia" fo:font-weight="normal" officeooo:rsid="0069a5c3" style:font-weight-asian="normal" style:font-weight-complex="normal"/>
    </style:style>
    <style:style style:name="T104" style:family="text">
      <style:text-properties style:font-name="Georgia" fo:font-weight="normal" officeooo:rsid="00591898" style:font-weight-asian="normal" style:font-weight-complex="normal"/>
    </style:style>
    <style:style style:name="T105" style:family="text">
      <style:text-properties style:font-name="Georgia" fo:font-weight="normal" officeooo:rsid="005d3644" style:font-weight-asian="normal" style:font-weight-complex="normal"/>
    </style:style>
    <style:style style:name="T106" style:family="text">
      <style:text-properties style:font-name="Georgia" fo:font-weight="normal" officeooo:rsid="0061c956" style:font-weight-asian="normal" style:font-weight-complex="normal"/>
    </style:style>
    <style:style style:name="T107" style:family="text">
      <style:text-properties style:font-name="Georgia" fo:font-weight="normal" officeooo:rsid="0088c7c1" style:font-weight-asian="normal" style:font-weight-complex="normal"/>
    </style:style>
    <style:style style:name="T108" style:family="text">
      <style:text-properties style:font-name="Georgia" fo:font-weight="normal" officeooo:rsid="008c2533" style:font-weight-asian="normal" style:font-weight-complex="normal"/>
    </style:style>
    <style:style style:name="T109" style:family="text">
      <style:text-properties style:font-name="Georgia" fo:font-weight="normal" officeooo:rsid="0087114c" style:font-weight-asian="normal" style:font-weight-complex="normal"/>
    </style:style>
    <style:style style:name="T110" style:family="text">
      <style:text-properties style:font-name="Georgia" fo:font-weight="normal" officeooo:rsid="0076a0cc" style:font-weight-asian="normal" style:font-weight-complex="normal"/>
    </style:style>
    <style:style style:name="T111" style:family="text">
      <style:text-properties style:font-name="Georgia" fo:font-weight="normal" officeooo:rsid="0077d26e" style:font-weight-asian="normal" style:font-weight-complex="normal"/>
    </style:style>
    <style:style style:name="T112" style:family="text">
      <style:text-properties style:font-name="Georgia" fo:font-weight="normal" officeooo:rsid="00911cb0" style:font-weight-asian="normal" style:font-weight-complex="normal"/>
    </style:style>
    <style:style style:name="T113" style:family="text">
      <style:text-properties style:font-name="Georgia" fo:font-weight="normal" officeooo:rsid="0092261a" style:font-weight-asian="normal" style:font-weight-complex="normal"/>
    </style:style>
    <style:style style:name="T114" style:family="text">
      <style:text-properties style:font-name="Georgia" fo:font-weight="normal" officeooo:rsid="0092bf22" style:font-weight-asian="normal" style:font-weight-complex="normal"/>
    </style:style>
    <style:style style:name="T115" style:family="text">
      <style:text-properties style:font-name="Georgia" fo:font-weight="normal" officeooo:rsid="009561a8" style:font-weight-asian="normal" style:font-weight-complex="normal"/>
    </style:style>
    <style:style style:name="T116" style:family="text">
      <style:text-properties style:font-name="Georgia" fo:font-weight="normal" officeooo:rsid="009fd369" style:font-weight-asian="normal" style:font-weight-complex="normal"/>
    </style:style>
    <style:style style:name="T117" style:family="text">
      <style:text-properties style:font-name="Georgia" fo:font-weight="normal" officeooo:rsid="00abf9b0" style:font-weight-asian="normal" style:font-weight-complex="normal"/>
    </style:style>
    <style:style style:name="T118" style:family="text">
      <style:text-properties style:font-name="Georgia" fo:font-weight="normal" officeooo:rsid="00ad028b" style:font-weight-asian="normal" style:font-weight-complex="normal"/>
    </style:style>
    <style:style style:name="T119" style:family="text">
      <style:text-properties style:font-name="Georgia" fo:font-weight="normal" officeooo:rsid="00ae5606" style:font-weight-asian="normal" style:font-weight-complex="normal"/>
    </style:style>
    <style:style style:name="T120" style:family="text">
      <style:text-properties style:font-name="Georgia" fo:font-weight="normal" officeooo:rsid="00af9ae3" style:font-weight-asian="normal" style:font-weight-complex="normal"/>
    </style:style>
    <style:style style:name="T121" style:family="text">
      <style:text-properties style:font-name="Georgia" fo:font-weight="bold" style:font-weight-asian="bold"/>
    </style:style>
    <style:style style:name="T122" style:family="text">
      <style:text-properties style:font-name="Georgia" fo:font-weight="bold" style:font-weight-asian="bold" style:font-weight-complex="bold"/>
    </style:style>
    <style:style style:name="T123" style:family="text">
      <style:text-properties style:font-name="Georgia" fo:font-weight="bold" officeooo:rsid="00f0bc62" style:font-weight-asian="bold" style:font-weight-complex="bold"/>
    </style:style>
    <style:style style:name="T124" style:family="text">
      <style:text-properties style:font-name="Georgia" fo:font-weight="bold" officeooo:rsid="0100e8ee" style:font-weight-asian="bold" style:font-weight-complex="bold"/>
    </style:style>
    <style:style style:name="T125" style:family="text">
      <style:text-properties style:font-name="Georgia" fo:font-weight="bold" officeooo:rsid="00f2dbf7" style:font-weight-asian="bold" style:font-weight-complex="bold"/>
    </style:style>
    <style:style style:name="T126" style:family="text">
      <style:text-properties style:font-name="Georgia" fo:font-weight="bold" officeooo:rsid="00ec1942" style:font-weight-asian="bold" style:font-weight-complex="bold"/>
    </style:style>
    <style:style style:name="T127" style:family="text">
      <style:text-properties style:font-name="Georgia" fo:font-weight="bold" officeooo:rsid="0020eb68" style:font-weight-asian="bold" style:font-weight-complex="bold"/>
    </style:style>
    <style:style style:name="T128" style:family="text">
      <style:text-properties style:font-name="Georgia" fo:font-weight="bold" officeooo:rsid="005cfd63" style:font-weight-asian="bold" style:font-weight-complex="bold"/>
    </style:style>
    <style:style style:name="T129" style:family="text">
      <style:text-properties style:font-name="Georgia" fo:font-weight="bold" officeooo:rsid="00311353" style:font-weight-asian="bold" style:font-weight-complex="bold"/>
    </style:style>
    <style:style style:name="T130" style:family="text">
      <style:text-properties style:font-name="Georgia" fo:font-weight="bold" officeooo:rsid="001b24ca" style:font-weight-asian="bold" style:font-weight-complex="bold"/>
    </style:style>
    <style:style style:name="T131" style:family="text">
      <style:text-properties style:font-name="Georgia" fo:font-weight="bold" officeooo:rsid="002d6168" style:font-weight-asian="bold" style:font-weight-complex="bold"/>
    </style:style>
    <style:style style:name="T132" style:family="text">
      <style:text-properties style:font-name="Georgia" fo:font-weight="bold" officeooo:rsid="00409654" style:font-weight-asian="bold" style:font-weight-complex="bold"/>
    </style:style>
    <style:style style:name="T133" style:family="text">
      <style:text-properties style:font-name="Georgia" fo:font-weight="bold" officeooo:rsid="003c64d1" style:font-weight-asian="bold" style:font-weight-complex="bold"/>
    </style:style>
    <style:style style:name="T134" style:family="text">
      <style:text-properties style:font-name="Georgia" fo:font-weight="bold" officeooo:rsid="005e5bbe" style:font-weight-asian="bold" style:font-weight-complex="bold"/>
    </style:style>
    <style:style style:name="T135" style:family="text">
      <style:text-properties style:font-name="Georgia" fo:font-weight="bold" officeooo:rsid="00857f57" style:font-weight-asian="bold" style:font-weight-complex="bold"/>
    </style:style>
    <style:style style:name="T136" style:family="text">
      <style:text-properties style:font-name="Georgia" fo:font-weight="bold" officeooo:rsid="006c7b1f" style:font-weight-asian="bold" style:font-weight-complex="bold"/>
    </style:style>
    <style:style style:name="T137" style:family="text">
      <style:text-properties style:font-name="Georgia" fo:font-weight="bold" officeooo:rsid="004aac9f" style:font-weight-asian="bold" style:font-weight-complex="bold"/>
    </style:style>
    <style:style style:name="T138" style:family="text">
      <style:text-properties style:font-name="Georgia" fo:font-weight="bold" officeooo:rsid="00834f81" style:font-weight-asian="bold" style:font-weight-complex="bold"/>
    </style:style>
    <style:style style:name="T139" style:family="text">
      <style:text-properties style:font-name="Georgia" fo:font-weight="bold" officeooo:rsid="00407d28" style:font-weight-asian="bold" style:font-weight-complex="bold"/>
    </style:style>
    <style:style style:name="T140" style:family="text">
      <style:text-properties style:font-name="Georgia" fo:font-weight="bold" officeooo:rsid="0074f50f" style:font-weight-asian="bold" style:font-weight-complex="bold"/>
    </style:style>
    <style:style style:name="T141" style:family="text">
      <style:text-properties style:font-name="Georgia" fo:font-weight="bold" officeooo:rsid="007ad384" style:font-weight-asian="bold" style:font-weight-complex="bold"/>
    </style:style>
    <style:style style:name="T142" style:family="text">
      <style:text-properties style:font-name="Georgia" fo:font-weight="bold" officeooo:rsid="0057ecfc" style:font-weight-asian="bold" style:font-weight-complex="bold"/>
    </style:style>
    <style:style style:name="T143" style:family="text">
      <style:text-properties style:font-name="Georgia" fo:font-weight="bold" officeooo:rsid="008b8aae" style:font-weight-asian="bold" style:font-weight-complex="bold"/>
    </style:style>
    <style:style style:name="T144" style:family="text">
      <style:text-properties style:font-name="Georgia" fo:font-weight="bold" officeooo:rsid="0069a5c3" style:font-weight-asian="bold" style:font-weight-complex="bold"/>
    </style:style>
    <style:style style:name="T145" style:family="text">
      <style:text-properties style:font-name="Georgia" fo:font-weight="bold" officeooo:rsid="00591898" style:font-weight-asian="bold" style:font-weight-complex="bold"/>
    </style:style>
    <style:style style:name="T146" style:family="text">
      <style:text-properties style:font-name="Georgia" fo:font-weight="bold" officeooo:rsid="0038aad4" style:font-weight-asian="bold" style:font-weight-complex="bold"/>
    </style:style>
    <style:style style:name="T147" style:family="text">
      <style:text-properties style:font-name="Georgia" fo:font-weight="bold" officeooo:rsid="0061c956" style:font-weight-asian="bold" style:font-weight-complex="bold"/>
    </style:style>
    <style:style style:name="T148" style:family="text">
      <style:text-properties style:font-name="Georgia" fo:font-weight="bold" officeooo:rsid="0088c7c1" style:font-weight-asian="bold" style:font-weight-complex="bold"/>
    </style:style>
    <style:style style:name="T149" style:family="text">
      <style:text-properties style:font-name="Georgia" fo:font-weight="bold" officeooo:rsid="003d43a8" style:font-weight-asian="bold" style:font-weight-complex="bold"/>
    </style:style>
    <style:style style:name="T150" style:family="text">
      <style:text-properties style:font-name="Georgia" fo:font-weight="bold" officeooo:rsid="008c2533" style:font-weight-asian="bold" style:font-weight-complex="bold"/>
    </style:style>
    <style:style style:name="T151" style:family="text">
      <style:text-properties style:font-name="Georgia" fo:font-weight="bold" officeooo:rsid="0087114c" style:font-weight-asian="bold" style:font-weight-complex="bold"/>
    </style:style>
    <style:style style:name="T152" style:family="text">
      <style:text-properties style:font-name="Georgia" fo:font-weight="bold" officeooo:rsid="0077d26e" style:font-weight-asian="bold" style:font-weight-complex="bold"/>
    </style:style>
    <style:style style:name="T153" style:family="text">
      <style:text-properties style:font-name="Georgia" fo:font-weight="bold" officeooo:rsid="00911cb0" style:font-weight-asian="bold" style:font-weight-complex="bold"/>
    </style:style>
    <style:style style:name="T154" style:family="text">
      <style:text-properties style:font-name="Georgia" fo:font-weight="bold" officeooo:rsid="0092261a" style:font-weight-asian="bold" style:font-weight-complex="bold"/>
    </style:style>
    <style:style style:name="T155" style:family="text">
      <style:text-properties style:font-name="Georgia" fo:font-weight="bold" officeooo:rsid="0092bf22" style:font-weight-asian="bold" style:font-weight-complex="bold"/>
    </style:style>
    <style:style style:name="T156" style:family="text">
      <style:text-properties style:font-name="Georgia" fo:font-weight="bold" officeooo:rsid="009fd369" style:font-weight-asian="bold" style:font-weight-complex="bold"/>
    </style:style>
    <style:style style:name="T157" style:family="text">
      <style:text-properties style:font-name="Georgia" fo:font-weight="bold" officeooo:rsid="001ce20c" style:font-weight-asian="bold" style:font-weight-complex="bold"/>
    </style:style>
    <style:style style:name="T158" style:family="text">
      <style:text-properties style:font-name="Georgia" fo:font-weight="bold" officeooo:rsid="00aa2dd0" style:font-weight-asian="bold" style:font-weight-complex="bold"/>
    </style:style>
    <style:style style:name="T159" style:family="text">
      <style:text-properties style:font-name="Georgia" fo:font-weight="bold" officeooo:rsid="00abf9b0" style:font-weight-asian="bold" style:font-weight-complex="bold"/>
    </style:style>
    <style:style style:name="T160" style:family="text">
      <style:text-properties style:font-name="Georgia" fo:font-weight="bold" officeooo:rsid="00ad028b" style:font-weight-asian="bold" style:font-weight-complex="bold"/>
    </style:style>
    <style:style style:name="T161" style:family="text">
      <style:text-properties style:font-name="Georgia" fo:font-weight="bold" officeooo:rsid="00ae5606" style:font-weight-asian="bold" style:font-weight-complex="bold"/>
    </style:style>
    <style:style style:name="T162" style:family="text">
      <style:text-properties style:font-name="Georgia" fo:font-weight="bold" officeooo:rsid="00af9ae3" style:font-weight-asian="bold" style:font-weight-complex="bold"/>
    </style:style>
    <style:style style:name="T163" style:family="text">
      <style:text-properties style:font-name="Georgia" fo:font-weight="bold" style:font-weight-asian="bold" style:font-name-complex="Calibri1"/>
    </style:style>
    <style:style style:name="T164" style:family="text">
      <style:text-properties style:font-name="Georgia" fo:font-weight="bold" officeooo:rsid="005d3644" style:font-weight-asian="bold"/>
    </style:style>
    <style:style style:name="T165" style:family="text">
      <style:text-properties style:font-name="Georgia" fo:font-weight="bold" officeooo:rsid="0069a5c3" style:font-weight-asian="bold"/>
    </style:style>
    <style:style style:name="T166" style:family="text">
      <style:text-properties style:font-name="Georgia" officeooo:rsid="00f1ddc8"/>
    </style:style>
    <style:style style:name="T167" style:family="text">
      <style:text-properties style:font-name="Georgia" officeooo:rsid="00ec1942"/>
    </style:style>
    <style:style style:name="T168" style:family="text">
      <style:text-properties style:font-name="Georgia" officeooo:rsid="00edffa6"/>
    </style:style>
    <style:style style:name="T169" style:family="text">
      <style:text-properties style:font-name="Georgia" officeooo:rsid="00f0e117"/>
    </style:style>
    <style:style style:name="T170" style:family="text">
      <style:text-properties style:font-name="Georgia" fo:font-style="normal" fo:font-weight="normal" officeooo:rsid="0020eb68" style:font-style-asian="normal" style:font-weight-asian="normal" style:font-style-complex="normal" style:font-weight-complex="normal"/>
    </style:style>
    <style:style style:name="T171" style:family="text">
      <style:text-properties style:font-name="Georgia" officeooo:rsid="0064709d"/>
    </style:style>
    <style:style style:name="T172" style:family="text">
      <style:text-properties style:font-name="Georgia" officeooo:rsid="0064f363"/>
    </style:style>
    <style:style style:name="T173" style:family="text">
      <style:text-properties style:font-name="Georgia" officeooo:rsid="0055fa70"/>
    </style:style>
    <style:style style:name="T174" style:family="text">
      <style:text-properties style:font-name="Georgia" officeooo:rsid="005630b3"/>
    </style:style>
    <style:style style:name="T175" style:family="text">
      <style:text-properties style:font-name="Georgia" officeooo:rsid="005638c7"/>
    </style:style>
    <style:style style:name="T176" style:family="text">
      <style:text-properties style:font-name="Georgia" officeooo:rsid="0057f2b1"/>
    </style:style>
    <style:style style:name="T177" style:family="text">
      <style:text-properties style:font-name="Georgia" officeooo:rsid="004d59bf"/>
    </style:style>
    <style:style style:name="T178" style:family="text">
      <style:text-properties style:font-name="Georgia" officeooo:rsid="004e3010"/>
    </style:style>
    <style:style style:name="T179" style:family="text">
      <style:text-properties style:font-name="Georgia" officeooo:rsid="004fc93a"/>
    </style:style>
    <style:style style:name="T180" style:family="text">
      <style:text-properties style:font-name="Georgia" officeooo:rsid="0051354f"/>
    </style:style>
    <style:style style:name="T181" style:family="text">
      <style:text-properties style:font-name="Georgia" officeooo:rsid="0053a6ff"/>
    </style:style>
    <style:style style:name="T182" style:family="text">
      <style:text-properties style:font-name="Georgia" officeooo:rsid="004b6af8"/>
    </style:style>
    <style:style style:name="T183" style:family="text">
      <style:text-properties style:font-name="Georgia" officeooo:rsid="00545767"/>
    </style:style>
    <style:style style:name="T184" style:family="text">
      <style:text-properties style:font-name="Georgia" officeooo:rsid="0013fbea"/>
    </style:style>
    <style:style style:name="T185" style:family="text">
      <style:text-properties style:font-name="Georgia" officeooo:rsid="002a0828"/>
    </style:style>
    <style:style style:name="T186" style:family="text">
      <style:text-properties style:font-name="Georgia" officeooo:rsid="00671d05"/>
    </style:style>
    <style:style style:name="T187" style:family="text">
      <style:text-properties style:font-name="Georgia" officeooo:rsid="0061eaf5"/>
    </style:style>
    <style:style style:name="T188" style:family="text">
      <style:text-properties style:font-name="Georgia" officeooo:rsid="00834f81"/>
    </style:style>
    <style:style style:name="T189" style:family="text">
      <style:text-properties style:font-name="Georgia" officeooo:rsid="006c7b1f"/>
    </style:style>
    <style:style style:name="T190" style:family="text">
      <style:text-properties style:font-name="Georgia" officeooo:rsid="005beb75"/>
    </style:style>
    <style:style style:name="T191" style:family="text">
      <style:text-properties style:font-name="Georgia" officeooo:rsid="0060aefc"/>
    </style:style>
    <style:style style:name="T192" style:family="text">
      <style:text-properties style:font-name="Georgia" officeooo:rsid="0038aad4"/>
    </style:style>
    <style:style style:name="T193" style:family="text">
      <style:text-properties style:font-name="Georgia" officeooo:rsid="0009081c"/>
    </style:style>
    <style:style style:name="T194" style:family="text">
      <style:text-properties style:font-name="Georgia" style:font-name-complex="Calibri1"/>
    </style:style>
    <style:style style:name="T195" style:family="text">
      <style:text-properties style:font-name="Georgia" officeooo:rsid="00680b4f"/>
    </style:style>
    <style:style style:name="T196" style:family="text">
      <style:text-properties style:font-name="Georgia" officeooo:rsid="0077d26e"/>
    </style:style>
    <style:style style:name="T197" style:family="text">
      <style:text-properties style:font-name="Georgia" officeooo:rsid="0092bf22"/>
    </style:style>
    <style:style style:name="T198" style:family="text">
      <style:text-properties style:font-name="Georgia" officeooo:rsid="009561a8"/>
    </style:style>
    <style:style style:name="T199" style:family="text">
      <style:text-properties style:font-name="Georgia" officeooo:rsid="00aa2dd0"/>
    </style:style>
    <style:style style:name="T200" style:family="text">
      <style:text-properties style:font-name="Georgia" officeooo:rsid="00abf9b0"/>
    </style:style>
    <style:style style:name="T201" style:family="text">
      <style:text-properties style:font-name="Georgia" officeooo:rsid="00ad028b"/>
    </style:style>
    <style:style style:name="T202" style:family="text">
      <style:text-properties officeooo:rsid="0061eaf5"/>
    </style:style>
    <style:style style:name="T203" style:family="text">
      <style:text-properties officeooo:rsid="00680b4f"/>
    </style:style>
    <style:style style:name="T204" style:family="text">
      <style:text-properties officeooo:rsid="006c7b1f"/>
    </style:style>
    <style:style style:name="T205" style:family="text">
      <style:text-properties officeooo:rsid="006d016d"/>
    </style:style>
    <style:style style:name="T206" style:family="text">
      <style:text-properties officeooo:rsid="006e685b"/>
    </style:style>
    <style:style style:name="T207" style:family="text">
      <style:text-properties officeooo:rsid="006fa15a"/>
    </style:style>
    <style:style style:name="T208" style:family="text">
      <style:text-properties officeooo:rsid="00707b69"/>
    </style:style>
    <style:style style:name="T209" style:family="text">
      <style:text-properties officeooo:rsid="0070904e"/>
    </style:style>
    <style:style style:name="T210" style:family="text">
      <style:text-properties officeooo:rsid="0071f47a"/>
    </style:style>
    <style:style style:name="T211" style:family="text">
      <style:text-properties officeooo:rsid="00735689"/>
    </style:style>
    <style:style style:name="T212" style:family="text">
      <style:text-properties officeooo:rsid="00805b99"/>
    </style:style>
    <style:style style:name="T213" style:family="text">
      <style:text-properties officeooo:rsid="008485e5"/>
    </style:style>
    <style:style style:name="T214" style:family="text">
      <style:text-properties style:use-window-font-color="true" style:font-name="Georgia" fo:font-size="11pt" fo:language="en" fo:country="US" fo:font-weight="normal" officeooo:rsid="00f1ddc8" style:letter-kerning="false" style:font-name-asian="Calibri" style:font-size-asian="11pt" style:language-asian="en" style:country-asian="US" style:font-weight-asian="normal" style:font-name-complex="DejaVu Sans" style:font-size-complex="11pt" style:language-complex="ar" style:country-complex="SA" style:font-weight-complex="normal"/>
    </style:style>
    <style:style style:name="T215" style:family="text">
      <style:text-properties style:use-window-font-color="true" style:font-name="Georgia" fo:font-size="11pt" fo:language="en" fo:country="US" fo:font-weight="normal" officeooo:rsid="00f4d549" style:letter-kerning="false" style:font-name-asian="Calibri" style:font-size-asian="11pt" style:language-asian="en" style:country-asian="US" style:font-weight-asian="normal" style:font-name-complex="DejaVu Sans" style:font-size-complex="11pt" style:language-complex="ar" style:country-complex="SA" style:font-weight-complex="normal"/>
    </style:style>
    <style:style style:name="T216" style:family="text">
      <style:text-properties style:use-window-font-color="true" style:font-name="Georgia" fo:font-size="11pt" fo:language="en" fo:country="US" fo:font-weight="normal" officeooo:rsid="00f59f45" style:letter-kerning="false" style:font-name-asian="Calibri" style:font-size-asian="11pt" style:language-asian="en" style:country-asian="US" style:font-weight-asian="normal" style:font-name-complex="DejaVu Sans" style:font-size-complex="11pt" style:language-complex="ar" style:country-complex="SA" style:font-weight-complex="normal"/>
    </style:style>
    <style:style style:name="T217" style:family="text">
      <style:text-properties officeooo:rsid="00f59f45"/>
    </style:style>
    <style:style style:name="T218" style:family="text">
      <style:text-properties officeooo:rsid="008f293f"/>
    </style:style>
    <style:style style:name="T219" style:family="text">
      <style:text-properties officeooo:rsid="00f0bc62"/>
    </style:style>
    <style:style style:name="T220" style:family="text">
      <style:text-properties officeooo:rsid="008f396d"/>
    </style:style>
    <style:style style:name="T221" style:family="text">
      <style:text-properties officeooo:rsid="00911cb0"/>
    </style:style>
    <style:style style:name="T222" style:family="text">
      <style:text-properties officeooo:rsid="0092261a"/>
    </style:style>
    <style:style style:name="T223" style:family="text">
      <style:text-properties officeooo:rsid="0092bf22"/>
    </style:style>
    <style:style style:name="T224" style:family="text">
      <style:text-properties officeooo:rsid="00c15f71"/>
    </style:style>
    <style:style style:name="T225" style:family="text">
      <style:text-properties officeooo:rsid="00c37ede"/>
    </style:style>
    <style:style style:name="T226" style:family="text">
      <style:text-properties officeooo:rsid="009784a9"/>
    </style:style>
    <style:style style:name="T227" style:family="text">
      <style:text-properties officeooo:rsid="00994973"/>
    </style:style>
    <style:style style:name="T228" style:family="text">
      <style:text-properties officeooo:rsid="009a52da"/>
    </style:style>
    <style:style style:name="T229" style:family="text">
      <style:text-properties officeooo:rsid="00a6bd89"/>
    </style:style>
    <style:style style:name="T230" style:family="text">
      <style:text-properties officeooo:rsid="00aa2dd0"/>
    </style:style>
    <style:style style:name="T231" style:family="text">
      <style:text-properties officeooo:rsid="00abf9b0"/>
    </style:style>
    <style:style style:name="T232" style:family="text">
      <style:text-properties officeooo:rsid="00ad02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Glossary</text:p>
      <text:p text:style-name="P9">Historical Periods:</text:p>
      <text:p text:style-name="P10">Van Yasseron – <text:span text:style-name="T2">Time of Power</text:span></text:p>
      <text:p text:style-name="P8">Yen Lith – <text:span text:style-name="T56">Age</text:span> of Ash</text:p>
      <text:p text:style-name="P8">Yen Envinyanta – <text:span text:style-name="T56">Age</text:span> of Healing</text:p>
      <text:p text:style-name="P8"><text:tab/><text:span text:style-name="T55">Yen Nauna – False Age</text:span></text:p>
      <text:p text:style-name="P8">Yen <text:span text:style-name="T57">Hellea – Age of the Sky</text:span></text:p>
      <text:p text:style-name="P8"/>
      <text:p text:style-name="P11">Personalities</text:p>
      <text:p text:style-name="Standard"><text:span text:style-name="Default_20_Paragraph_20_Font"><text:span text:style-name="T122">-Achar</text:span></text:span></text:p>
      <text:p text:style-name="P30"><text:span text:style-name="Default_20_Paragraph_20_Font"><text:span text:style-name="T126">-</text:span></text:span><text:span text:style-name="Default_20_Paragraph_20_Font"><text:span text:style-name="T125">Afef –</text:span></text:span><text:span text:style-name="Default_20_Paragraph_20_Font"><text:span text:style-name="T81"> </text:span></text:span><text:span text:style-name="Default_20_Paragraph_20_Font"><text:span text:style-name="T80">A deity of the traditional Orun pantheon. </text:span></text:span><text:span text:style-name="Default_20_Paragraph_20_Font"><text:span text:style-name="T81">God of the wind. </text:span></text:span><text:span text:style-name="Default_20_Paragraph_20_Font"><text:span text:style-name="T80">Son of Kun and Hbobo.</text:span></text:span></text:p>
      <text:p text:style-name="P7"><text:span text:style-name="Default_20_Paragraph_20_Font"><text:span text:style-name="T126">-</text:span></text:span><text:span text:style-name="Default_20_Paragraph_20_Font"><text:span text:style-name="T156">Ahsera –</text:span></text:span><text:span text:style-name="Default_20_Paragraph_20_Font"><text:span text:style-name="T116"> </text:span></text:span></text:p>
      <text:p text:style-name="P7"><text:span text:style-name="Default_20_Paragraph_20_Font"><text:span text:style-name="T67">-</text:span></text:span><text:span text:style-name="Default_20_Paragraph_20_Font"><text:span text:style-name="T126">Ajalu –</text:span></text:span><text:span text:style-name="Default_20_Paragraph_20_Font"><text:span text:style-name="T67"> </text:span></text:span><text:span text:style-name="Default_20_Paragraph_20_Font"><text:span text:style-name="T82">A deity of the traditional Orun pantheon. </text:span></text:span><text:span text:style-name="Default_20_Paragraph_20_Font"><text:span text:style-name="T67">The “Faceless One”, being of </text:span></text:span><text:span text:style-name="Default_20_Paragraph_20_Font"><text:span text:style-name="T215">chaos, chance, fate, </text:span></text:span><text:span text:style-name="Default_20_Paragraph_20_Font"><text:span text:style-name="T216">and luck</text:span></text:span><text:span text:style-name="Default_20_Paragraph_20_Font"><text:span text:style-name="T83">. </text:span></text:span><text:span text:style-name="Default_20_Paragraph_20_Font"><text:span text:style-name="T84">Ajalu appears in many Orun myths and stories as one who works against the Ebo system and the Orun way of life. Ajalu is a being of disorder and luck, who gives to people what they do not deserve—either in fortune or misfortune.</text:span></text:span></text:p>
      <text:p text:style-name="Standard"><text:span text:style-name="Default_20_Paragraph_20_Font"><text:span text:style-name="T122">-Aluru</text:span></text:span><text:span text:style-name="Default_20_Paragraph_20_Font"><text:span text:style-name="T65"> – The greatest smith of the Onear. Aluru trained Arndulin Nuragon in the arts of metallurgy within the underwater volcanoes of the Onear cities. The Onear was placed as leader of those Forhos and Tralonear unable to fight during the siege of Harenyast. Aluru led these peoples from the shores of Luazil to Iniva. Aluru was slain in Uruzil by a poisoned arrow during the Ora Lupei.</text:span></text:span></text:p>
      <text:p text:style-name="P13">-Amilie</text:p>
      <text:p text:style-name="P13">-Apythia</text:p>
      <text:p text:style-name="P13">-<text:span text:style-name="T204">Akanni the Hunter</text:span></text:p>
      <text:p text:style-name="P13">-<text:span text:style-name="T228">Anu Kahn </text:span><text:span text:style-name="T37">– The third Akobi of the Orun, killed after the spilling of the universe caused the Subu Sinu. Anu Kahn, originally named Oni, was never masked, leading to future Akobi referring to her sometimes as Kosoro Kahn, or the Unspoken.</text:span></text:p>
      <text:p text:style-name="P13">-Arasben</text:p>
      <text:p text:style-name="Standard"><text:span text:style-name="Default_20_Paragraph_20_Font"><text:span text:style-name="T122">-Arndulin Nuragon </text:span></text:span><text:span text:style-name="Default_20_Paragraph_20_Font"><text:span text:style-name="T65">– Son of Castion the Shipwright, Arndulin Nuragon was first leader of the Forhos. Arndulin and many of his Forhos followed Finiel north to the Khelonde, where they founded Glinoras upon Lina Celefin. Arndulin is Lord of Glinoras and Prince of the Waith Luan. Arndulin and Vantura Hylama create the Id Eida and shape the Telkohar to act as a defense against the Gurohtar to the north. Arndulin led many Esis in Lupa Razuna, where he battled with the corrupted Finiel and recaptured Corilya. He returned to Harenyast and used Corilya to uphold the shield of Id Eida. Arndulin carved much of the Haldarda and created Thuricaras. In the siege of Harenyast, Arndulin fought with and cursed Rhach Nithos. Arndulin lost an eye in the fight and placed within his socket Corilya. He became infused with the power of the Anariima and used it to curse the followers of Rhach Nithos to be Rotasere forever. As Harenyast fell to Bash, Arndulin escaped into the Morinuin with his companions Carelwen the Swift and Tilmore the Tower. He forged for them the mighty weapons Alca and Ramalin, and they fought long against the Gurohtar. He additionally created the vile Lasafen for himself. Arndulin was betrayed by the Forhos Sogor, and forced into hiding at Luth Lirill, where he completed the ship Enyalis before being slain by Finiel.</text:span></text:span></text:p>
      <text:p text:style-name="P13">-Astaldan</text:p>
      <text:p text:style-name="P13">-<text:span text:style-name="T223">Boju Boju </text:span><text:span text:style-name="T31">– The alias taken by Ajalu in the legend telling of his trapping by Dzuzzun.</text:span></text:p>
      <text:p text:style-name="P13">-Caralach</text:p>
      <text:p text:style-name="Standard"><text:span text:style-name="Default_20_Paragraph_20_Font"><text:span text:style-name="T122">-Castion </text:span></text:span><text:span text:style-name="Default_20_Paragraph_20_Font"><text:span text:style-name="T65">– Known as the Son of the Sea, Castion the Shipwright was one of the most prominent of the Waith Lasi. Castion was father of Arndulin and Rosiell and was King of the Forhos in Luazil. Castion sat upon his throne in the mighty fortress Erhanca. After the fall of </text:span></text:span><text:soft-page-break/><text:span text:style-name="Default_20_Paragraph_20_Font"><text:span text:style-name="T65">Harenyast, Castion led his followers in many battles against Bash and the Gurohtar, slowing them from finding Arndulin and buying time for the other cities of the Waith. Castion was slain by Finiel in Erhanca.</text:span></text:span></text:p>
      <text:p text:style-name="Standard"><text:span text:style-name="Default_20_Paragraph_20_Font"><text:span text:style-name="T122">-Carelwen the Swift </text:span></text:span><text:span text:style-name="Default_20_Paragraph_20_Font"><text:span text:style-name="T65">– Companion to Arndulin, Carelwen the Swift carried the artifact Alca. Carelwen fought alongside Arndulin as he evaded the capture of Bash and the Gurohtar after the fall of Harenyast. Carelwen was slain after the betrayal of Sogor. She was carried by Arndulin to a sepulcher on Luth Lirill.</text:span></text:span></text:p>
      <text:p text:style-name="Standard"><text:span text:style-name="Default_20_Paragraph_20_Font"><text:span text:style-name="T122">-</text:span></text:span><text:span text:style-name="Default_20_Paragraph_20_Font"><text:span text:style-name="T127">Cerisu</text:span></text:span><text:span text:style-name="Default_20_Paragraph_20_Font"><text:span text:style-name="T170"> – The Saxum-Sekami mason that constructed Tem Keml.</text:span></text:span></text:p>
      <text:p text:style-name="Standard"><text:span text:style-name="Default_20_Paragraph_20_Font"><text:span text:style-name="T122">-Chybylla </text:span></text:span><text:span text:style-name="Default_20_Paragraph_20_Font"><text:span text:style-name="T65">– One of the early queens of the Onear in Luazil, Chybylla connected the Onear with Castion and the Waith Lasi.</text:span></text:span></text:p>
      <text:p text:style-name="Standard"><text:span text:style-name="Default_20_Paragraph_20_Font"><text:span text:style-name="T122">-Comenraan </text:span></text:span><text:span text:style-name="Default_20_Paragraph_20_Font"><text:span text:style-name="T65">– Perhaps the most ancient power of the Far Ul, Comenraan rose above the other Okemenel in his slaughter of the Rhovari. Comenraan lived far longer than the lifespan of a normal Far Ul by feeding on the belief and power of other Okemenel. He grew in stature and used his power to carve a mighty cave system below his grove. The cave system stretched for thousands of miles, with caverns larger than cities. Comenraan met Uygun and his Onear, and he showed them of his power and granted them the bountiful waters of Eanun and Adasol. When the Waith Adas landed upon the shores of Adasol, Comenraan guided them up the Rhu Anc to Varorn where they founded Haloras. Comenraan taught Farriel many things, and the Waith Adas thrived. Soon, though, Uygun grew in power due to the worship of the Waith Adas, and Comenraan found himself jealous and prideful. Even as Uygun grew powerful, so did the Waith Adas. When Renno came to Adasol and brought high the towers of Haloras, Comenraan was enraged. His mighty land was threatened by these newcomers. Comenraan, feeding on the belief of the Waith Adas and the Annonear, found himself starving. Hidden within his caves, Comenraan created vile experiments of life. His final, and mightiest, creation was Raeg. Comenraan betrayed the loyalty of the Waith Adas as Haloras is set upon by Bash and Finiel, and he released Raeg to destroy the city. Comenraan seized Onsinta after the fall of the city and retreated once again to his caves. Comenraan emerged only to vainly assault Au Buza before it was ripped from the world and to lay siege to Uruzil once its location was uncovered. During the Ora Lupei, Comenraan acted to betray his allies once again. He sent Raeg to slay Finiel in Erhanca, and he attempted to slay Vash Bash personally. Vash Bash took from Comenraan the Anariima Onsinta and used it to bring him near death. Comenraan escaped to his caves to recover for hundreds of years. Comenraan fought in the final battle of the Ora Lupei, where he destroyed Raeg the Beast and was imprisoned within Keleshe by Uygun.</text:span></text:span></text:p>
      <text:p text:style-name="P13">-Dravion</text:p>
      <text:p text:style-name="P13">-<text:span text:style-name="T222">Dzuzzun</text:span><text:span text:style-name="T30"> – The first Akobi of the traditional Orun culture, Dzuzzun was a powerful wielder of divine magic and was able to imbue his masterfully crafted masks with magical power. Dzuzzun trapped the ancient Orun god Ajalu in a mask and took rule of the Orun. He ushered in societal change that would eventually become the traditional Orun Ebo system and the foundation for the Elder Passage.</text:span></text:p>
      <text:p text:style-name="P13">-<text:span text:style-name="T226">Ekai Kahn </text:span><text:span text:style-name="T35">– “Second One.” The second Akobi of the Orun, a powerful priest at the time of his choosing.</text:span></text:p>
      <text:p text:style-name="P13">-Eliadis</text:p>
      <text:p text:style-name="P13">-Enalië</text:p>
      <text:p text:style-name="Standard"><text:span text:style-name="Default_20_Paragraph_20_Font"><text:span text:style-name="T122">-Eres </text:span></text:span><text:span text:style-name="Default_20_Paragraph_20_Font"><text:span text:style-name="T65">– Second daughter of Guire and Selor, Eres raises the city Uruzil upon Iniva. Eres unified the clans of Waith in their homeland and ruled the most wondrous city of the Waith. Eres was most powerful of the children of Guire and Selor, and she knew much of the world and of magic. She was gifted Taregil by Guire and Selor, and she cast it into the sky after the fall of Haloras, and thus she studs the sky with the first star. Eres and Ralun use their powers </text:span></text:span><text:soft-page-break/><text:span text:style-name="Default_20_Paragraph_20_Font"><text:span text:style-name="T65">to create Andolem after Raeg discovers Uruzil. Eres planned to engulf all evils of the world within the gem during the Ope Lupei. Eres left to the Astar the Vahalis as Guire gave himself to their creation. In the final battle of the Ope Lupei, Eres entered the Andolem and appeared upon the Eye of Ehlu, where Hera’roilya was imprisoned. She took from Hera’roilya’s prison Celegros and gave Hera’roilya his six names. <text:s/>She released Celegros into the skies above Uruzil, and it is destroyed by Finiel and Corilya. The release of power swells Andolem, and it swallows Eres into it.</text:span></text:span></text:p>
      <text:p text:style-name="P13">-<text:span text:style-name="T60">Esteon </text:span><text:span text:style-name="T11">– See “Hasedek”.</text:span></text:p>
      <text:p text:style-name="P13">-Faranwe the Dreamer</text:p>
      <text:p text:style-name="Standard"><text:span text:style-name="Default_20_Paragraph_20_Font"><text:span text:style-name="T122">-Farriel </text:span></text:span><text:span text:style-name="Default_20_Paragraph_20_Font"><text:span text:style-name="T65">– One of the most powerful of the early Waith, Farriel led many of the Waith Lasi to Adasol. There Farriel ruled Haloras with Renno. Farriel is slain by Finiel during the fall of Haloras.</text:span></text:span></text:p>
      <text:p text:style-name="Standard"><text:span text:style-name="Default_20_Paragraph_20_Font"><text:span text:style-name="T122">-Finiel </text:span></text:span><text:span text:style-name="Default_20_Paragraph_20_Font"><text:span text:style-name="T65">– Eldest son of Guire and Selor, Finiel was given the mighty Corilya. He used the gem to lead many of the Forhos, along with with Arndulin, to the Khelonde above Ger Geda. There he raised the city Glinoras. <text:s/>Finiel is a teacher of magic in Glinoras until its assault by Bash. Finiel is captured during the Ezasis, and he is tortured beyond death. After his corruption by Bash, Finiel knew nothing but hatred for all that would stop him in the destruction of Keleshe. He battled Arndulin in the Lupa Razuna and was bested and captured. Finiel was imprisoned long within the tower of Harenyast. During this time, Arndulin spoke long with him, but finds that Finiel was a husk of his former self. After the fall of Harenyast, Finiel was freed. He followed as a servant of Bash to hunt down Arndulin and led some forces in the assault and capture of Erhanca. He slew Castion the Shipwright and took Erhanca as his throne. After the betrayal of Sogor, Finiel tracked Arndulin to Luth Lirill and killed him. Finiel retook Corilya and opened a gate to Haloras. In the following battle, Finiel killed Farriel. Finiel retreated to Erhanca and took Rhach Nithos as his servant. Finiel aided in the assault of Au Buza but was unsuccessful. After Raeg destroyed Erhanca, Finiel swayed the mind of the mighty dragon and used him as a weapon in the final battle of the Ope Lupei. Finiel battled Ralun and Vash Bash in that final battle, and he slew Ralun. He sacrificed himself to Corilya in his final push to destroy Celegros, and in a mighty blast of power he was destroyed. Finiel split the moon into four pieces but was forever annihilated.</text:span></text:span></text:p>
      <text:p text:style-name="P13">-Fededir</text:p>
      <text:p text:style-name="P13">-<text:span text:style-name="T53">Galos </text:span><text:span text:style-name="T9">– see Hera’roilya.</text:span></text:p>
      <text:p text:style-name="Standard"><text:span text:style-name="Default_20_Paragraph_20_Font"><text:span text:style-name="T122">-Guire </text:span></text:span><text:span text:style-name="Default_20_Paragraph_20_Font"><text:span text:style-name="T65">– Head of one of the most prominent families of the early Waith, Guire and Selor led many of the Waith Lasi to Rhunendor. Guire and Selor together found Hera’roilya and named him. He was granted the powers of Hera’roilya, and thus was one of the first beings to learn magic. Guire used this magic to imprison Hera’roilya beneath the world to prolong the being’s life. They held Hera’roilya beneath Celegros, and thus caused Sa’Kurtha. Guire was among the three magi to create the Yvari to sheathe the rim of the world. Guire and Selor created Rinadure and rule as teachers for hundreds of years. After the birth of their children, Guire and Selor passed on the Anariima and returned to live with Hera’roilya under the world. Guire only appeared once more; to offer wisdom to Eres in her need and to give himself unto the legacy of the Waith. Guire became the flowers of the world tree, and the genesis of the Astar was of his power.</text:span></text:span></text:p>
      <text:p text:style-name="P13">-Gweria</text:p>
      <text:p text:style-name="P24"><text:span text:style-name="T43">-</text:span><text:span text:style-name="T44">Hasedek </text:span><text:span text:style-name="T25">– A Lesser Auhron. Hasedek was born with the given name Esteon, l</text:span><text:span text:style-name="T11">iterally meaning, “Masculine Name,” </text:span><text:span text:style-name="T25">to </text:span><text:span text:style-name="T26">the</text:span><text:span text:style-name="T25"> once-great and wealthy Waith clan. The clan had been of political import in the ancient city of Sarn, helping raise Sarn to its height <text:s/>in 142</text:span><text:span text:style-name="T61">nd</text:span><text:span text:style-name="T26"> millennium</text:span><text:span text:style-name="T25"> BBT. After Sarn’s fall to neighboring skirmishes, many of the great families escaped the island of Iniva during the Keles. The ancestral </text:span><text:span text:style-name="T26">clan</text:span><text:span text:style-name="T25"> of Esteon did not, instead </text:span><text:soft-page-break/><text:span text:style-name="T25">clinging to what little power they had left in Sarn. Over the following generations, the family lost everything to the continued squabbles that plagued Iniva and its clans. </text:span><text:span text:style-name="T26">They were diminished to impoverished farmers, but they clung still to their ancient pride and clan heirlooms.</text:span><text:span text:style-name="T25"> </text:span><text:span text:style-name="T11">Esteon </text:span><text:span text:style-name="T26">was born late in the 81</text:span><text:span text:style-name="T61">st</text:span><text:span text:style-name="T26"> millennium BBT in the family farmhouse in the hinterlands of Uruzil. His childhood was difficult, even compared to the standards of the poor around Uruzil. A consul of Eres saw him and saw his fierce eyes and the drive they held. The consul recommended him for an apprenticeship to Eres, Queen of Uruzil, the most prestigious and powerful teacher of magic in the city. Esteon</text:span><text:span text:style-name="T11"> was trained by Eres and, </text:span><text:span text:style-name="T26">in the 73</text:span><text:span text:style-name="T61">rd</text:span><text:span text:style-name="T26"> millennium BBT,</text:span><text:span text:style-name="T11"> fought in the </text:span><text:span text:style-name="T26">final battle of the Ora Lupei</text:span><text:span text:style-name="T11"> before being swallowed by Andolem </text:span><text:span text:style-name="T26">along with the rest of the island</text:span><text:span text:style-name="T11">. After his evanescence </text:span><text:span text:style-name="T27">he took on the name Haseduanth, “</text:span><text:span text:style-name="T25">Touched by Darkness”</text:span><text:span text:style-name="T27">, which </text:span><text:span text:style-name="T26">changed</text:span><text:span text:style-name="T27">, </text:span><text:span text:style-name="T28">as the Lesser Auhron</text:span><text:span text:style-name="T26">s</text:span><text:span text:style-name="T28"> of Andolem </text:span><text:span text:style-name="T26">communicated and worked to develop</text:span><text:span text:style-name="T28"> a common tongue, to</text:span><text:span text:style-name="T27"> Hasedek, “</text:span><text:span text:style-name="T25">The Darkness”</text:span><text:span text:style-name="T27">.</text:span></text:p>
      <text:p text:style-name="Standard"><text:span text:style-name="Default_20_Paragraph_20_Font"><text:span text:style-name="T122">-</text:span></text:span><text:span text:style-name="Default_20_Paragraph_20_Font"><text:span text:style-name="T128">Haseduanth </text:span></text:span><text:span text:style-name="Default_20_Paragraph_20_Font"><text:span text:style-name="T85">– “Touched by Darkness,” see Hasedek.</text:span></text:span></text:p>
      <text:p text:style-name="P28"><text:span text:style-name="Default_20_Paragraph_20_Font"><text:span text:style-name="T122">-</text:span></text:span><text:span text:style-name="Default_20_Paragraph_20_Font"><text:span text:style-name="T123">Hbobo –</text:span></text:span><text:span text:style-name="Default_20_Paragraph_20_Font"><text:span text:style-name="T72"> </text:span></text:span><text:span text:style-name="Default_20_Paragraph_20_Font"><text:span text:style-name="T73">A deity of the traditional Orun pantheon. </text:span></text:span><text:span text:style-name="Default_20_Paragraph_20_Font"><text:span text:style-name="T72">Goddess of the Orun, creator of the Orun; their patron mother. Daughter to Inuer and Waka.</text:span></text:span></text:p>
      <text:p text:style-name="Standard"><text:span text:style-name="Default_20_Paragraph_20_Font"><text:span text:style-name="T122">-Hera’roilya </text:span></text:span><text:span text:style-name="Default_20_Paragraph_20_Font"><text:span text:style-name="T65">– A shard of one of the first beings, Hera’roilya represented power in all its forms. He was discovered and awoken by Guire and Selor in Rhunendor, and in his awakening was thrown into instability. Hera’roilya was good and evil, lawful and chaotic, and could not exist for long. He was imprisoned beneath the world by Guire and Selor, Celegros placed upon his chest. He was left imprisoned on the Eye of Ehlu for thousands of years, only released when Eres took Celegros and released it into the sky. It was Eres that named each of the six powers of Hera’roilya before he shattered. In his death, Hera’roilya preserved the world by removing the Andolem from the Material Plane just before it swallowed all </text:span></text:span><text:span text:style-name="Default_20_Paragraph_20_Font"><text:span text:style-name="T171">things</text:span></text:span><text:span text:style-name="Default_20_Paragraph_20_Font"><text:span text:style-name="T65">, and he placed the new Corilyan Plane opposite Andolem. Hera’roilya’s death spilled the bowl of the world, filling the Material Plane with the expanse of the universe.</text:span></text:span></text:p>
      <text:p text:style-name="Standard"><text:span text:style-name="Default_20_Paragraph_20_Font"><text:span text:style-name="T122"><text:tab/>-Hera’rocoia </text:span></text:span><text:span text:style-name="Default_20_Paragraph_20_Font"><text:span text:style-name="T65">– Hera’rocoia is the aspect of good, </text:span></text:span><text:span text:style-name="Default_20_Paragraph_20_Font"><text:span text:style-name="T171">be it lawful equality or rightful revolution.</text:span></text:span></text:p>
      <text:p text:style-name="Standard"><text:span text:style-name="Default_20_Paragraph_20_Font"><text:span text:style-name="T122"><text:tab/>-Hera’roba </text:span></text:span><text:span text:style-name="Default_20_Paragraph_20_Font"><text:span text:style-name="T65">– Hera’roba is the aspect of evil—</text:span></text:span><text:span text:style-name="Default_20_Paragraph_20_Font"><text:span text:style-name="T171">he is tyranny and stability as well as death and the change it brings.</text:span></text:span></text:p>
      <text:p text:style-name="Standard"><text:span text:style-name="Default_20_Paragraph_20_Font"><text:span text:style-name="T122"><text:tab/>-Herya’rosintilya </text:span></text:span><text:span text:style-name="Default_20_Paragraph_20_Font"><text:span text:style-name="T65">– Herya’rosintilya is knowledge, </text:span></text:span><text:span text:style-name="Default_20_Paragraph_20_Font"><text:span text:style-name="T171">which can be used for both good and evil.</text:span></text:span></text:p>
      <text:p text:style-name="Standard"><text:span text:style-name="Default_20_Paragraph_20_Font"><text:span text:style-name="T122"><text:tab/>-Hera’rombar </text:span></text:span><text:span text:style-name="Default_20_Paragraph_20_Font"><text:span text:style-name="T65">– Hera’rombar is the aspect of order, of law. </text:span></text:span><text:span text:style-name="Default_20_Paragraph_20_Font"><text:span text:style-name="T171">There are times when order brings safety and peace and others when it is the harbinger of slavery and torture.</text:span></text:span></text:p>
      <text:p text:style-name="Standard"><text:span text:style-name="Default_20_Paragraph_20_Font"><text:span text:style-name="T122"><text:tab/>-Hera’rontan </text:span></text:span><text:span text:style-name="Default_20_Paragraph_20_Font"><text:span text:style-name="T65">– Hera’rontan is creation. </text:span></text:span><text:span text:style-name="Default_20_Paragraph_20_Font"><text:span text:style-name="T171">All things abide by certain rules of the universe; there is a perfect structure that makes living things live and a beautiful symmetry in all else. Yet life brings with it chaos, and all order breaks down in time.</text:span></text:span></text:p>
      <text:p text:style-name="Standard"><text:span text:style-name="Default_20_Paragraph_20_Font"><text:span text:style-name="T122"><text:tab/>-Naa’roleith </text:span></text:span><text:span text:style-name="Default_20_Paragraph_20_Font"><text:span text:style-name="T65">– Naa’roleith is </text:span></text:span><text:span text:style-name="Default_20_Paragraph_20_Font"><text:span text:style-name="T172">progress, change, and chaos. He is forever unfettered by the laws that constrain everything else, and he is always looking to instigate shifts in the world. Change brings with it both progress and violence—for none truly know what might lie ahead on the march of time.</text:span></text:span></text:p>
      <text:p text:style-name="P13">-Hithu</text:p>
      <text:p text:style-name="P13">-Hundië</text:p>
      <text:p text:style-name="Standard"><text:span text:style-name="Default_20_Paragraph_20_Font"><text:span text:style-name="T122">-Hurus </text:span></text:span><text:span text:style-name="Default_20_Paragraph_20_Font"><text:span text:style-name="T65">– A mighty and wild Loss’kelvar, Hurus was tortured and enslaved by Bash. He battered at the Id Eida for hundreds of years and fought in Harenyast during its fall. Hurus continued his servitude of Bash until he was slain by Arndulin wielding Lasafen.</text:span></text:span></text:p>
      <text:p text:style-name="P13">-Idhel</text:p>
      <text:p text:style-name="P13">-Ilie</text:p>
      <text:p text:style-name="P18"><text:span text:style-name="T166">-Ina –</text:span><text:span text:style-name="T68"> </text:span><text:span text:style-name="T69">A deity of the traditional Orun pantheon. </text:span><text:span text:style-name="T214">Being</text:span><text:span text:style-name="T68"> of fire and destruction who resides behind the sky.</text:span></text:p>
      <text:p text:style-name="P13"><text:soft-page-break/>-Insúlo</text:p>
      <text:p text:style-name="P27"><text:span text:style-name="T43">-Inuer –</text:span> <text:span text:style-name="T220">A deity of the traditional Orun pantheon. </text:span>Goddess of the earth during the day and the sky at night. Goddess of life <text:span text:style-name="T219">and plants</text:span>. Partner of Waka.</text:p>
      <text:p text:style-name="P20">-<text:span text:style-name="T168">Iseda</text:span><text:span text:style-name="T76"> – </text:span><text:span text:style-name="T73">A deity of the traditional Orun pantheon. </text:span><text:span text:style-name="T76">Goddess of animals and nature. Daughter of Ojumeji.</text:span></text:p>
      <text:p text:style-name="P13">-Iulian the Graceful</text:p>
      <text:p text:style-name="P21">-<text:span text:style-name="T168">Ja –</text:span><text:span text:style-name="T76"> </text:span><text:span text:style-name="T77">A deity of the traditional Orun pantheon. </text:span><text:span text:style-name="T76">Goddess of war, warriors, conflict, competition. Daughter of Ojumeji.</text:span></text:p>
      <text:p text:style-name="P13">-Karn</text:p>
      <text:p text:style-name="P13">-Kentilia</text:p>
      <text:p text:style-name="P19">-<text:span text:style-name="T228">Kosoro Kahn </text:span><text:span text:style-name="T37">– See Anu Kahn.</text:span></text:p>
      <text:p text:style-name="P19">-<text:span text:style-name="T167">Kun –</text:span><text:span text:style-name="T67"> </text:span><text:span text:style-name="T71">A deity of the traditional Orun pantheon. </text:span><text:span text:style-name="T67">God of the ocean, storms, bounty, </text:span><text:span text:style-name="T70">money, </text:span><text:span text:style-name="T67">and wrath. Son of Inuer and Waka.</text:span></text:p>
      <text:p text:style-name="P14">-L<text:span text:style-name="T41">eilom</text:span></text:p>
      <text:p text:style-name="P13">-Leithan</text:p>
      <text:p text:style-name="P13">-Linarata Envintule</text:p>
      <text:p text:style-name="P13">-Mallorn</text:p>
      <text:p text:style-name="P13">-Mear</text:p>
      <text:p text:style-name="P13">-Medorohm</text:p>
      <text:p text:style-name="P13">-Miranion</text:p>
      <text:p text:style-name="P13">-Mirel</text:p>
      <text:p text:style-name="P23">-<text:span text:style-name="T225">Moniade </text:span><text:span text:style-name="T34">– </text:span><text:span text:style-name="T32">The legendary warrior-priest of ancient Moren. Moniade slew Omabolaji of Iluy and captured the city in 160,000 BBT.</text:span></text:p>
      <text:p text:style-name="P13">-Nalas</text:p>
      <text:p text:style-name="Standard"><text:span text:style-name="Default_20_Paragraph_20_Font"><text:span text:style-name="T122">-Nestadis</text:span></text:span><text:span text:style-name="Default_20_Paragraph_20_Font"><text:span text:style-name="T65"> – Leader of the Waith Lung to the west of Iniva. Nestadis and her Waith aided in the Ope Lupei, but she was slain by the Gurohtar.</text:span></text:span></text:p>
      <text:p text:style-name="P13">-Nimben</text:p>
      <text:p text:style-name="P22">-<text:span text:style-name="T169">Nis –</text:span><text:span text:style-name="T79"> Guardian goddess of the underworld, she who watches over the dead in the realm also called Nis, believed to lie below the waves. </text:span><text:span text:style-name="T80">Daughter of Kun and Hbobo.</text:span></text:p>
      <text:p text:style-name="P13">-<text:span text:style-name="T47">Nixia</text:span><text:span text:style-name="T7">-- </text:span></text:p>
      <text:p text:style-name="P27"><text:span text:style-name="T43">-Ojumeji –</text:span> <text:span text:style-name="T220">A deity of the traditional Orun pantheon. </text:span>God/Goddess of hunting and harvesting. Ojumeji is a two-faced being, one of a male and the other a female. Child of Inuer and Waka.</text:p>
      <text:p text:style-name="P23">-<text:span text:style-name="T224">Omabolaji </text:span><text:span text:style-name="T33">– </text:span><text:span text:style-name="T32">Second priest-king of ancient Iluy, Omabolaji was killed by the warrior-priest <text:s/></text:span><text:span text:style-name="T34">Moniade </text:span><text:span text:style-name="T32">or Moren during the rivalry of the two cities.</text:span></text:p>
      <text:p text:style-name="P20">-<text:span text:style-name="T227">Oni </text:span><text:span text:style-name="T36">– See Anu Kahn.</text:span></text:p>
      <text:p text:style-name="P20">-<text:span text:style-name="T166">Oor –</text:span><text:span text:style-name="T68"> </text:span><text:span text:style-name="T73">A deity of the traditional Orun pantheon. </text:span><text:span text:style-name="T68">God/Protector of the sun, labor, warmth, son of Waka alone. Oor watches over the sun, the eye of Ina, and ensures that the being does not break through to the world. </text:span><text:span text:style-name="T74">Oor rides a golden </text:span><text:span text:style-name="T75">dragon</text:span><text:span text:style-name="T74"> on the clouds.</text:span></text:p>
      <text:p text:style-name="P38">-<text:span text:style-name="T226">Oorunyemi </text:span><text:span text:style-name="T35">– The warlord queen of Ade in 148,000 BBT. Oorunyemi loosely united the Yanrin region under her control.</text:span></text:p>
      <text:p text:style-name="P38">-Oorwadamilare <text:span text:style-name="T3">– </text:span><text:span text:style-name="T32">First priest-king of the ancient Iluy, succeeded by his son </text:span><text:span text:style-name="T3">Omabolaji </text:span><text:span text:style-name="T32">in 162,000 BBT.</text:span></text:p>
      <text:p text:style-name="P13">-Orthenon</text:p>
      <text:p text:style-name="P26"><text:span text:style-name="T43">-Otit –</text:span> <text:span text:style-name="T218">A deity of the traditional Orun pantheon. </text:span>Being of justice, rightfulness, truth. <text:span text:style-name="T217">Otit is the opposite of Ajalu; he is order and justice. From him, the Ebo system is given strength. He is the pillar that holds the world.</text:span></text:p>
      <text:p text:style-name="P13">-Quildanon</text:p>
      <text:p text:style-name="P13">-Raededir</text:p>
      <text:p text:style-name="Standard"><text:soft-page-break/><text:span text:style-name="Default_20_Paragraph_20_Font"><text:span text:style-name="T122">-Ralun </text:span></text:span><text:span text:style-name="Default_20_Paragraph_20_Font"><text:span text:style-name="T65">– Second son of Guire and Selor, Ralun was placed as Lord of Rinadure and given the Anariima Arangil. Ralun and his mages created the Iantar after the fall of Haloras, and he cast Arangil into the sky to join Taregil. Ralun aided in the creation of Andolem, and he convinced Uygun and the Annonear to join the Waith during the Ope Lupei. The Lord of Rinadure battled with Finiel and Vash Bash in the center of Uruzil as he attempted to defend Eres within Andolem but was slain by Lasafen wielded by Finiel.</text:span></text:span></text:p>
      <text:p text:style-name="Standard"><text:span text:style-name="Default_20_Paragraph_20_Font"><text:span text:style-name="T122">-Raeg </text:span></text:span><text:span text:style-name="Default_20_Paragraph_20_Font"><text:span text:style-name="T65">– Created by Comenraan, Raeg is the first artificial being. The Beast cannot die, for any fatal blow dealt to it only causes it to grow. Raeg was unleashed upon the city Haloras, and he crushed Renno’s shield with his body. After the fall of the city, Raeg was sent to uncover the location of the hidden city of Uruzil. During the Ope Lupei, Raeg was sent by Comenraan to kill Finiel in Erhanca. The monster destroyed the fortress but was corrupted by Finiel to turn against his master Comenraan. In the final battle of the Ope Lupei, Raeg fought with Comenraan but was destroyed. All his power was siphoned away, and the beast was cast into the deep waters beside Iniva and swallowed into Andolem.</text:span></text:span></text:p>
      <text:p text:style-name="P13">-Rawel</text:p>
      <text:p text:style-name="P13">-<text:span text:style-name="T232">Ravasasam</text:span></text:p>
      <text:p text:style-name="P13">-Reinien</text:p>
      <text:p text:style-name="P13">-Reisil</text:p>
      <text:p text:style-name="Standard"><text:span text:style-name="Default_20_Paragraph_20_Font"><text:span text:style-name="T122">-Revion </text:span></text:span><text:span text:style-name="Default_20_Paragraph_20_Font"><text:span text:style-name="T65">– One of the most powerful of the first Waith Lasi, Revion led his followers to the misty isle of Au Buza. There he leads the Waith Ceat and peers long into the bowl of the world. Revion is tasked as the Guardian of the Eye of Ehlu by Guire and Selor, and he is among those three magi that plucked the Anariima from the bowl of the world and wrapped the rim with Yvari. Thus Revion is the third being to learn the magic of Hera’roilya. Revion rips the rim of the world and a glimpse of the universe from the Material Plane when Au Buza is assaulted by Comenraan, Finiel, and Vash Bash. Revion became known as the Gatekeeper of the Endless Realm.</text:span></text:span></text:p>
      <text:p text:style-name="Standard"><text:span text:style-name="Default_20_Paragraph_20_Font"><text:span text:style-name="T122">-Renno </text:span></text:span><text:span text:style-name="Default_20_Paragraph_20_Font"><text:span text:style-name="T65">– Daughter of Guire and Selor, Renno is given Onsinta and travels to Adasol. There she meets with Farriel and raises the city Haloras. Renno was the teacher of Uygun, and she created for him the cloak Avcolla with a cord of Onsinta. Renno called for the aid of the Okemenel and the Annonear when Finiel and Bash assaulted Haloras, but she was betrayed by both. Despite the love that Uygun held for her, his fear of Comenraan kept him from her then, and he hid under Avcolla. Renno fought to defend Haloras, but she was slain by Raeg.</text:span></text:span></text:p>
      <text:p text:style-name="Standard"><text:span text:style-name="Default_20_Paragraph_20_Font"><text:span text:style-name="T122">-Rhach Nithos </text:span></text:span><text:span text:style-name="Default_20_Paragraph_20_Font"><text:span text:style-name="T65">– One of the Forhos of Ger Geda, Nithos was a warrior beneath Arndulin. During the siege of Harenyast, the loyalty of Nithos was shaken by the voice of Bash. Nithos fell to darkness, and he corrupted a cult of the Forhos to his side. He stole Corilya from the height of the fortress and allowed the onset of the assault on Harenyast by Bash and the Gurohtar. Nithos battled with Arndulin but was slain. Nithos could not be killed, though, for his blood had become the blood of Keleshe. Him and his followers had fallen into the curse of the Gurohtar, and Arndulin damned them as Rotasere. He named Nithos Rhach, betrayer. Rhach Nithos led the Gurohtar to the entrance of Haldarda and slew Vantura Hylama in the Histamin. Rhach Nithos remained by Bash’s side during the hunt for Arndulin and eventually became Finiel’s most loyal servant. Rhach Nithos led the Rotasere in the Ope Lupei and was swallowed by the Andolem at its finale.</text:span></text:span></text:p>
      <text:p text:style-name="Standard"><text:span text:style-name="Default_20_Paragraph_20_Font"><text:span text:style-name="T65"><text:tab/></text:span></text:span><text:span text:style-name="Default_20_Paragraph_20_Font"><text:span text:style-name="T173">When Nithos evanesced in Ad Elovii, his persona emerged purged of all its pain and hatred, instead it was left with order, hope, and shame. His blood survived the evanescence, magically cursed by Arndulin to always remind Nithos of his betrayal of the Waith at Harenyast. Nithos created the Castle of Memories in Hel Viharok, where he hid his true form </text:span></text:span><text:span text:style-name="Default_20_Paragraph_20_Font"><text:span text:style-name="T174">in the dungeons. He created the Raven Queen and the Rook to act as a mask to hide his identity as he pursued communication with Mediul. Once Selor was planted in the Eye of Ehlu </text:span></text:span><text:soft-page-break/><text:span text:style-name="Default_20_Paragraph_20_Font"><text:span text:style-name="T174">and spread throughout Hel Viharok, Nithos entreated with her to bring a sapling to his courtyard in the Castle of Memories. The Raven Queen used the sapling to discover the appropriate time of death of all in Mediul. </text:span></text:span><text:span text:style-name="Default_20_Paragraph_20_Font"><text:span text:style-name="T175">Nithos created his kraewis to explore Hel Viharok and retrieve the memories of the final living moments of people dying in Mediul.</text:span></text:span></text:p>
      <text:p text:style-name="Standard"><text:span text:style-name="Default_20_Paragraph_20_Font"><text:span text:style-name="T175"><text:tab/></text:span></text:span><text:span text:style-name="Default_20_Paragraph_20_Font"><text:span text:style-name="T176">Desires: enforcement of life and death. The deaths of those that deserve death, the prolonged life of those that deserve life. The destruction of those who would cheat death, like the undead.</text:span></text:span></text:p>
      <text:p text:style-name="Standard"><text:span text:style-name="Default_20_Paragraph_20_Font"><text:span text:style-name="T122">-Rosiell </text:span></text:span><text:span text:style-name="Default_20_Paragraph_20_Font"><text:span text:style-name="T65">– Sister of Castion, Rosiell joined the Waith Luan in their exploration of Luazil. Rosiell and her people lived on Ghe Geros, and they worked in harmony with the Onear of Hylama. After the fall of Harenyast and the coming of the Gurohtar, Rosiell led her people away from Luazil. They spread across the islands of the world, and many made their way back to Uruzil. Rosiell was slain during the Ope Lupei.</text:span></text:span></text:p>
      <text:p text:style-name="P13">-Ruiwen</text:p>
      <text:p text:style-name="Standard"><text:span text:style-name="Default_20_Paragraph_20_Font"><text:span text:style-name="T122">-Saeronder </text:span></text:span><text:span text:style-name="Default_20_Paragraph_20_Font"><text:span text:style-name="T65">– Named “The Gentle,” Saeronder led the Waith Uso to the land Lunima. There they lived in peace and harmony. Saeronder refused the teachings of Eres. Saeronder and many of his Waith Uso were slain in the Usada.</text:span></text:span></text:p>
      <text:p text:style-name="P13">-Sarniell</text:p>
      <text:p text:style-name="Standard"><text:span text:style-name="Default_20_Paragraph_20_Font"><text:span text:style-name="T122">-Selor </text:span></text:span><text:span text:style-name="Default_20_Paragraph_20_Font"><text:span text:style-name="T65">– Head of one of the most prominent families of the early Waith, Selor led many of the Waith Lasi to Rhunendor. Guire and Selor together found Hera’roilya and named him. She was granted the powers of Hera’roilya, and thus was one of the first beings to learn magic. Selor used this magic to imprison Hera’roilya beneath the world to prolong the being’s life. They held Hera’roilya beneath Celegros, and thus caused Sa’Kurtha. Selor was among the three magi to create the Yvari to sheathe the rim of the world. Guire and Selor created Rinadure and rule as teachers for hundreds of years. After the birth of their children, Guire and Selor passed on the Anariima and returned to live with Hera’roilya under the world. Selor only appeared once more; to offer wisdom to Eres in her need and to give herself unto the legacy of the Waith. She became the World Tree and the tree of knowledge.</text:span></text:span></text:p>
      <text:p text:style-name="P31"><text:span text:style-name="Default_20_Paragraph_20_Font"><text:span text:style-name="T156">-Seranixia – </text:span></text:span></text:p>
      <text:p text:style-name="P29"><text:span text:style-name="Default_20_Paragraph_20_Font"><text:span text:style-name="T122">-</text:span></text:span><text:span text:style-name="Default_20_Paragraph_20_Font"><text:span text:style-name="T124">S</text:span></text:span><text:span text:style-name="Default_20_Paragraph_20_Font"><text:span text:style-name="T123">o –</text:span></text:span><text:span text:style-name="Default_20_Paragraph_20_Font"><text:span text:style-name="T72"> </text:span></text:span><text:span text:style-name="Default_20_Paragraph_20_Font"><text:span text:style-name="T77">A deity of the traditional Orun pantheon. </text:span></text:span><text:span text:style-name="Default_20_Paragraph_20_Font"><text:span text:style-name="T72">Guardian god of safety and cities. </text:span></text:span><text:span text:style-name="Default_20_Paragraph_20_Font"><text:span text:style-name="T78">Son of Kun and Hbobo. </text:span></text:span></text:p>
      <text:p text:style-name="Standard"><text:span text:style-name="Default_20_Paragraph_20_Font"><text:span text:style-name="T122">-Sogor </text:span></text:span><text:span text:style-name="Default_20_Paragraph_20_Font"><text:span text:style-name="T65">– An old Inis in Ger Geda, Sogor housed and betrayed Arndulin and his companions.</text:span></text:span></text:p>
      <text:p text:style-name="Standard"><text:span text:style-name="Default_20_Paragraph_20_Font"><text:span text:style-name="T122">-</text:span></text:span><text:span text:style-name="Default_20_Paragraph_20_Font"><text:span text:style-name="T129">Srwos </text:span></text:span><text:span text:style-name="Default_20_Paragraph_20_Font"><text:span text:style-name="T86">– The spirit of prehistoric astar belief tied to the the red moon Celegros.</text:span></text:span></text:p>
      <text:p text:style-name="Standard"><text:span text:style-name="Default_20_Paragraph_20_Font"><text:span text:style-name="T122">-</text:span></text:span><text:span text:style-name="Default_20_Paragraph_20_Font"><text:span text:style-name="T130">Stermaqa</text:span></text:span><text:span text:style-name="Default_20_Paragraph_20_Font"><text:span text:style-name="T87"> – Sister of Leilom killed by a ghwer.</text:span></text:span></text:p>
      <text:p text:style-name="Standard"><text:span text:style-name="Default_20_Paragraph_20_Font"><text:span text:style-name="T122">-Tilmore the Tower </text:span></text:span><text:span text:style-name="Default_20_Paragraph_20_Font"><text:span text:style-name="T65">– One of the companions of Arndulin Nuragon, Tilmore the Tower was a mighty Esis of the Forhos. Tilmore wielded the sword Ramalin, inset with a cord of Corilya. Tilmore was slain by the Gurohtar after the trio’s betrayal by Sogor.</text:span></text:span></text:p>
      <text:p text:style-name="P13">-Tirwen</text:p>
      <text:p text:style-name="P13">-Toran</text:p>
      <text:p text:style-name="Standard"><text:span text:style-name="Default_20_Paragraph_20_Font"><text:span text:style-name="T122">-Uygun </text:span></text:span><text:span text:style-name="Default_20_Paragraph_20_Font"><text:span text:style-name="T65">– An ancient Far Ul, Uygun led many Onear into the waters near Adasol. There he met Comenraan, and Uygun t</text:span></text:span><text:span text:style-name="Default_20_Paragraph_20_Font"><text:span text:style-name="T177">ook</text:span></text:span><text:span text:style-name="Default_20_Paragraph_20_Font"><text:span text:style-name="T65"> the Okemenel’s knowledge back to his people. The Annonear thrive</text:span></text:span><text:span text:style-name="Default_20_Paragraph_20_Font"><text:span text:style-name="T177">d</text:span></text:span><text:span text:style-name="Default_20_Paragraph_20_Font"><text:span text:style-name="T65"> in those waters, and Uygun gr</text:span></text:span><text:span text:style-name="Default_20_Paragraph_20_Font"><text:span text:style-name="T177">ew</text:span></text:span><text:span text:style-name="Default_20_Paragraph_20_Font"><text:span text:style-name="T65"> in power, </text:span></text:span><text:span text:style-name="Default_20_Paragraph_20_Font"><text:span text:style-name="T177">becoming an early Apotheid</text:span></text:span><text:span text:style-name="Default_20_Paragraph_20_Font"><text:span text:style-name="T65">. Uygun is empowered </text:span></text:span><text:span text:style-name="Default_20_Paragraph_20_Font"><text:span text:style-name="T177">further </text:span></text:span><text:span text:style-name="Default_20_Paragraph_20_Font"><text:span text:style-name="T65">by the coming of the Waith Adas, but he </text:span></text:span><text:span text:style-name="Default_20_Paragraph_20_Font"><text:span text:style-name="T177">was</text:span></text:span><text:span text:style-name="Default_20_Paragraph_20_Font"><text:span text:style-name="T65"> cautious about the</text:span></text:span><text:span text:style-name="Default_20_Paragraph_20_Font"><text:span text:style-name="T177">m</text:span></text:span><text:span text:style-name="Default_20_Paragraph_20_Font"><text:span text:style-name="T65">. </text:span></text:span><text:span text:style-name="Default_20_Paragraph_20_Font"><text:span text:style-name="T177">He saw</text:span></text:span><text:span text:style-name="Default_20_Paragraph_20_Font"><text:span text:style-name="T65"> them as a threat. Uygun remain</text:span></text:span><text:span text:style-name="Default_20_Paragraph_20_Font"><text:span text:style-name="T177">ed</text:span></text:span><text:span text:style-name="Default_20_Paragraph_20_Font"><text:span text:style-name="T65"> wary of them after the creation of Haloras. After the </text:span></text:span><text:span text:style-name="Default_20_Paragraph_20_Font"><text:span text:style-name="T177">birth</text:span></text:span><text:span text:style-name="Default_20_Paragraph_20_Font"><text:span text:style-name="T65"> of Raeg, Uygun </text:span></text:span><text:span text:style-name="Default_20_Paragraph_20_Font"><text:span text:style-name="T177">was</text:span></text:span><text:span text:style-name="Default_20_Paragraph_20_Font"><text:span text:style-name="T65"> thrown away by Comenraan. The Annonear </text:span></text:span><text:span text:style-name="Default_20_Paragraph_20_Font"><text:span text:style-name="T177">was</text:span></text:span><text:span text:style-name="Default_20_Paragraph_20_Font"><text:span text:style-name="T65"> furious and betrayed, and he turn</text:span></text:span><text:span text:style-name="Default_20_Paragraph_20_Font"><text:span text:style-name="T177">ed</text:span></text:span><text:span text:style-name="Default_20_Paragraph_20_Font"><text:span text:style-name="T65"> to Renno in Haloras. In time, he learn</text:span></text:span><text:span text:style-name="Default_20_Paragraph_20_Font"><text:span text:style-name="T177">ed</text:span></text:span><text:span text:style-name="Default_20_Paragraph_20_Font"><text:span text:style-name="T65"> many things from Renno. He learn</text:span></text:span><text:span text:style-name="Default_20_Paragraph_20_Font"><text:span text:style-name="T177">ed</text:span></text:span><text:span text:style-name="Default_20_Paragraph_20_Font"><text:span text:style-name="T65"> the magic of Hera’roilya and </text:span></text:span><text:span text:style-name="Default_20_Paragraph_20_Font"><text:span text:style-name="T177">fell in</text:span></text:span><text:span text:style-name="Default_20_Paragraph_20_Font"><text:span text:style-name="T65"> love </text:span></text:span><text:span text:style-name="Default_20_Paragraph_20_Font"><text:span text:style-name="T177">with </text:span></text:span><text:span text:style-name="Default_20_Paragraph_20_Font"><text:span text:style-name="T65">Renno. She sew</text:span></text:span><text:span text:style-name="Default_20_Paragraph_20_Font"><text:span text:style-name="T177">ed</text:span></text:span><text:span text:style-name="Default_20_Paragraph_20_Font"><text:span text:style-name="T65"> for him Avcolla with a cord of Onsinta, and he use</text:span></text:span><text:span text:style-name="Default_20_Paragraph_20_Font"><text:span text:style-name="T177">d</text:span></text:span><text:span text:style-name="Default_20_Paragraph_20_Font"><text:span text:style-name="T65"> this vanishing cloak to hide from his fears. During the fall of Haloras, Uygun </text:span></text:span><text:span text:style-name="Default_20_Paragraph_20_Font"><text:span text:style-name="T177">was</text:span></text:span><text:span text:style-name="Default_20_Paragraph_20_Font"><text:span text:style-name="T65"> devoured by fear, and he fail</text:span></text:span><text:span text:style-name="Default_20_Paragraph_20_Font"><text:span text:style-name="T177">ed</text:span></text:span><text:span text:style-name="Default_20_Paragraph_20_Font"><text:span text:style-name="T65"> to help Renno and the Waith Adas. They </text:span></text:span><text:span text:style-name="Default_20_Paragraph_20_Font"><text:span text:style-name="T177">were</text:span></text:span><text:span text:style-name="Default_20_Paragraph_20_Font"><text:span text:style-name="T65"> slain, and Uygun hid in the depths of the ocean with Avcolla. Uygun only r</text:span></text:span><text:span text:style-name="Default_20_Paragraph_20_Font"><text:span text:style-name="T177">ose</text:span></text:span><text:span text:style-name="Default_20_Paragraph_20_Font"><text:span text:style-name="T65"> </text:span></text:span><text:soft-page-break/><text:span text:style-name="Default_20_Paragraph_20_Font"><text:span text:style-name="T65">to meet Ralun, who convince</text:span></text:span><text:span text:style-name="Default_20_Paragraph_20_Font"><text:span text:style-name="T177">d</text:span></text:span><text:span text:style-name="Default_20_Paragraph_20_Font"><text:span text:style-name="T65"> him to face his fears and battle Comenraan in the Ope Lupei. In the final battle, Uygun le</text:span></text:span><text:span text:style-name="Default_20_Paragraph_20_Font"><text:span text:style-name="T177">d</text:span></text:span><text:span text:style-name="Default_20_Paragraph_20_Font"><text:span text:style-name="T65"> the Annonear at Uruzil. </text:span></text:span><text:span text:style-name="Default_20_Paragraph_20_Font"><text:span text:style-name="T177">Uygun</text:span></text:span><text:span text:style-name="Default_20_Paragraph_20_Font"><text:span text:style-name="T65"> pushe</text:span></text:span><text:span text:style-name="Default_20_Paragraph_20_Font"><text:span text:style-name="T177">d</text:span></text:span><text:span text:style-name="Default_20_Paragraph_20_Font"><text:span text:style-name="T65"> Comenraan into Keleshe and is then swallowed by Andolem. </text:span></text:span><text:span text:style-name="Default_20_Paragraph_20_Font"><text:span text:style-name="T177">His evanescence causes him to be engulfed by his loss of Renno, and Uygun creates a memory of her with his cord of Onsinta to occupy his deep volcanic palace in Miri Ohuru in Hel Viharok.</text:span></text:span></text:p>
      <text:p text:style-name="Standard"><text:span text:style-name="Default_20_Paragraph_20_Font"><text:span text:style-name="T177"><text:tab/></text:span></text:span><text:span text:style-name="Default_20_Paragraph_20_Font"><text:span text:style-name="T178">Desires: Reunite with Renno. </text:span></text:span><text:span text:style-name="Default_20_Paragraph_20_Font"><text:span text:style-name="T179">Uygun is, for now, content with the false Renno in his realm, but he desires above all to truly be with her. </text:span></text:span><text:span text:style-name="Default_20_Paragraph_20_Font"><text:span text:style-name="T180">This, at the least, requires that Celegros to be reformed to let Renno back from the dead and that Uygun escapes Andolem. </text:span></text:span><text:span text:style-name="Default_20_Paragraph_20_Font"><text:span text:style-name="T181">He exerts his influence, however, for whomever would help his goal the best.</text:span></text:span></text:p>
      <text:p text:style-name="Standard"><text:span text:style-name="Default_20_Paragraph_20_Font"><text:span text:style-name="T122">-Vantura Hylama</text:span></text:span><text:span text:style-name="Default_20_Paragraph_20_Font"><text:span text:style-name="T65"> – A quick ally of Arndulin, Hylama aided in much of the defense of the Harenyast. She aided in the creation of the Id Eida and the narrowing of the Telkohar. During the Lupe Razuna, Vantura Hylama battles with Bash. She wields Glosalagos during the fall of Harenyast and uses it to main Hurus. She defends the door of Haldarda from Bash and Rhach Nithos but is eventually beaten back and slain by the Rotasere in the Histamin.</text:span></text:span></text:p>
      <text:p text:style-name="Standard"><text:span text:style-name="Default_20_Paragraph_20_Font"><text:span text:style-name="T122">-Vash Bash </text:span></text:span><text:span text:style-name="Default_20_Paragraph_20_Font"><text:span text:style-name="T65">– Leader of the Loss’kelvar and the Gurohtar, Bash led the assault on the Waith after the Sa’Kurtha. During the Ezasis, Bash captured the city of Glinoras and </text:span></text:span><text:span text:style-name="Default_20_Paragraph_20_Font"><text:span text:style-name="T182">its leader, </text:span></text:span><text:span text:style-name="Default_20_Paragraph_20_Font"><text:span text:style-name="T65">Finiel, </text:span></text:span><text:span text:style-name="Default_20_Paragraph_20_Font"><text:span text:style-name="T182">who carried the Anariima Corilya</text:span></text:span><text:span text:style-name="Default_20_Paragraph_20_Font"><text:span text:style-name="T65">. Bash torture</text:span></text:span><text:span text:style-name="Default_20_Paragraph_20_Font"><text:span text:style-name="T182">d</text:span></text:span><text:span text:style-name="Default_20_Paragraph_20_Font"><text:span text:style-name="T65"> Finiel, trying to learn the powers of Corilya. After Finiel and Corilya were lost in Lupe Razuna, Bash laid siege on Harenyast and recruited the help of Hurus from the north. Bash led the Gurohtar to capture Harenyast, the Haldarda, and Thuricaras, killing Vantura Hylama in the fight. The Loss’kelvar took Erhanca and slew Castion during their hunt of Arndulin Nuragon and his companions. Vash Bash and his Gurohtar tracked Arndulin to Luth Lirill where Finiel killed him and took Corilya. </text:span></text:span><text:span text:style-name="Default_20_Paragraph_20_Font"><text:span text:style-name="T182">Vash Bash, controlling Finiel, took three cords of Corilya for himself. </text:span></text:span><text:span text:style-name="Default_20_Paragraph_20_Font"><text:span text:style-name="T65">Finiel opened a portal to Haloras, and Vash Bash and his Gurohtar took the city, allying themselves with Comenraan and his Okemenel. Vash Bash took part in the vain assault on Au Buza. In the Ope Lupei, Vash Bash battled Comenraan and stole Onsinta. Using the Anariima, he corrupted Ramalin into Ramalin Arpohda. Vash Bash battled with Ralun and Finiel at the height of Uruzil but was unable to defeat the Waith. He was swallowed by Andolem, </text:span></text:span><text:span text:style-name="Default_20_Paragraph_20_Font"><text:span text:style-name="T182">where he evanesced. The process did not sway Vash Bash’s motives, instead solidifying his desire to kill all magic users, to destroy Hera’roilya and his Shards, and to reform the red moon Agash’Kelesh.</text:span></text:span></text:p>
      <text:p text:style-name="Standard"><text:span text:style-name="Default_20_Paragraph_20_Font"><text:span text:style-name="T182"><text:tab/></text:span></text:span><text:span text:style-name="Default_20_Paragraph_20_Font"><text:span text:style-name="T183">Desires: destroy all magic users. Destroy all knowledge of magic. Reform Agash’Kelesh to rebuild his people’s afterlife. Destroy or combat the Shards of Hera’roilya.</text:span></text:span></text:p>
      <text:p text:style-name="P13">-Vanemer</text:p>
      <text:p text:style-name="P13">-Voronwe</text:p>
      <text:p text:style-name="P27"><text:span text:style-name="T43">-Waka –</text:span> <text:span text:style-name="T220">A deity of the traditonal Orun pantheon. </text:span>God of the earth at night and the sky during the day. God of death. Partner of Inuer.</text:p>
      <text:p text:style-name="P13">-<text:span text:style-name="T42">Weisulus</text:span></text:p>
      <text:p text:style-name="P13"/>
      <text:p text:style-name="P12"/>
      <text:p text:style-name="P36">Animals</text:p>
      <text:p text:style-name="P25">-<text:span text:style-name="T211">Ajejo </text:span><text:span text:style-name="T22">– The lung dragons of north eastern Nomenes. The main varieties are the furred ajejo, known as Oniru, and the scaled ajejo known as Aseka.</text:span></text:p>
      <text:p text:style-name="P25">-Great Leholo</text:p>
      <text:p text:style-name="P25">-Ghwer</text:p>
      <text:p text:style-name="P25">-<text:span text:style-name="T209">Kokoro </text:span><text:span text:style-name="T20">– Giant insect of the Yanrin desert region of Nomenes.</text:span></text:p>
      <text:p text:style-name="P25">-Lihlooho</text:p>
      <text:p text:style-name="P25">-Metswetsu Worm</text:p>
      <text:p text:style-name="P25">-Mola</text:p>
      <text:p text:style-name="P25">-Mollo</text:p>
      <text:p text:style-name="P25">-Seriti</text:p>
      <text:p text:style-name="P25">-Ulatros</text:p>
      <text:p text:style-name="P25"/>
      <text:p text:style-name="P11"/>
      <text:p text:style-name="P37">Locations</text:p>
      <text:p text:style-name="P13">-<text:span text:style-name="T40">Ab </text:span><text:span text:style-name="T5">– The river issuing from the mouth of the Yfanald valley glacier. The Ab and its tributaries carved the many caverns within the glacier and fertilized their banks with ash.</text:span></text:p>
      <text:p text:style-name="P13">-Accalaicalë</text:p>
      <text:p text:style-name="P2"><text:span text:style-name="Default_20_Paragraph_20_Font"><text:span text:style-name="T65">-Ad Elovii – </text:span></text:span><text:span text:style-name="Default_20_Paragraph_20_Font"><text:span text:style-name="T66">“Forest of the Living”</text:span></text:span></text:p>
      <text:p text:style-name="Standard"><text:span text:style-name="Default_20_Paragraph_20_Font"><text:span text:style-name="T122">-Adasol </text:span></text:span><text:span text:style-name="Default_20_Paragraph_20_Font"><text:span text:style-name="T65">– Subcontinent off the eastern coast of Perakor, Adasol is a mountainous and wild land. Deep rivers course through thin valleys, and dark forests hide ancient secrets.</text:span></text:span></text:p>
      <text:p text:style-name="P8"><text:span text:style-name="T43">-</text:span><text:span text:style-name="T45">Ade </text:span><text:span text:style-name="T23">– Orun city in the Od</text:span><text:span text:style-name="T29">o</text:span><text:span text:style-name="T23"> Iye river basin.</text:span></text:p>
      <text:p text:style-name="P13">-<text:span text:style-name="T212">Adeyemi </text:span><text:span text:style-name="T23">– Orun city set in the desert hills of the southern Odo Iye river valley.</text:span></text:p>
      <text:p text:style-name="P13">-Airaum</text:p>
      <text:p text:style-name="P2"><text:span text:style-name="Default_20_Paragraph_20_Font"><text:span text:style-name="T65">-Amarth</text:span></text:span></text:p>
      <text:p text:style-name="P13">-Anatelea<text:tab/></text:p>
      <text:p text:style-name="P13">-Andolem</text:p>
      <text:p text:style-name="P15">-Astalena</text:p>
      <text:p text:style-name="P15">-<text:span text:style-name="T231">Atmakolis</text:span></text:p>
      <text:p text:style-name="Standard"><text:span text:style-name="Default_20_Paragraph_20_Font"><text:span text:style-name="T122">-Au Buza </text:span></text:span><text:span text:style-name="Default_20_Paragraph_20_Font"><text:span text:style-name="T65">– A small island south of Perakor, Au Buza sat on the rim of the world before its spill. Revion built his temples upon Au Buza, and it holds the population of Waith Ceat.</text:span></text:span></text:p>
      <text:p text:style-name="P13">-<text:span text:style-name="T50">Austera </text:span><text:span text:style-name="T51">– The massive continent directly east of Nomenes.</text:span></text:p>
      <text:p text:style-name="P13">-<text:span text:style-name="T210">Ayekiri </text:span><text:span text:style-name="T21">– The Crystal Passages beneath north east Nomenes.</text:span></text:p>
      <text:p text:style-name="P13">-<text:span text:style-name="T231">Chagapurah</text:span></text:p>
      <text:p text:style-name="P13">-Coave</text:p>
      <text:p text:style-name="P13">-<text:span text:style-name="T206">Daabobo</text:span><text:span text:style-name="T17"> – The Orun name for the eastern mountains of Nomenes.</text:span></text:p>
      <text:p text:style-name="P13">-<text:span text:style-name="T213">Dayo </text:span><text:span text:style-name="T24">– The mountainside city of the Orun in the Ka region.</text:span></text:p>
      <text:p text:style-name="P13">-Dinaelin</text:p>
      <text:p text:style-name="Standard"><text:span text:style-name="Default_20_Paragraph_20_Font"><text:span text:style-name="T122">-Eanun </text:span></text:span><text:span text:style-name="Default_20_Paragraph_20_Font"><text:span text:style-name="T65">– The small ocean between Perakor and Adasol.</text:span></text:span></text:p>
      <text:p text:style-name="P4"><text:span text:style-name="Default_20_Paragraph_20_Font"><text:span text:style-name="T131">-Ebe Keleshe </text:span></text:span><text:span text:style-name="Default_20_Paragraph_20_Font"><text:span text:style-name="T88">– The first city of the Loss’kelvar after the beginning of the Time of Ash.</text:span></text:span></text:p>
      <text:p text:style-name="Standard"><text:span text:style-name="Default_20_Paragraph_20_Font"><text:span text:style-name="T122">-Elerume</text:span></text:span></text:p>
      <text:p text:style-name="Standard"><text:span text:style-name="Default_20_Paragraph_20_Font"><text:span text:style-name="T122">-Erhanca</text:span></text:span><text:span text:style-name="Default_20_Paragraph_20_Font"><text:span text:style-name="T65"> – The mighty fortress of Castion the Shipwright, built after the fall of Harenyast to stand <text:tab/><text:tab/>against Bash and his Gurohtar. Erhanca is a “floating fortress,” built on a dark rocky outcropping <text:tab/><text:tab/>in the waters off the coast of Ger Geda. Erhanca was captured by Finiel and the Rotasere and served <text:tab/><text:tab/>as the throne of <text:s/>Finiel until its destruction by Raeg the Beast during the Ope Lupei.</text:span></text:span></text:p>
      <text:p text:style-name="P13">-Erincaine</text:p>
      <text:p text:style-name="P13">-<text:span text:style-name="T231">Excepurah</text:span></text:p>
      <text:p text:style-name="P13">-<text:span text:style-name="T49">Eyasol</text:span></text:p>
      <text:p text:style-name="P13">-Eye of Ehlu</text:p>
      <text:p text:style-name="P13">-Ezelan</text:p>
      <text:p text:style-name="P3"><text:span text:style-name="Default_20_Paragraph_20_Font"><text:span text:style-name="T122">-Fanalan</text:span></text:span></text:p>
      <text:p text:style-name="P3"><text:span text:style-name="Default_20_Paragraph_20_Font"><text:span text:style-name="T122">-</text:span></text:span><text:span text:style-name="Default_20_Paragraph_20_Font"><text:span text:style-name="T132">Gates of Likat</text:span></text:span></text:p>
      <text:p text:style-name="Standard"><text:span text:style-name="Default_20_Paragraph_20_Font"><text:span text:style-name="T122">-Ger Geda </text:span></text:span><text:span text:style-name="Default_20_Paragraph_20_Font"><text:span text:style-name="T65">– The “foot” of Luazil, Ger Geda is a peninsula off the south-eastern corner of Luazil. Ger <text:tab/>Geda was first the haven of Arndulin and his Forhos.</text:span></text:span></text:p>
      <text:p text:style-name="Standard"><text:span text:style-name="Default_20_Paragraph_20_Font"><text:span text:style-name="T122">-Ghe Cerul </text:span></text:span><text:span text:style-name="Default_20_Paragraph_20_Font"><text:span text:style-name="T65">– A large island off the south-eastern coast of Luazil, Ghe Cerul saw the landing of Castion <text:tab/>the Shipwright, first expansionist of the Waith and leader of the Waith Lasi.</text:span></text:span></text:p>
      <text:p text:style-name="Standard"><text:span text:style-name="Default_20_Paragraph_20_Font"><text:span text:style-name="T122">-Ghe Geros </text:span></text:span><text:span text:style-name="Default_20_Paragraph_20_Font"><text:span text:style-name="T65">– A large island directly south of Ger Geda, Ghe Geros was the colony of Rosiell, sister of <text:tab/>Castion the Shipwright.</text:span></text:span></text:p>
      <text:p text:style-name="Standard"><text:span text:style-name="Default_20_Paragraph_20_Font"><text:span text:style-name="T122">-</text:span></text:span><text:span text:style-name="Default_20_Paragraph_20_Font"><text:span text:style-name="T133">Ghelond</text:span></text:span></text:p>
      <text:p text:style-name="Standard"><text:span text:style-name="Default_20_Paragraph_20_Font"><text:span text:style-name="T122">-Glinoras </text:span></text:span><text:span text:style-name="Default_20_Paragraph_20_Font"><text:span text:style-name="T65">– The shining city of Finiel and Arndulin Nuragon, Glinoras was raised using Corilya in the <text:tab/>ancient times. Glinoras was a powerful and influential city of the Waith before it was sacked by Bash <text:tab/>and the Gurohtar in the Ezasis.</text:span></text:span></text:p>
      <text:p text:style-name="P2"><text:soft-page-break/><text:span text:style-name="Default_20_Paragraph_20_Font"><text:span text:style-name="T65">-Grove of Comenraan, </text:span></text:span><text:span text:style-name="Default_20_Paragraph_20_Font"><text:span text:style-name="T184">t</text:span></text:span><text:span text:style-name="Default_20_Paragraph_20_Font"><text:span text:style-name="T65">he – </text:span></text:span><text:span text:style-name="Default_20_Paragraph_20_Font"><text:span text:style-name="T66">The massive bowl in the mountains of Adasol, the Grove of Comenraan <text:tab/>held much of the Okemenel during the time of Comenraan. The grove also holds a large entrance to <text:tab/>the cave system beneath Adasol.</text:span></text:span></text:p>
      <text:p text:style-name="Standard"><text:span text:style-name="Default_20_Paragraph_20_Font"><text:span text:style-name="T122">-</text:span></text:span><text:span text:style-name="Default_20_Paragraph_20_Font"><text:span text:style-name="T134">Grozvo Kraj </text:span></text:span><text:span text:style-name="Default_20_Paragraph_20_Font"><text:span text:style-name="T89">– Hasedek’s realm in Hel Viharok.</text:span></text:span></text:p>
      <text:p text:style-name="Standard"><text:span text:style-name="Default_20_Paragraph_20_Font"><text:span text:style-name="T122">-Halcinaline </text:span></text:span><text:span text:style-name="Default_20_Paragraph_20_Font"><text:span text:style-name="T65">– The frozen wasteland north of Rhunendor.</text:span></text:span></text:p>
      <text:p text:style-name="Standard"><text:span text:style-name="Default_20_Paragraph_20_Font"><text:span text:style-name="T122">-Haldarda </text:span></text:span><text:span text:style-name="Default_20_Paragraph_20_Font"><text:span text:style-name="T65">– The artificially created caverns beneath Harenyast. The Haldarda caves are a complex <text:tab/><text:tab/>city-like system made by the Forhos in the ancient times.</text:span></text:span></text:p>
      <text:p text:style-name="P3"><text:span text:style-name="Default_20_Paragraph_20_Font"><text:span text:style-name="T122">-Haloras – </text:span></text:span><text:span text:style-name="Default_20_Paragraph_20_Font"><text:span text:style-name="T66">City of the Waith in Adasol, Haloras was created by Renno around 85,000 BBT and sacked <text:tab/>by Vash Bash and Finiel in 78,500 BBT.</text:span></text:span></text:p>
      <text:p text:style-name="Standard"><text:span text:style-name="Default_20_Paragraph_20_Font"><text:span text:style-name="T122">-Harenyast </text:span></text:span><text:span text:style-name="Default_20_Paragraph_20_Font"><text:span text:style-name="T65">– A towering fortress created by Arndulin Nuragon and Vantura Hylama on the <text:tab/><text:tab/><text:tab/>Telkohar, Harenyast was the first line of defense of the Forhos in Ger Geda. Harenyast held Corilya <text:tab/><text:tab/>at its peak and was the center of the Id Eida wall. Harenyast was ruined by Bash and Finiel.</text:span></text:span></text:p>
      <text:p text:style-name="P3"><text:span text:style-name="Default_20_Paragraph_20_Font"><text:span text:style-name="T122">-Hel Viharok –</text:span></text:span><text:span text:style-name="Default_20_Paragraph_20_Font"><text:span text:style-name="T66"> “Place of Tempests”</text:span></text:span></text:p>
      <text:p text:style-name="Standard"><text:span text:style-name="Default_20_Paragraph_20_Font"><text:span text:style-name="T122">-Helkalad </text:span></text:span><text:span text:style-name="Default_20_Paragraph_20_Font"><text:span text:style-name="T65">– The massive frozen sea splitting Luazil in two.</text:span></text:span></text:p>
      <text:p text:style-name="Standard"><text:span text:style-name="Default_20_Paragraph_20_Font"><text:span text:style-name="T122">-Histamin </text:span></text:span><text:span text:style-name="Default_20_Paragraph_20_Font"><text:span text:style-name="T65">– The misty forge of the Forhos in Haldarda. The Histamin was built in a natural <text:tab/><text:tab/><text:tab/>volcanic spring, allowing the smiths to use the traditional forging techniques of the Onear. <text:tab/><text:tab/><text:tab/>The Histamin was the site of the final battle of the fall of Harenyast and the final resting place <text:tab/><text:tab/><text:tab/>of Vantura Hylama and Glosalagos.</text:span></text:span></text:p>
      <text:p text:style-name="P2"><text:span text:style-name="Default_20_Paragraph_20_Font"><text:span text:style-name="T65">-Hravumbas</text:span></text:span></text:p>
      <text:p text:style-name="P2"><text:span text:style-name="Default_20_Paragraph_20_Font"><text:span text:style-name="T65">-</text:span></text:span><text:span text:style-name="Default_20_Paragraph_20_Font"><text:span text:style-name="T185">Huroma</text:span></text:span></text:p>
      <text:p text:style-name="Standard"><text:span text:style-name="Default_20_Paragraph_20_Font"><text:span text:style-name="T122">-Iantar </text:span></text:span><text:span text:style-name="Default_20_Paragraph_20_Font"><text:span text:style-name="T65">– The massive forest originally covering most of Rhunendor. The Iantar was raised by Ralun <text:tab/>and the Esis after the fall of Haloras.</text:span></text:span></text:p>
      <text:p text:style-name="Standard"><text:span text:style-name="Default_20_Paragraph_20_Font"><text:span text:style-name="T122">-Id Eida </text:span></text:span><text:span text:style-name="Default_20_Paragraph_20_Font"><text:span text:style-name="T65">– The magical and physical wall created by Arndulin Nuragon to protect Ger Geda from <text:tab/><text:tab/>the Gurohtar. The Id Eida encircled all of the northern Luazil. The magical wall fell when Nithos <text:tab/><text:tab/>took Corilya from the height of Harenyast.</text:span></text:span></text:p>
      <text:p text:style-name="P2"><text:span text:style-name="Default_20_Paragraph_20_Font"><text:span text:style-name="T65">-</text:span></text:span><text:span text:style-name="Default_20_Paragraph_20_Font"><text:span text:style-name="T186">Ilukey </text:span></text:span><text:span text:style-name="Default_20_Paragraph_20_Font"><text:span text:style-name="T90">– The Orun city founded near the ruins of Iluy after the spilling of the world.</text:span></text:span></text:p>
      <text:p text:style-name="P2"><text:span text:style-name="Default_20_Paragraph_20_Font"><text:span text:style-name="T65">-</text:span></text:span><text:span text:style-name="Default_20_Paragraph_20_Font"><text:span text:style-name="T187">Iluy </text:span></text:span><text:span text:style-name="Default_20_Paragraph_20_Font"><text:span text:style-name="T91">– The first Orun city on the island of Yaltali.</text:span></text:span></text:p>
      <text:p text:style-name="P2"><text:span text:style-name="Default_20_Paragraph_20_Font"><text:span text:style-name="T65">-Iniva – </text:span></text:span><text:span text:style-name="Default_20_Paragraph_20_Font"><text:span text:style-name="T66">Once the center island of Perakor, Iniva was the origin of the Far Ul and the home of the <text:tab/>Waith. Iniva was the site of Uruzil, the greatest city of the Waith during the ancient times. The island <text:tab/>was swallowed into the Andolem during the Ope Lupei and no longer exists on the Material Plane.</text:span></text:span></text:p>
      <text:p text:style-name="P2"><text:span text:style-name="Default_20_Paragraph_20_Font"><text:span text:style-name="T65">-</text:span></text:span><text:span text:style-name="Default_20_Paragraph_20_Font"><text:span text:style-name="T198">Isinku </text:span></text:span><text:span text:style-name="Default_20_Paragraph_20_Font"><text:span text:style-name="T115">– The cavern beneath the Daabobo mountains in Nomenes that holds the ancient Akobi masks. This is where the Kehin ritual is performed at the changing of the Elder Passages.</text:span></text:span></text:p>
      <text:p text:style-name="P2"><text:span text:style-name="Default_20_Paragraph_20_Font"><text:span text:style-name="T65">-Ithalas</text:span></text:span></text:p>
      <text:p text:style-name="P2"><text:span text:style-name="Default_20_Paragraph_20_Font"><text:span text:style-name="T65">-</text:span></text:span><text:span text:style-name="Default_20_Paragraph_20_Font"><text:span text:style-name="T188">Jibola</text:span></text:span><text:span text:style-name="Default_20_Paragraph_20_Font"><text:span text:style-name="T92"> – The Kekere city on the south western coast of Yaltali. <text:s/></text:span></text:span></text:p>
      <text:p text:style-name="P2"><text:span text:style-name="Default_20_Paragraph_20_Font"><text:span text:style-name="T65">-</text:span></text:span><text:span text:style-name="Default_20_Paragraph_20_Font"><text:span text:style-name="T189">Ka </text:span></text:span><text:span text:style-name="Default_20_Paragraph_20_Font"><text:span text:style-name="T93">– The Orun region around the north-eastern lakes and mountains.</text:span></text:span></text:p>
      <text:p text:style-name="P2"><text:span text:style-name="Default_20_Paragraph_20_Font"><text:span text:style-name="T189">-</text:span></text:span><text:span text:style-name="Default_20_Paragraph_20_Font"><text:span text:style-name="T201">Kamrakir</text:span></text:span></text:p>
      <text:p text:style-name="P2"><text:span text:style-name="Default_20_Paragraph_20_Font"><text:span text:style-name="T189">-</text:span></text:span><text:span text:style-name="Default_20_Paragraph_20_Font"><text:span text:style-name="T199">Kankanapal</text:span></text:span></text:p>
      <text:p text:style-name="Standard"><text:span text:style-name="Default_20_Paragraph_20_Font"><text:span text:style-name="T122">-</text:span></text:span><text:span text:style-name="Default_20_Paragraph_20_Font"><text:span text:style-name="T135">Kayin </text:span></text:span><text:span text:style-name="Default_20_Paragraph_20_Font"><text:span text:style-name="T94">– The lakeside city far below Dayo in the Ka region of Nomenes.</text:span></text:span></text:p>
      <text:p text:style-name="Standard"><text:span text:style-name="Default_20_Paragraph_20_Font"><text:span text:style-name="T122">-Khelonde </text:span></text:span><text:span text:style-name="Default_20_Paragraph_20_Font"><text:span text:style-name="T65">– The tundra-like wastes north of the neck of Ger Geda. Finiel came first to the Khelonde <text:tab/>during his exploration. It was the site of Glinoras, the silver city of the Waith Luan.</text:span></text:span></text:p>
      <text:p text:style-name="Standard"><text:span text:style-name="Default_20_Paragraph_20_Font"><text:span text:style-name="T122">-</text:span></text:span><text:span text:style-name="Default_20_Paragraph_20_Font"><text:span text:style-name="T136">Kijikiji </text:span></text:span><text:span text:style-name="Default_20_Paragraph_20_Font"><text:span text:style-name="T93">– The Orun region in the jungles and giant mangroves of north eastern Nomenes.</text:span></text:span></text:p>
      <text:p text:style-name="Standard"><text:span text:style-name="Default_20_Paragraph_20_Font"><text:span text:style-name="T122">-Layen</text:span></text:span><text:span text:style-name="Default_20_Paragraph_20_Font"><text:span text:style-name="T65"><text:tab/><text:tab/></text:span></text:span></text:p>
      <text:p text:style-name="P13">-Lencanen</text:p>
      <text:p text:style-name="P13">-<text:span text:style-name="T59">Likat</text:span></text:p>
      <text:p text:style-name="Standard"><text:span text:style-name="Default_20_Paragraph_20_Font"><text:span text:style-name="T122">-Lina Celefin </text:span></text:span><text:span text:style-name="Default_20_Paragraph_20_Font"><text:span text:style-name="T65">– The hill of silver flowers at the center of Glinoras.</text:span></text:span></text:p>
      <text:p text:style-name="Standard"><text:soft-page-break/><text:span text:style-name="Default_20_Paragraph_20_Font"><text:span text:style-name="T122">-Lina Maica </text:span></text:span><text:span text:style-name="Default_20_Paragraph_20_Font"><text:span text:style-name="T65">– A tall hill adjacent to Lina Celefin outside the city of Glinoras.</text:span></text:span></text:p>
      <text:p text:style-name="P13">-Lónacuma</text:p>
      <text:p text:style-name="Standard"><text:span text:style-name="Default_20_Paragraph_20_Font"><text:span text:style-name="T122">-Luazil </text:span></text:span><text:span text:style-name="Default_20_Paragraph_20_Font"><text:span text:style-name="T65">– The massive continent to the immediate west of Perakor. Luazil is in the northern latitudes and is a mostly frigid place. The continent was home to the Loss’kelvar clans and the Waith Luan in the ancient times. This place saw the spark of the war that brought the Usada.</text:span></text:span></text:p>
      <text:p text:style-name="Standard"><text:span text:style-name="Default_20_Paragraph_20_Font"><text:span text:style-name="T122">-Lunima </text:span></text:span><text:span text:style-name="Default_20_Paragraph_20_Font"><text:span text:style-name="T65">– The Waithi name for the subcontinent on the eastern side of Perakor. Lunima was first <text:tab/>civilized by Saeronder the Gentle and the Waith Uso.</text:span></text:span></text:p>
      <text:p text:style-name="Standard"><text:span text:style-name="Default_20_Paragraph_20_Font"><text:span text:style-name="T122">-Luth Lirill </text:span></text:span><text:span text:style-name="Default_20_Paragraph_20_Font"><text:span text:style-name="T65">– The peaceful bay central on Ger Geda, Luth Lirill was Arndulin Nuragon’s personal <text:tab/><text:tab/>home.</text:span></text:span></text:p>
      <text:p text:style-name="P13">-<text:span text:style-name="T58">Madehyo Peninsula</text:span></text:p>
      <text:p text:style-name="P13">-Mavambo</text:p>
      <text:p text:style-name="P2"><text:span text:style-name="Default_20_Paragraph_20_Font"><text:span text:style-name="T65">-Melehtor</text:span></text:span></text:p>
      <text:p text:style-name="P13">-Menirea</text:p>
      <text:p text:style-name="Standard"><text:span text:style-name="Default_20_Paragraph_20_Font"><text:span text:style-name="T122">-Metimacopa</text:span></text:span></text:p>
      <text:p text:style-name="Standard"><text:span text:style-name="Default_20_Paragraph_20_Font"><text:span text:style-name="T122">-</text:span></text:span><text:span text:style-name="Default_20_Paragraph_20_Font"><text:span text:style-name="T137">Miri Ohuru </text:span></text:span><text:span text:style-name="Default_20_Paragraph_20_Font"><text:span text:style-name="T95">– The realm of Uygun in Hel Viharok, a dark ocean.</text:span></text:span></text:p>
      <text:p text:style-name="Standard"><text:span text:style-name="Default_20_Paragraph_20_Font"><text:span text:style-name="T122">-</text:span></text:span><text:span text:style-name="Default_20_Paragraph_20_Font"><text:span text:style-name="T138">Moren </text:span></text:span><text:span text:style-name="Default_20_Paragraph_20_Font"><text:span text:style-name="T92">– Orun city on the floor of the Kijikiji forest region.</text:span></text:span></text:p>
      <text:p text:style-name="Standard"><text:span text:style-name="Default_20_Paragraph_20_Font"><text:span text:style-name="T122">-Morinuin </text:span></text:span><text:span text:style-name="Default_20_Paragraph_20_Font"><text:span text:style-name="T65">– The extensive natural cave system beneath all of Luazil.</text:span></text:span></text:p>
      <text:p text:style-name="P13">-Nemora</text:p>
      <text:p text:style-name="P16">-<text:span text:style-name="T52">Nesaprotami</text:span></text:p>
      <text:p text:style-name="P13">-Niullumea</text:p>
      <text:p text:style-name="P13">-Nomenes</text:p>
      <text:p text:style-name="P13">-<text:span text:style-name="T49">Nos Mori</text:span><text:span text:style-name="T8"> – The sea enclosed by Huroma, Eyasol, and Nomenes.</text:span></text:p>
      <text:p text:style-name="Standard"><text:span text:style-name="Default_20_Paragraph_20_Font"><text:span text:style-name="T122">-Nuinen </text:span></text:span><text:span text:style-name="Default_20_Paragraph_20_Font"><text:span text:style-name="T65">– See </text:span></text:span><text:span text:style-name="Default_20_Paragraph_20_Font"><text:span text:style-name="T122">Tyeluum.</text:span></text:span></text:p>
      <text:p text:style-name="P13">-<text:span text:style-name="T208">Odo Iye </text:span><text:span text:style-name="T19">– The largest river flowing north from the Daabobo mountains.</text:span></text:p>
      <text:p text:style-name="P13">-<text:span text:style-name="T230">Okos</text:span></text:p>
      <text:p text:style-name="P13">-<text:span text:style-name="T205">Ona </text:span><text:span text:style-name="T16">– The Orun name for the sea between Yaltali and mainland Nomenes.</text:span></text:p>
      <text:p text:style-name="P13">-Oria</text:p>
      <text:p text:style-name="P13">-Oronlan</text:p>
      <text:p text:style-name="P13">-<text:span text:style-name="T64">Palace of Uygun </text:span><text:span text:style-name="T12">– The volcanic palace of the Lesser Auhron Uygun in Hel Viharok.</text:span></text:p>
      <text:p text:style-name="P13">-Palanim</text:p>
      <text:p text:style-name="Standard"><text:span text:style-name="Default_20_Paragraph_20_Font"><text:span text:style-name="T122">-Perakor </text:span></text:span><text:span text:style-name="Default_20_Paragraph_20_Font"><text:span text:style-name="T65">– The ring-like continent surrounding Iniva, the homeland of the Waith. Perakor is comprised on many subcontinents and has been the site of significant civilization and catastrophe.</text:span></text:span><text:span text:style-name="T122"><text:tab/></text:span></text:p>
      <text:p text:style-name="P13">-<text:span text:style-name="T58">Powehyo</text:span></text:p>
      <text:p text:style-name="Standard"><text:span text:style-name="Default_20_Paragraph_20_Font"><text:span text:style-name="T122">-Qas </text:span></text:span><text:span text:style-name="Default_20_Paragraph_20_Font"><text:span text:style-name="T65">– The large island just to the south of Adasol.</text:span></text:span></text:p>
      <text:p text:style-name="P13">-Rambel</text:p>
      <text:p text:style-name="P13">-Rasaman</text:p>
      <text:p text:style-name="P3"><text:span text:style-name="Default_20_Paragraph_20_Font"><text:span text:style-name="T122">-Rhu Anc </text:span></text:span><text:span text:style-name="Default_20_Paragraph_20_Font"><text:span text:style-name="T65">– The longest river in Adasol, stretching from the central mountains to the low northern <text:tab/>coasts.</text:span></text:span></text:p>
      <text:p text:style-name="P13">-Rhu Bel</text:p>
      <text:p text:style-name="Standard"><text:span text:style-name="Default_20_Paragraph_20_Font"><text:span text:style-name="T122">-Rhunendor </text:span></text:span><text:span text:style-name="Default_20_Paragraph_20_Font"><text:span text:style-name="T65">– The continent to the east of Adasol, Rhunendor was first discovered by Guire and Selor and their Waith Rhun. Rhunendor’s center was the Eye of Ehlu and was the resting place of Hera’roilya before his awakening by Guire and Selor. The Eye of Ehlu was removed from the world in the Valcone.</text:span></text:span></text:p>
      <text:p text:style-name="Standard"><text:span text:style-name="Default_20_Paragraph_20_Font"><text:span text:style-name="T122">-Rinadure </text:span></text:span><text:span text:style-name="Default_20_Paragraph_20_Font"><text:span text:style-name="T65">– The city of Guire and Selor, Rinadure was the magical hub of the Waith. Rinadure was <text:tab/>ruled second by Ralun before his death in the Ora Lupei.</text:span></text:span></text:p>
      <text:p text:style-name="P5"><text:span text:style-name="Default_20_Paragraph_20_Font"><text:span text:style-name="T139">-Sarn</text:span></text:span><text:span text:style-name="Default_20_Paragraph_20_Font"><text:span text:style-name="T96"> – </text:span></text:span></text:p>
      <text:p text:style-name="Standard"><text:soft-page-break/><text:span text:style-name="Default_20_Paragraph_20_Font"><text:span text:style-name="T122">-Sape Guri </text:span></text:span><text:span text:style-name="Default_20_Paragraph_20_Font"><text:span text:style-name="T65">– One of the art-scapes created by the Waith Rhun, Sape Guri is a beautiful splitting of a <text:tab/>river into seven wondrous waterfalls. Sape Guri is in the southern part of Rhunendor.</text:span></text:span></text:p>
      <text:p text:style-name="P2"><text:span text:style-name="Default_20_Paragraph_20_Font"><text:span text:style-name="T65">-Scara – </text:span></text:span><text:span text:style-name="Default_20_Paragraph_20_Font"><text:span text:style-name="T66">“The Ladder”, </text:span></text:span><text:span text:style-name="Default_20_Paragraph_20_Font"><text:span text:style-name="T97">the infinite, reality-bending bridge to Eres’ throne in Hel Viharok.</text:span></text:span></text:p>
      <text:p text:style-name="P2"><text:span text:style-name="Default_20_Paragraph_20_Font"><text:span text:style-name="T65">-</text:span></text:span><text:span text:style-name="Default_20_Paragraph_20_Font"><text:span text:style-name="T190">Seladost</text:span></text:span></text:p>
      <text:p text:style-name="P2"><text:span text:style-name="Default_20_Paragraph_20_Font"><text:span text:style-name="T65">-</text:span></text:span><text:span text:style-name="Default_20_Paragraph_20_Font"><text:span text:style-name="T191">Selora Mezh </text:span></text:span><text:span text:style-name="Default_20_Paragraph_20_Font"><text:span text:style-name="T98">– The forest realm of Selor’s roots in Hel Viharok.</text:span></text:span></text:p>
      <text:p text:style-name="P2"><text:span text:style-name="Default_20_Paragraph_20_Font"><text:span text:style-name="T65">-</text:span></text:span><text:span text:style-name="Default_20_Paragraph_20_Font"><text:span text:style-name="T192">Siquos Peninsula</text:span></text:span></text:p>
      <text:p text:style-name="P2"><text:span text:style-name="Default_20_Paragraph_20_Font"><text:span text:style-name="T192">-</text:span></text:span><text:span text:style-name="Default_20_Paragraph_20_Font"><text:span text:style-name="T200">Tapustanum</text:span></text:span></text:p>
      <text:p text:style-name="P2"><text:span text:style-name="Default_20_Paragraph_20_Font"><text:span text:style-name="T200">-Tanibelubuh</text:span></text:span></text:p>
      <text:p text:style-name="P2"><text:span text:style-name="Default_20_Paragraph_20_Font"><text:span text:style-name="T65">-Tarullume</text:span></text:span></text:p>
      <text:p text:style-name="Standard"><text:span text:style-name="Default_20_Paragraph_20_Font"><text:span text:style-name="T122">-Tauras</text:span></text:span></text:p>
      <text:p text:style-name="Standard"><text:span text:style-name="Default_20_Paragraph_20_Font"><text:span text:style-name="T122">-</text:span></text:span><text:span text:style-name="Default_20_Paragraph_20_Font"><text:span text:style-name="T138">Teleola </text:span></text:span><text:span text:style-name="Default_20_Paragraph_20_Font"><text:span text:style-name="T92">– The city of exile for the Orun of Nomenes; on the far side of Yaltali, the ruins of Teleola are inhabited by those forced out of the Orun Ebo system.</text:span></text:span></text:p>
      <text:p text:style-name="Standard"><text:span text:style-name="Default_20_Paragraph_20_Font"><text:span text:style-name="T122">-Telkohar </text:span></text:span><text:span text:style-name="Default_20_Paragraph_20_Font"><text:span text:style-name="T65">– The isthmus connecting Ger Geda and the Khelonde. The Telkohar was narrowed by <text:tab/>Vantura Hylama and Arndulin Nuragon and was the site of the Id Eida and the fortress Harenyast.</text:span></text:span></text:p>
      <text:p text:style-name="P13">-Tellin</text:p>
      <text:p text:style-name="P13">-<text:span text:style-name="T213">Teniayo </text:span><text:span text:style-name="T24">– The mountaintop temple-city of the Orun, the home of the Akobi.</text:span></text:p>
      <text:p text:style-name="P13">-<text:span text:style-name="T58">Tepeheo</text:span></text:p>
      <text:p text:style-name="P13">-<text:span text:style-name="T46">Tem Keml</text:span><text:span text:style-name="T6"> – The spirit temple of the Saxum-Sekami prehistoric astar tribe.</text:span></text:p>
      <text:p text:style-name="P13">-<text:span text:style-name="T231">Thandana</text:span></text:p>
      <text:p text:style-name="Standard"><text:span text:style-name="Default_20_Paragraph_20_Font"><text:span text:style-name="T122">-Sepulcher of Carelwen the Swift </text:span></text:span><text:span text:style-name="Default_20_Paragraph_20_Font"><text:span text:style-name="T65">– Built at Luth Lirill, the small cairn to the companion of Arndulin Nuragon originally held the bones of the hero, as well as the Corilyan artifact <text:tab/><text:tab/><text:tab/><text:tab/>Alca.</text:span></text:span></text:p>
      <text:p text:style-name="Standard"><text:span text:style-name="Default_20_Paragraph_20_Font"><text:span text:style-name="T122">-Thuricaras </text:span></text:span><text:span text:style-name="Default_20_Paragraph_20_Font"><text:span text:style-name="T65">– A small city carved within Haldarda. Arndulin used Corilya to create Thuricaras, <text:tab/><text:tab/><text:tab/>and it was the home of many Forhos during the siege of Harenyast. Thuricaras was sacked <text:tab/><text:tab/><text:tab/><text:tab/>during the fall of Harenyast by Bash and the Gurohtar.</text:span></text:span></text:p>
      <text:p text:style-name="Standard"><text:span text:style-name="Default_20_Paragraph_20_Font"><text:span text:style-name="T122">-Tyeluum </text:span></text:span><text:span text:style-name="Default_20_Paragraph_20_Font"><text:span text:style-name="T65">– The Waithi name for the world.</text:span></text:span></text:p>
      <text:p text:style-name="P3"><text:span text:style-name="Default_20_Paragraph_20_Font"><text:span text:style-name="T122">-Uruzil </text:span></text:span><text:span text:style-name="Default_20_Paragraph_20_Font"><text:span text:style-name="T65">– Mightiest city of the Waith, Uruzil was raised by Eres with Taregil. Uruzil was a <text:tab/><text:tab/><text:tab/><text:tab/>metropolis, largest city of its age. The city was destroyed in the Ope Lupei and was swallowed into <text:tab/><text:tab/>the Andolem at the war’s finale.</text:span></text:span></text:p>
      <text:p text:style-name="P3"><text:span text:style-name="Default_20_Paragraph_20_Font"><text:span text:style-name="T122">-Varorn </text:span></text:span><text:span text:style-name="Default_20_Paragraph_20_Font"><text:span text:style-name="T65">– The hidden grove of Haloras in the north of Adasol. The Varorn is near the mouth of the <text:tab/>Rhu Anc.</text:span></text:span></text:p>
      <text:p text:style-name="P13">-Vitol Mountains</text:p>
      <text:p text:style-name="P13">-<text:span text:style-name="T230">Weswesum</text:span></text:p>
      <text:p text:style-name="P13">-<text:span text:style-name="T202">Yaltali </text:span><text:span text:style-name="T14">– The equatorial jungle island to the north east of Nomenes.</text:span></text:p>
      <text:p text:style-name="P13">-<text:span text:style-name="T207">Yanrin </text:span><text:span text:style-name="T18">– The northern desert of Nomenes.</text:span></text:p>
      <text:p text:style-name="P13">-<text:span text:style-name="T39">Yfanald </text:span><text:span text:style-name="T4">– The valley first inhabited by ancient Astar. Exposed by retreating sea levels of the glacial period at the time of the Usada, the valley harbored the first Astar tribes.</text:span></text:p>
      <text:p text:style-name="P13"/>
      <text:p text:style-name="P11"/>
      <text:p text:style-name="P37">Groups <text:span text:style-name="T221">and Titles</text:span></text:p>
      <text:p text:style-name="Standard"><text:span text:style-name="Default_20_Paragraph_20_Font"><text:span text:style-name="T122">-</text:span></text:span><text:span text:style-name="Default_20_Paragraph_20_Font"><text:span text:style-name="T140">Aaya </text:span></text:span><text:span text:style-name="Default_20_Paragraph_20_Font"><text:span text:style-name="T99">– The large, monkey-like Orun of Ka.</text:span></text:span></text:p>
      <text:p text:style-name="Standard"><text:span text:style-name="Default_20_Paragraph_20_Font"><text:span text:style-name="T122">-</text:span></text:span><text:span text:style-name="Default_20_Paragraph_20_Font"><text:span text:style-name="T140">Ag</text:span></text:span><text:span text:style-name="Default_20_Paragraph_20_Font"><text:span text:style-name="T141">a</text:span></text:span><text:span text:style-name="Default_20_Paragraph_20_Font"><text:span text:style-name="T140">bara </text:span></text:span><text:span text:style-name="Default_20_Paragraph_20_Font"><text:span text:style-name="T99">– The oni-like horned Orun.</text:span></text:span></text:p>
      <text:p text:style-name="Standard"><text:span text:style-name="Default_20_Paragraph_20_Font"><text:span text:style-name="T122">-Aluhos </text:span></text:span><text:span text:style-name="Default_20_Paragraph_20_Font"><text:span text:style-name="T65">– The followers of Castion the Shipwright and Rosiell his sister. The Aluhos lived <text:tab/><text:tab/><text:tab/><text:tab/>mostly on the outer islands of Luazil, though they spread across the many islands of the nearby <text:tab/><text:tab/><text:tab/>sea when Rosiell led her people from Luazil after the fall of Harenyast. Those Aluhos that left <text:tab/><text:tab/><text:tab/>for Uruzil perished in the Ope Lupei.</text:span></text:span></text:p>
      <text:p text:style-name="P13">-Amil</text:p>
      <text:p text:style-name="P13">-Anakama</text:p>
      <text:p text:style-name="Standard"><text:span text:style-name="Default_20_Paragraph_20_Font"><text:span text:style-name="T122">-Annonear </text:span></text:span><text:span text:style-name="Default_20_Paragraph_20_Font"><text:span text:style-name="T65">– The Annonear were those Onear to reside in the waters of Adasol, led by Uygun. Many of <text:tab/>the Annonear followed Uygun to Uruzil in the Ope Lupei and perished.</text:span></text:span></text:p>
      <text:p text:style-name="P13">-Arati</text:p>
      <text:p text:style-name="P13">-<text:span text:style-name="T229">Ariel</text:span></text:p>
      <text:p text:style-name="Standard"><text:span text:style-name="Default_20_Paragraph_20_Font"><text:span text:style-name="T122">-Astar </text:span></text:span><text:span text:style-name="Default_20_Paragraph_20_Font"><text:span text:style-name="T65">– Literally, “The </text:span></text:span><text:span text:style-name="Default_20_Paragraph_20_Font"><text:span text:style-name="T193">Dust</text:span></text:span><text:span text:style-name="Default_20_Paragraph_20_Font"><text:span text:style-name="T65"> Folk”, the Astar are a humanoid race of beings created by Guire.</text:span></text:span></text:p>
      <text:p text:style-name="P13">-Astar Nomeni</text:p>
      <text:p text:style-name="P13">-Atar</text:p>
      <text:p text:style-name="P13">-<text:span text:style-name="T54">Atta</text:span><text:span text:style-name="T10"> – A pair of Waith in ancient society, the atta was the most powerful and well-regarded social unit.</text:span></text:p>
      <text:p text:style-name="P35"><text:span text:style-name="Default_20_Paragraph_20_Font"><text:span text:style-name="T142">-</text:span></text:span><text:span text:style-name="Default_20_Paragraph_20_Font"><text:span text:style-name="T159">Aumn</text:span></text:span></text:p>
      <text:p text:style-name="P35"><text:span text:style-name="Default_20_Paragraph_20_Font"><text:span text:style-name="T142">-</text:span></text:span><text:span text:style-name="Default_20_Paragraph_20_Font"><text:span text:style-name="T161">Awonolorun</text:span></text:span><text:span text:style-name="Default_20_Paragraph_20_Font"><text:span text:style-name="T119"> – The Orun of the early civilization of Awonolor.</text:span></text:span></text:p>
      <text:p text:style-name="P35"><text:span text:style-name="Default_20_Paragraph_20_Font"><text:span text:style-name="T142">-Bhros </text:span></text:span><text:span text:style-name="Default_20_Paragraph_20_Font"><text:span text:style-name="T100">– </text:span></text:span><text:span text:style-name="Default_20_Paragraph_20_Font"><text:span text:style-name="T101">A tribe of ancient astar. The Bhros lived on the forested island tower to the west of Yfanald.</text:span></text:span></text:p>
      <text:p text:style-name="P13">-<text:span text:style-name="T58">Bhsad</text:span></text:p>
      <text:p text:style-name="P13">-Cestani</text:p>
      <text:p text:style-name="P35"><text:span text:style-name="Default_20_Paragraph_20_Font"><text:span text:style-name="T142">-</text:span></text:span><text:span text:style-name="Default_20_Paragraph_20_Font"><text:span text:style-name="T143">Daj </text:span></text:span><text:span text:style-name="Default_20_Paragraph_20_Font"><text:span text:style-name="T102">– Mercenary police in Orun culture.</text:span></text:span></text:p>
      <text:p text:style-name="P35"><text:span text:style-name="Default_20_Paragraph_20_Font"><text:span text:style-name="T142">-Eldhja </text:span></text:span><text:span text:style-name="Default_20_Paragraph_20_Font"><text:span text:style-name="T100">– </text:span></text:span><text:span text:style-name="Default_20_Paragraph_20_Font"><text:span text:style-name="T101">A tribe of ancient astar. The Eldhja lived on the forested island tower to the west of Yfanald.</text:span></text:span></text:p>
      <text:p text:style-name="P35"><text:span text:style-name="Default_20_Paragraph_20_Font"><text:span text:style-name="T157">-</text:span></text:span><text:span text:style-name="Default_20_Paragraph_20_Font"><text:span text:style-name="T159">Esarend</text:span></text:span></text:p>
      <text:p text:style-name="Standard"><text:span text:style-name="Default_20_Paragraph_20_Font"><text:span text:style-name="T122">-Esis </text:span></text:span><text:span text:style-name="Default_20_Paragraph_20_Font"><text:span text:style-name="T65">– Those of the Waith to learn magic from the bearers of the Anariima.</text:span></text:span></text:p>
      <text:p text:style-name="P13">-Esthela</text:p>
      <text:p text:style-name="Standard"><text:span text:style-name="Default_20_Paragraph_20_Font"><text:span text:style-name="T122">-Far Ul </text:span></text:span><text:span text:style-name="Default_20_Paragraph_20_Font"><text:span text:style-name="T65">– The shape shifting fey beings that later spread across the globe. Notable races of the Far Ul are the Waith, the Okemenel, and the Loss’kelvar.</text:span></text:span></text:p>
      <text:p text:style-name="Standard"><text:span text:style-name="Default_20_Paragraph_20_Font"><text:span text:style-name="T122">-</text:span></text:span><text:span text:style-name="Default_20_Paragraph_20_Font"><text:span text:style-name="T121">F</text:span></text:span><text:span text:style-name="Default_20_Paragraph_20_Font"><text:span text:style-name="T163">ë</text:span></text:span><text:span text:style-name="Default_20_Paragraph_20_Font"><text:span text:style-name="T121">a </text:span></text:span><text:span text:style-name="Default_20_Paragraph_20_Font"><text:span text:style-name="T65">– Also called fey, the f</text:span></text:span><text:span text:style-name="Default_20_Paragraph_20_Font"><text:span text:style-name="T194">ë</text:span></text:span><text:span text:style-name="Default_20_Paragraph_20_Font"><text:span text:style-name="T65">a are creatures descended from the Far Ul.</text:span></text:span></text:p>
      <text:p text:style-name="Standard"><text:span text:style-name="Default_20_Paragraph_20_Font"><text:span text:style-name="T122">-Forhos </text:span></text:span><text:span text:style-name="Default_20_Paragraph_20_Font"><text:span text:style-name="T65">– The followers of Arndulin on Ghe Geda. The Forhos battled long with the <text:tab/><text:tab/><text:tab/><text:tab/><text:tab/>Loss’kelvar after the Sa’Kurtha. Those Forhos who did not fall in the battles with the Gurohtar <text:tab/><text:tab/><text:tab/>left with Rosiell and Aluru to Luazil and perished in the Ope Lupei.</text:span></text:span></text:p>
      <text:p text:style-name="P35"><text:span text:style-name="Default_20_Paragraph_20_Font"><text:span text:style-name="T142">-Geulom </text:span></text:span><text:span text:style-name="Default_20_Paragraph_20_Font"><text:span text:style-name="T100">– </text:span></text:span><text:span text:style-name="Default_20_Paragraph_20_Font"><text:span text:style-name="T101">A tribe of ancient astar. The Geulom ranged in the boreal regions outside the mouth of Yfanald.</text:span></text:span></text:p>
      <text:p text:style-name="P35"><text:span text:style-name="Default_20_Paragraph_20_Font"><text:span text:style-name="T142">-</text:span></text:span><text:span text:style-name="Default_20_Paragraph_20_Font"><text:span text:style-name="T160">Ghahaka—</text:span></text:span><text:span text:style-name="Default_20_Paragraph_20_Font"><text:span text:style-name="T118">Ghahakan</text:span></text:span></text:p>
      <text:p text:style-name="P35"><text:span text:style-name="Default_20_Paragraph_20_Font"><text:span text:style-name="T142">-Ghergogen </text:span></text:span><text:span text:style-name="Default_20_Paragraph_20_Font"><text:span text:style-name="T100">– </text:span></text:span><text:span text:style-name="Default_20_Paragraph_20_Font"><text:span text:style-name="T101">A tribe of ancient astar. The Ghergogen ranged in the boreal regions outside the mouth of Yfanald.</text:span></text:span></text:p>
      <text:p text:style-name="Standard"><text:span text:style-name="Default_20_Paragraph_20_Font"><text:span text:style-name="T122">-Gurohtar </text:span></text:span><text:span text:style-name="Default_20_Paragraph_20_Font"><text:span text:style-name="T65">– Those of the Loss’kelvar to follow Vash Bash. The Gurohtar battled the Waith during the <text:tab/>Ora Lupei.</text:span></text:span></text:p>
      <text:p text:style-name="P13">-Gwenyn <text:span text:style-name="T3">– </text:span><text:span text:style-name="T13">“Half-breed”, the name for anyone of mixed Waith blood.</text:span></text:p>
      <text:p text:style-name="Standard"><text:span text:style-name="Default_20_Paragraph_20_Font"><text:span text:style-name="T122">-Inis </text:span></text:span><text:span text:style-name="Default_20_Paragraph_20_Font"><text:span text:style-name="T65">– Those of the Waith to refuse the guidance of the children of Guire and Selor.</text:span></text:span></text:p>
      <text:p text:style-name="P13">-Insilaë</text:p>
      <text:p text:style-name="P13">-Istamb</text:p>
      <text:p text:style-name="P13">-<text:span text:style-name="T230">Jangatet</text:span></text:p>
      <text:p text:style-name="P35"><text:soft-page-break/><text:span text:style-name="Default_20_Paragraph_20_Font"><text:span text:style-name="T142">-Joros </text:span></text:span><text:span text:style-name="Default_20_Paragraph_20_Font"><text:span text:style-name="T100">– </text:span></text:span><text:span text:style-name="Default_20_Paragraph_20_Font"><text:span text:style-name="T101">A tribe of ancient astar. The Joros ranged in the boreal regions outside the mouth of Yfanald.</text:span></text:span></text:p>
      <text:p text:style-name="P35"><text:span text:style-name="Default_20_Paragraph_20_Font"><text:span text:style-name="T142">-Kawsmaqa </text:span></text:span><text:span text:style-name="Default_20_Paragraph_20_Font"><text:span text:style-name="T100">– </text:span></text:span><text:span text:style-name="Default_20_Paragraph_20_Font"><text:span text:style-name="T101">A tribe of ancient astar. The Kawsmaqa ranged in the boreal regions outside the mouth of Yfanald.</text:span></text:span></text:p>
      <text:p text:style-name="P35"><text:span text:style-name="Default_20_Paragraph_20_Font"><text:span text:style-name="T122">-</text:span></text:span><text:span text:style-name="Default_20_Paragraph_20_Font"><text:span text:style-name="T144">Kekere </text:span></text:span><text:span text:style-name="Default_20_Paragraph_20_Font"><text:span text:style-name="T103">– The race of Orun native to Yaltali. The Kekere are short in stature and live shorter lives than their cousins the Nla.</text:span></text:span></text:p>
      <text:p text:style-name="P35"><text:span text:style-name="Default_20_Paragraph_20_Font"><text:span text:style-name="T122">-</text:span></text:span><text:span text:style-name="Default_20_Paragraph_20_Font"><text:span text:style-name="T156">Kosm – </text:span></text:span></text:p>
      <text:p text:style-name="P35"><text:span text:style-name="Default_20_Paragraph_20_Font"><text:span text:style-name="T122">-</text:span></text:span><text:span text:style-name="Default_20_Paragraph_20_Font"><text:span text:style-name="T145">Kraewis</text:span></text:span><text:span text:style-name="Default_20_Paragraph_20_Font"><text:span text:style-name="T104"> – The servants of the Raven Queen.</text:span></text:span></text:p>
      <text:p text:style-name="P35"><text:span text:style-name="Default_20_Paragraph_20_Font"><text:span text:style-name="T142">-</text:span></text:span><text:span text:style-name="Default_20_Paragraph_20_Font"><text:span text:style-name="T159">Lateuta</text:span></text:span></text:p>
      <text:p text:style-name="P35"><text:span text:style-name="Default_20_Paragraph_20_Font"><text:span text:style-name="T142">-Laurha </text:span></text:span><text:span text:style-name="Default_20_Paragraph_20_Font"><text:span text:style-name="T100">– </text:span></text:span><text:span text:style-name="Default_20_Paragraph_20_Font"><text:span text:style-name="T101">A tribe of ancient astar, the Laurha were a cave-dwelling people in the mountains east of Yfanald.</text:span></text:span></text:p>
      <text:p text:style-name="Standard"><text:span text:style-name="Default_20_Paragraph_20_Font"><text:span text:style-name="T122">-Loss’kelvar </text:span></text:span><text:span text:style-name="Default_20_Paragraph_20_Font"><text:span text:style-name="T65">– The race of the Far Ul that grew mostly in the frozen land of Luazil. The Loss’kelvar retained the shape shifting of the ancestral Far Ul. Many of the Loss’kelvar died out after the Sa’Kurtha and the Ora Lupei.</text:span></text:span></text:p>
      <text:p text:style-name="P35"><text:span text:style-name="Default_20_Paragraph_20_Font"><text:span text:style-name="T142">-</text:span></text:span><text:span text:style-name="Default_20_Paragraph_20_Font"><text:span text:style-name="T146">Maniyai</text:span></text:span></text:p>
      <text:p text:style-name="P35"><text:span text:style-name="Default_20_Paragraph_20_Font"><text:span text:style-name="T146">-Marnos</text:span></text:span></text:p>
      <text:p text:style-name="P35"><text:span text:style-name="Default_20_Paragraph_20_Font"><text:span text:style-name="T142">-Meslaqos </text:span></text:span><text:span text:style-name="Default_20_Paragraph_20_Font"><text:span text:style-name="T100">– </text:span></text:span><text:span text:style-name="Default_20_Paragraph_20_Font"><text:span text:style-name="T101">A tribe of ancient astar. The Meslaqos lived on the forested island tower to the west of Yfanald.</text:span></text:span></text:p>
      <text:p text:style-name="Standard"><text:span text:style-name="Default_20_Paragraph_20_Font"><text:span text:style-name="T121">-</text:span></text:span><text:span text:style-name="Default_20_Paragraph_20_Font"><text:span text:style-name="T164">Nayanzel </text:span></text:span><text:span text:style-name="Default_20_Paragraph_20_Font"><text:span text:style-name="T105">– The Lesser Auhrons’ term for themselves.</text:span></text:span></text:p>
      <text:p text:style-name="Standard"><text:span text:style-name="Default_20_Paragraph_20_Font"><text:span text:style-name="T121">-</text:span></text:span><text:span text:style-name="Default_20_Paragraph_20_Font"><text:span text:style-name="T165">Nla </text:span></text:span><text:span text:style-name="Default_20_Paragraph_20_Font"><text:span text:style-name="T103">– The larger cousins of the Kekere Orun. The Nla are native to western Nomenes.</text:span></text:span></text:p>
      <text:p text:style-name="Standard"><text:span text:style-name="Default_20_Paragraph_20_Font"><text:span text:style-name="T121">-Oamenii</text:span></text:span><text:span text:style-name="Default_20_Paragraph_20_Font"><text:span text:style-name="T65"> – see “Astar”. Oamenii is the name for the Astar in the later tongues of the Astar Nomeni.</text:span></text:span></text:p>
      <text:p text:style-name="Standard"><text:span text:style-name="Default_20_Paragraph_20_Font"><text:span text:style-name="T122">-</text:span></text:span><text:span text:style-name="Default_20_Paragraph_20_Font"><text:span text:style-name="T153">Ohun –</text:span></text:span><text:span text:style-name="Default_20_Paragraph_20_Font"><text:span text:style-name="T112"> “The Voice,” Title given to a fully-realized Akobi of the traditional Orun Ebo system.</text:span></text:span></text:p>
      <text:p text:style-name="Standard"><text:span text:style-name="Default_20_Paragraph_20_Font"><text:span text:style-name="T122">-Okemenel </text:span></text:span><text:span text:style-name="Default_20_Paragraph_20_Font"><text:span text:style-name="T65">– The Okemenel are a powerful and wild race of Far Ul. Living exclusively on the island of Adasol, the Okemenel took massive and chaotic forms, many continuing to hold to their shape shifting nature. Many Okemenel remained uncivilized and barbaric, though some that followed Comenraan found organization.</text:span></text:span></text:p>
      <text:p text:style-name="Standard"><text:span text:style-name="Default_20_Paragraph_20_Font"><text:span text:style-name="T122">-Onear </text:span></text:span><text:span text:style-name="Default_20_Paragraph_20_Font"><text:span text:style-name="T65">– Many of the Far Ul that followed the migration of sharks and fishes developed into Onear, semi-aquatic shape shifting beings. Onear were spread across the oceans, though many found refuge in the waters of Luazil and Eanun near Adasol.</text:span></text:span></text:p>
      <text:p text:style-name="Standard"><text:span text:style-name="Default_20_Paragraph_20_Font"><text:span text:style-name="T122">-</text:span></text:span><text:span text:style-name="Default_20_Paragraph_20_Font"><text:span text:style-name="T147">Orun </text:span></text:span><text:span text:style-name="Default_20_Paragraph_20_Font"><text:span text:style-name="T106">– People of the Far Ul that descended from Loss’kelvar pushed from the southern banks of Luazil millions of years ago. They developed inside the bowl of the world.</text:span></text:span></text:p>
      <text:p text:style-name="Standard"><text:span text:style-name="Default_20_Paragraph_20_Font"><text:span text:style-name="T122">-</text:span></text:span><text:span text:style-name="Default_20_Paragraph_20_Font"><text:span text:style-name="T146">Pikis</text:span></text:span></text:p>
      <text:p text:style-name="Standard"><text:span text:style-name="Default_20_Paragraph_20_Font"><text:span text:style-name="T146">-</text:span></text:span><text:span text:style-name="Default_20_Paragraph_20_Font"><text:span text:style-name="T159">Rajana</text:span></text:span></text:p>
      <text:p text:style-name="Standard"><text:span text:style-name="Default_20_Paragraph_20_Font"><text:span text:style-name="T159">-Ruksal</text:span></text:span></text:p>
      <text:p text:style-name="Standard"><text:span text:style-name="Default_20_Paragraph_20_Font"><text:span text:style-name="T122">-Rhovari </text:span></text:span><text:span text:style-name="Default_20_Paragraph_20_Font"><text:span text:style-name="T65">– The name given by Comenraan for those Okemenel that did not follow him. Comenraan <text:tab/>hunted the Rhovari, and many that could not hide were slain by his followers.</text:span></text:span></text:p>
      <text:p text:style-name="Standard"><text:span text:style-name="Default_20_Paragraph_20_Font"><text:span text:style-name="T122">-Rotasere </text:span></text:span><text:span text:style-name="Default_20_Paragraph_20_Font"><text:span text:style-name="T65">– The cursed followers of Rhach Nithos that betrayed the Forhos at Harenyast. <text:tab/><text:tab/><text:tab/><text:tab/>The Rotasere took the blood of Keleshe, and thus were undying like the Gurohtar.</text:span></text:span></text:p>
      <text:p text:style-name="P35"><text:span text:style-name="Default_20_Paragraph_20_Font"><text:span text:style-name="T142">-</text:span></text:span><text:span text:style-name="Default_20_Paragraph_20_Font"><text:span text:style-name="T148">Saj </text:span></text:span><text:span text:style-name="Default_20_Paragraph_20_Font"><text:span text:style-name="T107">– The title given to the champion of Daraya in Orun culture.</text:span></text:span></text:p>
      <text:p text:style-name="P35"><text:span text:style-name="Default_20_Paragraph_20_Font"><text:span text:style-name="T142">-Saxum-Sekami </text:span></text:span><text:span text:style-name="Default_20_Paragraph_20_Font"><text:span text:style-name="T100">– </text:span></text:span><text:span text:style-name="Default_20_Paragraph_20_Font"><text:span text:style-name="T101">A tribe of ancient astar, the Saxum-Sekami lived in the high eastern mountains.</text:span></text:span></text:p>
      <text:p text:style-name="P35"><text:span text:style-name="Default_20_Paragraph_20_Font"><text:span text:style-name="T157">-</text:span></text:span><text:span text:style-name="Default_20_Paragraph_20_Font"><text:span text:style-name="T159">Sevakath—</text:span></text:span><text:span text:style-name="Default_20_Paragraph_20_Font"><text:span text:style-name="T117">See “kosm”. This word, deriving from the phrase, “together with the gods”, is a variation of kosm that became more common in Tellinese culture by the 45</text:span></text:span><text:span text:style-name="Default_20_Paragraph_20_Font"><text:span text:style-name="T63">th</text:span></text:span><text:span text:style-name="Default_20_Paragraph_20_Font"><text:span text:style-name="T117"> millennium BBT.</text:span></text:span></text:p>
      <text:p text:style-name="P35"><text:span text:style-name="Default_20_Paragraph_20_Font"><text:span text:style-name="T157">-</text:span></text:span><text:span text:style-name="Default_20_Paragraph_20_Font"><text:span text:style-name="T158">Tellinese—</text:span></text:span></text:p>
      <text:p text:style-name="Standard"><text:span text:style-name="Default_20_Paragraph_20_Font"><text:span text:style-name="T122">-Tralonear </text:span></text:span><text:span text:style-name="Default_20_Paragraph_20_Font"><text:span text:style-name="T65">– The Tralonear were followers of Vantura Hylama and learned to master their shape <text:tab/>shifting to walk upon land once again.</text:span></text:span></text:p>
      <text:p text:style-name="P13">-Tuvem</text:p>
      <text:p text:style-name="P13">-<text:span text:style-name="T231">Ukshate</text:span></text:p>
      <text:p text:style-name="P13"><text:soft-page-break/>-<text:span text:style-name="T232">Usvar—</text:span><text:span text:style-name="T38">see “astar”. Usvar is the name the Tellinese people of the 45</text:span><text:span text:style-name="T62">th</text:span><text:span text:style-name="T38"> millennium BBT used for their race, deriving from, “people of the dawn”.</text:span></text:p>
      <text:p text:style-name="P13">-Vanar</text:p>
      <text:p text:style-name="P13">-Vanati</text:p>
      <text:p text:style-name="Standard"><text:span text:style-name="Default_20_Paragraph_20_Font"><text:span text:style-name="T122">-Vanhar </text:span></text:span><text:span text:style-name="Default_20_Paragraph_20_Font"><text:span text:style-name="T65">– The Vanhar were those Forhos who chose to live deep within the Haldarda and Morinuin during the time of Harenyast. Many of the Vanhar evaded murder by the Gurohtar.</text:span></text:span></text:p>
      <text:p text:style-name="P13">-Vanico</text:p>
      <text:p text:style-name="Standard"><text:span text:style-name="Default_20_Paragraph_20_Font"><text:span text:style-name="T122">-</text:span></text:span><text:span text:style-name="Default_20_Paragraph_20_Font"><text:span text:style-name="T156">Vraji – </text:span></text:span></text:p>
      <text:p text:style-name="Standard"><text:span text:style-name="Default_20_Paragraph_20_Font"><text:span text:style-name="T122">-Waith </text:span></text:span><text:span text:style-name="Default_20_Paragraph_20_Font"><text:span text:style-name="T65">– Those of the Far Ul to develop on Iniva . Waith held humanoid forms, and were the first beings to learn magic from Hera’roilya.</text:span></text:span></text:p>
      <text:p text:style-name="Standard"><text:span text:style-name="Default_20_Paragraph_20_Font"><text:span text:style-name="T122">-Waith Adas </text:span></text:span><text:span text:style-name="Default_20_Paragraph_20_Font"><text:span text:style-name="T65">– The Waith to follow Farriel and build a society upon Adasol. The Waith Adas <text:tab/><text:tab/><text:tab/>primarily lived in Haloras with Farriel and Renno. Those Waith Adas were slain when Finiel and <text:tab/><text:tab/>Vash Bash destroyed the city, and those few Waith Adas that lived in villages outside Haloras were <text:tab/><text:tab/>hunted and slain in the time after.</text:span></text:span></text:p>
      <text:p text:style-name="Standard"><text:span text:style-name="Default_20_Paragraph_20_Font"><text:span text:style-name="T122">-Waith Akh</text:span></text:span></text:p>
      <text:p text:style-name="Standard"><text:span text:style-name="Default_20_Paragraph_20_Font"><text:span text:style-name="T122">-Waith Ceat </text:span></text:span><text:span text:style-name="Default_20_Paragraph_20_Font"><text:span text:style-name="T65">– The Waith followers of Revion to build temples upon Au Buza. The Waith Ceat <text:tab/><text:tab/><text:tab/>remain still upon the plane of Au Buza, separated from the Material Plane by Revion.</text:span></text:span></text:p>
      <text:p text:style-name="Standard"><text:span text:style-name="Default_20_Paragraph_20_Font"><text:span text:style-name="T122">-Waith Lasi </text:span></text:span><text:span text:style-name="Default_20_Paragraph_20_Font"><text:span text:style-name="T65">– The denomination of Waith to leave Iniva during the Keles.</text:span></text:span></text:p>
      <text:p text:style-name="Standard"><text:span text:style-name="Default_20_Paragraph_20_Font"><text:span text:style-name="T122">-Waith Luan </text:span></text:span><text:span text:style-name="Default_20_Paragraph_20_Font"><text:span text:style-name="T65">– Those Waith to follow Castion and Rosiell to the west. They landed upon Luazil <text:tab/><text:tab/>and its islands.</text:span></text:span></text:p>
      <text:p text:style-name="Standard"><text:span text:style-name="Default_20_Paragraph_20_Font"><text:span text:style-name="T122">-Waith Lung </text:span></text:span><text:span text:style-name="Default_20_Paragraph_20_Font"><text:span text:style-name="T65">– The Waith followers of Nestadis that landed on the western part of the ring of <text:tab/><text:tab/><text:tab/>Perakor. The Waith Lung were rural and nomadic peoples, and many answered the call for aid by <text:tab/><text:tab/>Eres during the Ope Lupei. Those Waith Lung perished in the battle or were swallowed by <text:tab/><text:tab/><text:tab/><text:tab/>Andolem.</text:span></text:span></text:p>
      <text:p text:style-name="Standard"><text:span text:style-name="Default_20_Paragraph_20_Font"><text:span text:style-name="T122">-Waith Rhun </text:span></text:span><text:span text:style-name="Default_20_Paragraph_20_Font"><text:span text:style-name="T65">– Those Waith followers of Guire and Selor. The Waith Rhun settled across the <text:tab/><text:tab/><text:tab/>continent of Rhunendor, but many lived within the shining city of Rinadure.</text:span></text:span></text:p>
      <text:p text:style-name="Standard"><text:span text:style-name="Default_20_Paragraph_20_Font"><text:span text:style-name="T122">-Waith Uso </text:span></text:span><text:span text:style-name="Default_20_Paragraph_20_Font"><text:span text:style-name="T65">– The followers of Saeronder the Gentle, the Waith Uso settled in the land of Lunima. <text:s/><text:tab/><text:tab/>The Waith Uso refused the magic of Eres and the light of Taregil. Many perished in the Usada.</text:span></text:span></text:p>
      <text:p text:style-name="Standard"><text:span text:style-name="Default_20_Paragraph_20_Font"><text:span text:style-name="T122">-Waith Vedea </text:span></text:span><text:span text:style-name="Default_20_Paragraph_20_Font"><text:span text:style-name="T65">– The Waith Vedea were the Waith that remained forever upon Iniva. The Waith Vedea <text:tab/>were broken into warring clans at first, but the coming of Eres united them. Iniva grew into the city <text:tab/>Uruzil, and the Waith Vedea thrived under the rule of Eres. Those few Waith Vedea that did not perish <text:tab/>in the Ope Lupei were swallowed into Andolem.</text:span></text:span></text:p>
      <text:p text:style-name="Standard"><text:span text:style-name="Default_20_Paragraph_20_Font"><text:span text:style-name="T122">-</text:span></text:span><text:span text:style-name="Default_20_Paragraph_20_Font"><text:span text:style-name="T153">Wonak </text:span></text:span><text:span text:style-name="Default_20_Paragraph_20_Font"><text:span text:style-name="T112">– The council of Yan and Agabara Yan that interpret the divine decrees of the Akobi in traditional Orun culture. The Wonak is also responsible for locating and choosing the Akobi during the years between Elder Passages.</text:span></text:span></text:p>
      <text:p text:style-name="P13"/>
      <text:p text:style-name="P11"/>
      <text:p text:style-name="P37">Objects / Things</text:p>
      <text:p text:style-name="Standard"><text:span text:style-name="Default_20_Paragraph_20_Font"><text:span text:style-name="T122">-Anariima </text:span></text:span><text:span text:style-name="Default_20_Paragraph_20_Font"><text:span text:style-name="T65">– The star-like objects pulled from the bowl of the universe by Guire, Selor, and Revion. The Anariima are possibly the most powerful artifacts on the Material Plane, and each have unique properties.</text:span></text:span></text:p>
      <text:p text:style-name="Standard"><text:span text:style-name="Default_20_Paragraph_20_Font"><text:span text:style-name="T122"><text:tab/>-Andolem </text:span></text:span><text:span text:style-name="Default_20_Paragraph_20_Font"><text:span text:style-name="T65">– “The Fifth Door.” <text:s/>Andolem was created by Eres and Ralun in their desperate state as Vash <text:tab/>Bash and Comenraan fell upon Uruzil. <text:s/>Andolem, different from the other Anariima, is dark and <text:tab/>hungry. Andolem grew to engulf the world and was ripped from the Material Plane by Hera’roilya. <text:tab/>Andolem is the devouring star.</text:span></text:span></text:p>
      <text:p text:style-name="Standard"><text:span text:style-name="Default_20_Paragraph_20_Font"><text:span text:style-name="T122"><text:tab/>-Arangil </text:span></text:span><text:span text:style-name="Default_20_Paragraph_20_Font"><text:span text:style-name="T65">– “King of the Stars,” Arangil was held long by Ralun in Rinadure. Arangil was thrown into <text:tab/>the sky by Ralun after the fall of Haloras. This is the star of spacial resonance. The world is Arangil’s <text:tab/>sandbox, mountains like sand and forests like gardens.</text:span></text:span></text:p>
      <text:p text:style-name="P13"><text:tab/><text:tab/>-Indofi</text:p>
      <text:p text:style-name="P13"><text:tab/><text:tab/>-Inehn</text:p>
      <text:p text:style-name="P13"><text:tab/><text:tab/>-Maril</text:p>
      <text:p text:style-name="P13"><text:tab/><text:tab/>-The Vanvata</text:p>
      <text:p text:style-name="Standard"><text:span text:style-name="Default_20_Paragraph_20_Font"><text:span text:style-name="T122"><text:tab/>-Corilya </text:span></text:span><text:span text:style-name="Default_20_Paragraph_20_Font"><text:span text:style-name="T65">– This star resonates the soul. Internal conflicts and powers, beliefs and raw existence are <text:tab/>bolstered by Corilya. Those that bear Corilya stand before all others, for it is “The Leader.” Corilya is <text:tab/>the maker of heroes and villains, the writer of tales and legends.</text:span></text:span></text:p>
      <text:p text:style-name="Standard"><text:span text:style-name="Default_20_Paragraph_20_Font"><text:span text:style-name="T122"><text:tab/><text:tab/>-Alca </text:span></text:span><text:span text:style-name="Default_20_Paragraph_20_Font"><text:span text:style-name="T65">– The legendary short sword forged by Arndulin Nuragon, Alca shines brighter and grows <text:tab/><text:tab/>sharper with each successful strike of its bearer. Alca feeds of its bearers confidence. Alca was used by <text:tab/><text:tab/>Carelwen the Swift in the ancient times, and the blade was laid within her sepulcher at Luth Lirill.</text:span></text:span></text:p>
      <text:p text:style-name="Standard"><text:span text:style-name="Default_20_Paragraph_20_Font"><text:span text:style-name="T122"><text:tab/><text:tab/>-Glosalagos </text:span></text:span><text:span text:style-name="Default_20_Paragraph_20_Font"><text:span text:style-name="T65">– “The Snow-white Storm,” Glosalagos was forged by Arndulin Nuragon and Aluru <text:tab/><text:tab/>the Forge Master. Glosalagos was the blade of Vantura Hylama, and it freezes the blood of those it <text:tab/><text:tab/>strikes. Glosalagos rests with Vantura Hylama in the dead forge Histamin.</text:span></text:span></text:p>
      <text:p text:style-name="Standard"><text:span text:style-name="Default_20_Paragraph_20_Font"><text:span text:style-name="T122"><text:tab/><text:tab/>-Lasafen </text:span></text:span><text:span text:style-name="Default_20_Paragraph_20_Font"><text:span text:style-name="T65">– The most horrible creation of Arndulin Nuragon, Lasafen destroys the soul of those it <text:tab/><text:tab/>strikes. Lasafen was taken by Finiel after Arndulin’s death.</text:span></text:span></text:p>
      <text:p text:style-name="Standard"><text:span text:style-name="Default_20_Paragraph_20_Font"><text:span text:style-name="T122"><text:tab/><text:tab/>-Ramalin </text:span></text:span><text:span text:style-name="Default_20_Paragraph_20_Font"><text:span text:style-name="T65">– The mighty broadsword wielded by Tilmore the Tower, Ramalin shapes the light of <text:tab/><text:tab/>Corilya, and its blade exists at all times within Corilya and the Material Plane. The blade was taken <text:tab/><text:tab/>from the corpse of Tilmore the Tower and corrupted by Vash Bash.</text:span></text:span></text:p>
      <text:p text:style-name="Standard"><text:span text:style-name="Default_20_Paragraph_20_Font"><text:span text:style-name="T122"><text:tab/><text:tab/>-Ramalin Arpohda </text:span></text:span><text:span text:style-name="Default_20_Paragraph_20_Font"><text:span text:style-name="T65">– A vile creation of Vash Bash, Ramalin Arpohda is inset with cords of Corilya <text:tab/><text:tab/>and Onsinta. Ramalin Arpohda is the “Thief Blade,” for it steals all belief from those it slays.</text:span></text:span></text:p>
      <text:p text:style-name="Standard"><text:span text:style-name="Default_20_Paragraph_20_Font"><text:span text:style-name="T122"><text:tab/>-Onsinta </text:span></text:span><text:span text:style-name="Default_20_Paragraph_20_Font"><text:span text:style-name="T65">– The sister star of Corilya, Onsinta resonates influence, effects, and the external persona. <text:tab/>Onsinta is known as “The Teacher,” for those that bear it find themselves easily able to sway and <text:tab/>influence others.</text:span></text:span></text:p>
      <text:p text:style-name="Standard"><text:span text:style-name="Default_20_Paragraph_20_Font"><text:span text:style-name="T122"><text:tab/><text:tab/>-Avcolla </text:span></text:span><text:span text:style-name="Default_20_Paragraph_20_Font"><text:span text:style-name="T65">– The “Vanishing Cloak,” Avcolla eliminates all outward presence of the wearer. Avcolla is worn by Uygun</text:span></text:span></text:p>
      <text:p text:style-name="Standard"><text:span text:style-name="Default_20_Paragraph_20_Font"><text:span text:style-name="T122"><text:tab/>-Taregil </text:span></text:span><text:span text:style-name="Default_20_Paragraph_20_Font"><text:span text:style-name="T65">– Partner to Arangil, Taregil is the “Queen of Stars.” Taregil exists outside of time, and the <text:tab/>bearer of Taregil feels time like a river around them, and all things that ever were and all things that <text:tab/>ever could be are at their grasp.</text:span></text:span></text:p>
      <text:p text:style-name="Standard"><text:span text:style-name="Default_20_Paragraph_20_Font"><text:span text:style-name="T65"><text:tab/><text:tab/></text:span></text:span><text:span text:style-name="Default_20_Paragraph_20_Font"><text:span text:style-name="T122">-</text:span></text:span><text:span text:style-name="Default_20_Paragraph_20_Font"><text:span text:style-name="T149">Traveling Amulet</text:span></text:span></text:p>
      <text:p text:style-name="Standard"><text:span text:style-name="Default_20_Paragraph_20_Font"><text:span text:style-name="T149"><text:tab/><text:tab/>-Resurrection Sphere</text:span></text:span></text:p>
      <text:p text:style-name="Standard"><text:span text:style-name="Default_20_Paragraph_20_Font"><text:span text:style-name="T149"><text:tab/><text:tab/>-Chalice of Life</text:span></text:span></text:p>
      <text:p text:style-name="P13">-Atarisil</text:p>
      <text:p text:style-name="P13">-Cel</text:p>
      <text:p text:style-name="Standard"><text:span text:style-name="Default_20_Paragraph_20_Font"><text:span text:style-name="T122">-Celcerul </text:span></text:span><text:span text:style-name="Default_20_Paragraph_20_Font"><text:span text:style-name="T65">– The Waithi name for the blue moon.</text:span></text:span></text:p>
      <text:p text:style-name="Standard"><text:soft-page-break/><text:span text:style-name="Default_20_Paragraph_20_Font"><text:span text:style-name="T122">-Celegros </text:span></text:span><text:span text:style-name="Default_20_Paragraph_20_Font"><text:span text:style-name="T65">– The Waithi name for the red moon. Celegros was pulled from the sky by Guire and Selor to imprison Hera’roilya. Celegros was the doorway to the afterlife of the Loss’kelvar, and when it was taken from the sky the Loss’kelvar were unable to die. Celegros was released by Eres, but in the next moments it was split into four shards by Finiel and Corilya.</text:span></text:span></text:p>
      <text:p text:style-name="Standard"><text:span text:style-name="Default_20_Paragraph_20_Font"><text:span text:style-name="T122">-Enyalis </text:span></text:span><text:span text:style-name="Default_20_Paragraph_20_Font"><text:span text:style-name="T65">– The ship crafted by Arndulin Nuragon, Enyalis is a memory of the silver flowers of Lina Celefin. Enyalis is the finest ship to ever be created, and has many magical properties.</text:span></text:span></text:p>
      <text:p text:style-name="P13">-Fealimil</text:p>
      <text:p text:style-name="P13">-<text:span text:style-name="T48">Hammer of Leithan</text:span></text:p>
      <text:p text:style-name="P13">-Imasteri</text:p>
      <text:p text:style-name="P13">-Indofi</text:p>
      <text:p text:style-name="P13">-Kentilia</text:p>
      <text:p text:style-name="P13">-Kentilian Scriptures</text:p>
      <text:p text:style-name="P13">-Maril</text:p>
      <text:p text:style-name="P13">-Risilus</text:p>
      <text:p text:style-name="Standard"><text:span text:style-name="Default_20_Paragraph_20_Font"><text:span text:style-name="T122">-</text:span></text:span><text:span text:style-name="Default_20_Paragraph_20_Font"><text:span text:style-name="T150">Seon –</text:span></text:span><text:span text:style-name="Default_20_Paragraph_20_Font"><text:span text:style-name="T108"> A traditional Orun coin.</text:span></text:span></text:p>
      <text:p text:style-name="Standard"><text:span text:style-name="Default_20_Paragraph_20_Font"><text:span text:style-name="T150">-</text:span></text:span><text:span text:style-name="Default_20_Paragraph_20_Font"><text:span text:style-name="T160">Spunand Zaruri</text:span></text:span></text:p>
      <text:p text:style-name="Standard"><text:span text:style-name="Default_20_Paragraph_20_Font"><text:span text:style-name="T122">-Vahalis </text:span></text:span><text:span text:style-name="Default_20_Paragraph_20_Font"><text:span text:style-name="T65">– The Vahalis is the song of the Waith, passed to the Astar by Guire. The Vahalis tells the story of the ancient times.</text:span></text:span></text:p>
      <text:p text:style-name="Standard"><text:span text:style-name="Default_20_Paragraph_20_Font"><text:span text:style-name="T122">-Yvari </text:span></text:span><text:span text:style-name="Default_20_Paragraph_20_Font"><text:span text:style-name="T65">– The “World Storm,” Yvari was created by Revion, Guire, and Selor to protect Au Buza. After the spilling of the universe, Yvari remains around the rift to Au Buza.</text:span></text:span></text:p>
      <text:p text:style-name="P13"/>
      <text:p text:style-name="P11"/>
      <text:p text:style-name="P37">Events</text:p>
      <text:p text:style-name="Standard"><text:span text:style-name="T122">-</text:span><text:span text:style-name="T155">Aarin </text:span><text:span text:style-name="T114">– The second ritual in the traditional Orun Elder passage, where the Akobi is masked by the Alagidi and becomes Ohun.</text:span></text:p>
      <text:p text:style-name="P13">-Atanosta</text:p>
      <text:p text:style-name="Standard"><text:span text:style-name="Default_20_Paragraph_20_Font"><text:span text:style-name="T122">-</text:span></text:span><text:span text:style-name="Default_20_Paragraph_20_Font"><text:span text:style-name="T151">Daraya –</text:span></text:span><text:span text:style-name="Default_20_Paragraph_20_Font"><text:span text:style-name="T109"> The Games of classical Orun culture, a centennial event that spans all four major regions of the Orun society.</text:span></text:span></text:p>
      <text:p text:style-name="Standard"><text:span text:style-name="Default_20_Paragraph_20_Font"><text:span text:style-name="T122">-Keles </text:span></text:span><text:span text:style-name="Default_20_Paragraph_20_Font"><text:span text:style-name="T65">– Keles marks the leaving of the Waith Lasi from Iniva, led by the powerful figures of </text:span></text:span><text:span text:style-name="Default_20_Paragraph_20_Font"><text:span text:style-name="T197">Guire</text:span></text:span><text:span text:style-name="Default_20_Paragraph_20_Font"><text:span text:style-name="T65">, Selor, Nestadis, Saeronder the Gentle, Farriel, and Revion.</text:span></text:span></text:p>
      <text:p text:style-name="Standard"><text:span text:style-name="Default_20_Paragraph_20_Font"><text:span text:style-name="T122">-</text:span></text:span><text:span text:style-name="Default_20_Paragraph_20_Font"><text:span text:style-name="T154">Kokon –</text:span></text:span><text:span text:style-name="Default_20_Paragraph_20_Font"><text:span text:style-name="T113"> The first ritual of the traditional Orun Elder Passage, marking the Wonak’s choice of a new Akobi. After the Kokon, the young Akobi is mentored by the Alagidi.</text:span></text:span></text:p>
      <text:p text:style-name="Standard"><text:span text:style-name="Default_20_Paragraph_20_Font"><text:span text:style-name="T122">-</text:span></text:span><text:span text:style-name="Default_20_Paragraph_20_Font"><text:span text:style-name="T154">Elder Passage –</text:span></text:span><text:span text:style-name="Default_20_Paragraph_20_Font"><text:span text:style-name="T113"> The cycle of rule in the traditional Orun Ebo system. The Elder Passage is broken into three rituals marking the lifetime of the ruler, the Akobi: first is the Kokon ritual, where the new Akobi is chosen by the Wonak; second is the Aarin ritual, where the Akobi is masked by the Alagidi and becomes Ohun; third and finally is the Kehin ritual, when the Akobi dies and the Elder Passage restarts.</text:span></text:span></text:p>
      <text:p text:style-name="Standard"><text:span text:style-name="Default_20_Paragraph_20_Font"><text:span text:style-name="T122">-Ezasis </text:span></text:span><text:span text:style-name="Default_20_Paragraph_20_Font"><text:span text:style-name="T65">– The sacking of Glinoras by Bash and the Gurohtar.</text:span></text:span></text:p>
      <text:p text:style-name="Standard"><text:span text:style-name="Default_20_Paragraph_20_Font"><text:span text:style-name="T122">-</text:span></text:span><text:span text:style-name="Default_20_Paragraph_20_Font"><text:span text:style-name="T155">Kehin </text:span></text:span><text:span text:style-name="Default_20_Paragraph_20_Font"><text:span text:style-name="T114">– The final ritual of the traditional Orun Elder Passage, marking the death of the Akobi.</text:span></text:span></text:p>
      <text:p text:style-name="Standard"><text:span text:style-name="Default_20_Paragraph_20_Font"><text:span text:style-name="T122">-Lupa Mare </text:span></text:span><text:span text:style-name="Default_20_Paragraph_20_Font"><text:span text:style-name="T65">– The Waithi name for the war against the Gurohtar in Luazil.</text:span></text:span></text:p>
      <text:p text:style-name="Standard"><text:span text:style-name="Default_20_Paragraph_20_Font"><text:span text:style-name="T122">-Lupa Razuna </text:span></text:span><text:span text:style-name="Default_20_Paragraph_20_Font"><text:span text:style-name="T65">– The battle to retake Glinoras from the Gurohtar, Lupa Razuna allowed the Forhos to capture Corilya and Finiel from Bash.</text:span></text:span></text:p>
      <text:p text:style-name="P13">-Omen Umbar</text:p>
      <text:p text:style-name="Standard"><text:span text:style-name="Default_20_Paragraph_20_Font"><text:span text:style-name="T122">-Ora Lupei </text:span></text:span><text:span text:style-name="Default_20_Paragraph_20_Font"><text:span text:style-name="T65">– “The Time of Battle,” Ora Lupei is the name for the generations of battle for Uruzil upon Iniva. The Ora Lupei ended when Eres released Celegros and the Andolem swallowed the world.</text:span></text:span></text:p>
      <text:p text:style-name="P13">-Rasestani</text:p>
      <text:p text:style-name="Standard_20__28_user_29_"><text:span text:style-name="Default_20_Paragraph_20_Font"><text:span text:style-name="T122">-Sa’Kurtha </text:span></text:span><text:span text:style-name="Default_20_Paragraph_20_Font"><text:span text:style-name="T65">– “The Theft of Our Deaths,” the Loss’kelvar word for the loss of Celegros from the sky. With the Sa’Kurtha, the Loss’kelvar could not find the sanctity of death. This begins their hatred of the Waith and of magic.</text:span></text:span></text:p>
      <text:p text:style-name="P13">-<text:span text:style-name="T203">Subu Sinu </text:span><text:span text:style-name="T15">– See “Usada”. The Orun name for the disaster, literally meaning “Falling of the Sky.”</text:span></text:p>
      <text:p text:style-name="P13">-Thoryollo</text:p>
      <text:p text:style-name="Standard"><text:span text:style-name="Default_20_Paragraph_20_Font"><text:span text:style-name="T122">-Usada </text:span></text:span><text:span text:style-name="Default_20_Paragraph_20_Font"><text:span text:style-name="T65">– “The Doom.” The awakening of Hera’roba, the Usada is the Waithi name for the global fire storms, </text:span></text:span><text:span text:style-name="Default_20_Paragraph_20_Font"><text:span text:style-name="T195">earthquakes, and general natural disasters</text:span></text:span><text:span text:style-name="Default_20_Paragraph_20_Font"><text:span text:style-name="T65"> caused after the end of the Ora Lupei.</text:span></text:span></text:p>
      <text:p text:style-name="Standard"><text:span text:style-name="Default_20_Paragraph_20_Font"><text:span text:style-name="T122">-Valcone </text:span></text:span><text:span text:style-name="Default_20_Paragraph_20_Font"><text:span text:style-name="T65">– The imprisoning of Hera’roilya.</text:span></text:span></text:p>
      <text:p text:style-name="P13">-Yenesta</text:p>
      <text:p text:style-name="P13"/>
      <text:p text:style-name="P11"/>
      <text:p text:style-name="P37">Pantheons</text:p>
      <text:p text:style-name="Standard"><text:span text:style-name="Default_20_Paragraph_20_Font"><text:span text:style-name="T122">-Following of Keleshe </text:span></text:span><text:span text:style-name="Default_20_Paragraph_20_Font"><text:span text:style-name="T65">– The central belief of the following of Keleshe is that the twin moons of the world are the eyes of the heavenly goddess Keleshe. The blue moon is the window from Keleshe, the red is a doorway into the heavenly realm. Not any can enter Keleshe, for only those with proper blood hold the key to the Red Gate.</text:span></text:span></text:p>
      <text:p text:style-name="P13"><text:tab/>Personalities</text:p>
      <text:p text:style-name="Standard"><text:span text:style-name="Default_20_Paragraph_20_Font"><text:span text:style-name="T122"><text:tab/>-Agash’Kelesh </text:span></text:span><text:span text:style-name="Default_20_Paragraph_20_Font"><text:span text:style-name="T65">– The doorway into Keleshe, the red moon.</text:span></text:span></text:p>
      <text:p text:style-name="Standard"><text:span text:style-name="Default_20_Paragraph_20_Font"><text:span text:style-name="T122"><text:tab/>-Rikshe’Kelesh </text:span></text:span><text:span text:style-name="Default_20_Paragraph_20_Font"><text:span text:style-name="T65">– The window from Keleshe, the blue moon.</text:span></text:span></text:p>
      <text:p text:style-name="P13"><text:tab/>Locations</text:p>
      <text:p text:style-name="Standard"><text:span text:style-name="Default_20_Paragraph_20_Font"><text:span text:style-name="T122"><text:tab/>-Keleshe </text:span></text:span><text:span text:style-name="Default_20_Paragraph_20_Font"><text:span text:style-name="T65">– The heavenly realm of the goddess of the same name.</text:span></text:span></text:p>
      <text:p text:style-name="P13"><text:tab/>Groups</text:p>
      <text:p text:style-name="P13"><text:tab/>Objects</text:p>
      <text:p text:style-name="Standard"><text:span text:style-name="Default_20_Paragraph_20_Font"><text:span text:style-name="T122">-Faith of Comenraan </text:span></text:span><text:span text:style-name="Default_20_Paragraph_20_Font"><text:span text:style-name="T65">– An ancient belief centered around the god-being Comenraan. This faith holds the Comenraan is the all-powerful being of the world, the creator and destroyer.</text:span></text:span></text:p>
      <text:p text:style-name="P13"><text:tab/>Personalities</text:p>
      <text:p text:style-name="Standard"><text:span text:style-name="Default_20_Paragraph_20_Font"><text:span text:style-name="T122"><text:tab/>-Comenraan </text:span></text:span><text:span text:style-name="Default_20_Paragraph_20_Font"><text:span text:style-name="T65">– The single god, the mightiest being of this faith. Comenraan existed physically upon <text:tab/>the world in the ancient times but was taken into Celegros during the finale of the Ora Lupei and split <text:tab/>into four pieces.</text:span></text:span></text:p>
      <text:p text:style-name="P13"><text:tab/>Locations</text:p>
      <text:p text:style-name="Standard"><text:span text:style-name="Default_20_Paragraph_20_Font"><text:span text:style-name="T122"><text:tab/>-The Grove of Comenraan </text:span></text:span><text:span text:style-name="Default_20_Paragraph_20_Font"><text:span text:style-name="T65">– The holiest and most powerful place in the Faith of Comenraan, the <text:tab/>Grove is the home of Comenraan himself. Below the Grove is a massive complex of tunnels and caverns <text:tab/>carved by Comenraan as a home for his followers.</text:span></text:span></text:p>
      <text:p text:style-name="P13"><text:tab/>Groups</text:p>
      <text:p text:style-name="P13"><text:tab/>Objects</text:p>
      <text:p text:style-name="P13">-<text:span text:style-name="T1">Faith</text:span> of Ilie</text:p>
      <text:p text:style-name="P17"><text:tab/>-<text:span text:style-name="T1">Of the first Astar</text:span></text:p>
      <text:p text:style-name="P17"><text:tab/><text:tab/>Personalities</text:p>
      <text:p text:style-name="P17"><text:tab/><text:tab/>Locations</text:p>
      <text:p text:style-name="P17"><text:tab/><text:tab/>Groups</text:p>
      <text:p text:style-name="P1"><text:span text:style-name="Default_20_Paragraph_20_Font"><text:span text:style-name="T65"><text:tab/><text:tab/>Objects</text:span></text:span></text:p>
      <text:p text:style-name="P17"><text:tab/>-<text:span text:style-name="T1">Of the Astar Nomeni</text:span></text:p>
      <text:p text:style-name="P34"><text:tab/>Personalities</text:p>
      <text:p text:style-name="P33"><text:span text:style-name="Default_20_Paragraph_20_Font"><text:span text:style-name="T122"><text:tab/>-Amilie </text:span></text:span><text:span text:style-name="Default_20_Paragraph_20_Font"><text:span text:style-name="T65">– “Mother”, the name given to Liliath in place of her true, holy, name. Amilie is <text:tab/>symbolized <text:tab/>by a seven-pointed star, a testament to her feat of pulling the stars to Nuinen.</text:span></text:span></text:p>
      <text:p text:style-name="P33"><text:span text:style-name="Default_20_Paragraph_20_Font"><text:span text:style-name="T65"><text:tab/></text:span></text:span><text:span text:style-name="Default_20_Paragraph_20_Font"><text:span text:style-name="T122">- Vanemer </text:span></text:span><text:span text:style-name="Default_20_Paragraph_20_Font"><text:span text:style-name="T65">– “Shepherd”, the name given to Mallorn in place of his true, holy name. Vanemer is <text:tab/>symbolized by a bridge, as he is the bridge between the afterlife and the living.</text:span></text:span></text:p>
      <text:p text:style-name="P34"><text:tab/>Locations</text:p>
      <text:p text:style-name="P34"><text:tab/>Groups</text:p>
      <text:p text:style-name="P34"><text:tab/>Objects</text:p>
      <text:p text:style-name="P34">-In Perakor</text:p>
      <text:p text:style-name="P13"><text:tab/><text:tab/>Personalities</text:p>
      <text:p text:style-name="P33"><text:span text:style-name="Default_20_Paragraph_20_Font"><text:span text:style-name="T122"><text:tab/>-Amilie </text:span></text:span><text:span text:style-name="Default_20_Paragraph_20_Font"><text:span text:style-name="T65">– “Mother”, the name given to Liliath in place of her true, holy, name. Amilie is <text:tab/>symbolized <text:tab/>by a seven-pointed star, a testament to her feat of pulling the stars to Nuinen.</text:span></text:span></text:p>
      <text:p text:style-name="P34"><text:tab/>Locations</text:p>
      <text:p text:style-name="P34"><text:tab/>Groups</text:p>
      <text:p text:style-name="P13"><text:tab/><text:tab/>Objects</text:p>
      <text:p text:style-name="P37">Political Personalities</text:p>
      <text:p text:style-name="Standard"><text:span text:style-name="Default_20_Paragraph_20_Font"><text:span text:style-name="T122">-</text:span></text:span><text:span text:style-name="Default_20_Paragraph_20_Font"><text:span text:style-name="T140">Ebo </text:span></text:span><text:span text:style-name="Default_20_Paragraph_20_Font"><text:span text:style-name="T99">– “</text:span></text:span><text:span text:style-name="Default_20_Paragraph_20_Font"><text:span text:style-name="T110">Offering.” </text:span></text:span><text:span text:style-name="Default_20_Paragraph_20_Font"><text:span text:style-name="T99">The social, political, economic, and cultural system by which traditional Orun society operates.</text:span></text:span></text:p>
      <text:p text:style-name="P6"><text:span text:style-name="Default_20_Paragraph_20_Font"><text:span text:style-name="T99"><text:tab/></text:span></text:span><text:span text:style-name="Default_20_Paragraph_20_Font"><text:span text:style-name="T140">Years Active </text:span></text:span><text:span text:style-name="Default_20_Paragraph_20_Font"><text:span text:style-name="T99">– </text:span></text:span></text:p>
      <text:p text:style-name="P6"><text:span text:style-name="Default_20_Paragraph_20_Font"><text:span text:style-name="T122"><text:tab/>Organization </text:span></text:span><text:span text:style-name="Default_20_Paragraph_20_Font"><text:span text:style-name="T65">– </text:span></text:span><text:span text:style-name="Default_20_Paragraph_20_Font"><text:span text:style-name="T196">Within the Ebo system, Orun society is divided into a number of social classes:</text:span></text:span></text:p>
      <text:p text:style-name="P6"><text:span text:style-name="Default_20_Paragraph_20_Font"><text:span text:style-name="T196"><text:tab/><text:tab/></text:span></text:span><text:span text:style-name="Default_20_Paragraph_20_Font"><text:span text:style-name="T152">-Eto </text:span></text:span><text:span text:style-name="Default_20_Paragraph_20_Font"><text:span text:style-name="T111">– The lowest class, occupied by the Kekere thralls in Nla society. The Kekere of Yaltali are not <text:tab/><text:tab/>necessarily in the Eto class.</text:span></text:span></text:p>
      <text:p text:style-name="P6"><text:span text:style-name="Default_20_Paragraph_20_Font"><text:span text:style-name="T122"><text:tab/>Noted Personalities </text:span></text:span><text:span text:style-name="Default_20_Paragraph_20_Font"><text:span text:style-name="T65">– </text:span></text:span></text:p>
      <text:p text:style-name="Standard"><text:span text:style-name="Default_20_Paragraph_20_Font"><text:span text:style-name="T122">-Taimuman </text:span></text:span><text:span text:style-name="Default_20_Paragraph_20_Font"><text:span text:style-name="T65">– The name for the clans of Loss’kelvar united under Vash Bash. The Taimuman existed almost solely during the Ora Lupei and disappeared after Vash Bash and his Gurohtar were swallowed into the Andolem.</text:span></text:span></text:p>
      <text:p text:style-name="Standard"><text:span text:style-name="Default_20_Paragraph_20_Font"><text:span text:style-name="T122"><text:tab/>Years Active </text:span></text:span><text:span text:style-name="Default_20_Paragraph_20_Font"><text:span text:style-name="T65">– 78,500 – 73,000</text:span></text:span></text:p>
      <text:p text:style-name="Standard"><text:span text:style-name="Default_20_Paragraph_20_Font"><text:span text:style-name="T122"><text:tab/>Organization </text:span></text:span><text:span text:style-name="Default_20_Paragraph_20_Font"><text:span text:style-name="T65">– United Clans under a single clan chief. The clans operated independently, but answered <text:tab/>to the high chief. The high chief was chosen through religious, combative, or general power reasons.</text:span></text:span></text:p>
      <text:p text:style-name="Standard"><text:span text:style-name="Default_20_Paragraph_20_Font"><text:span text:style-name="T122"><text:tab/>Noted Personalities </text:span></text:span><text:span text:style-name="Default_20_Paragraph_20_Font"><text:span text:style-name="T65">– Vash Bash, creator of the Taimuman Clans.</text:span></text:span></text:p>
      <text:p text:style-name="P32"><text:span text:style-name="Default_20_Paragraph_20_Font"><text:span text:style-name="T162">Awonolor</text:span></text:span><text:span text:style-name="Default_20_Paragraph_20_Font"><text:span text:style-name="T120"> – The first Orun civilization state.</text:span></text:span></text:p>
      <text:p text:style-name="Standard"><text:span text:style-name="Default_20_Paragraph_20_Font"><text:span text:style-name="T65"/></text:span></text:p>
      <text:p text:style-name="P13">-Callic State</text:p>
      <text:p text:style-name="P13"><text:tab/>Years Active</text:p>
      <text:p text:style-name="P13"><text:tab/>Organization</text:p>
      <text:p text:style-name="P13"><text:tab/>-Arato<text:tab/></text:p>
      <text:p text:style-name="P13"><text:tab/><text:tab/>-Ruiwen</text:p>
      <text:p text:style-name="P13"><text:tab/>-Callo</text:p>
      <text:p text:style-name="P13"><text:tab/>-Canyara</text:p>
      <text:p text:style-name="P13"><text:tab/>-Maron</text:p>
      <text:p text:style-name="P13"><text:tab/><text:tab/>-Arato</text:p>
      <text:p text:style-name="P13"><text:tab/>Noted Personalities</text:p>
      <text:p text:style-name="P13"/>
      <text:p text:style-name="P13">TEMPLATES:</text:p>
      <text:p text:style-name="P13"/>
      <text:p text:style-name="P13">Personalities</text:p>
      <text:p text:style-name="P13">Locations</text:p>
      <text:p text:style-name="P13">Groups</text:p>
      <text:p text:style-name="Standard"><text:span text:style-name="Default_20_Paragraph_20_Font"><text:span text:style-name="T122">Object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EB Garamond 08" svg:font-family="'EB Garamond 08'"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8-12-15T23:39:00Z</meta:creation-date>
    <dc:date>2021-04-11T20:58:04.654027575</dc:date>
    <meta:editing-cycles>123</meta:editing-cycles>
    <meta:editing-duration>P8DT17H47M10S</meta:editing-duration>
    <meta:document-statistic meta:table-count="0" meta:image-count="0" meta:object-count="0" meta:page-count="21" meta:paragraph-count="462" meta:word-count="9052" meta:character-count="53222" meta:non-whitespace-character-count="44113"/>
    <meta:template xlink:type="simple" xlink:actuate="onRequest" xlink:title="" xlink:href="Normal"/>
  </office:meta>
</office:document-meta>
</file>